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55mm"/>
    </style:style>
    <style:style style:name="co2" style:family="table-column">
      <style:table-column-properties fo:break-before="auto" style:column-width="33.39mm"/>
    </style:style>
    <style:style style:name="co3" style:family="table-column">
      <style:table-column-properties fo:break-before="auto" style:column-width="21.2mm"/>
    </style:style>
    <style:style style:name="co4" style:family="table-column">
      <style:table-column-properties fo:break-before="auto" style:column-width="22.79mm"/>
    </style:style>
    <style:style style:name="co5" style:family="table-column">
      <style:table-column-properties fo:break-before="auto" style:column-width="23.85mm"/>
    </style:style>
    <style:style style:name="co6" style:family="table-column">
      <style:table-column-properties fo:break-before="auto" style:column-width="14.59mm"/>
    </style:style>
    <style:style style:name="co7" style:family="table-column">
      <style:table-column-properties fo:break-before="auto" style:column-width="21.73mm"/>
    </style:style>
    <style:style style:name="co8" style:family="table-column">
      <style:table-column-properties fo:break-before="auto" style:column-width="43.73mm"/>
    </style:style>
    <style:style style:name="co9" style:family="table-column">
      <style:table-column-properties fo:break-before="auto" style:column-width="19.61mm"/>
    </style:style>
    <style:style style:name="co10" style:family="table-column">
      <style:table-column-properties fo:break-before="auto" style:column-width="12.52mm"/>
    </style:style>
    <style:style style:name="co11" style:family="table-column">
      <style:table-column-properties fo:break-before="auto" style:column-width="41.87mm"/>
    </style:style>
    <style:style style:name="co12" style:family="table-column">
      <style:table-column-properties fo:break-before="auto" style:column-width="20mm"/>
    </style:style>
    <style:style style:name="co13" style:family="table-column">
      <style:table-column-properties fo:break-before="auto" style:column-width="126.95mm"/>
    </style:style>
    <style:style style:name="co14" style:family="table-column">
      <style:table-column-properties fo:break-before="auto" style:column-width="29.56mm"/>
    </style:style>
    <style:style style:name="co15" style:family="table-column">
      <style:table-column-properties fo:break-before="auto" style:column-width="19.09mm"/>
    </style:style>
    <style:style style:name="co16" style:family="table-column">
      <style:table-column-properties fo:break-before="auto" style:column-width="34.18mm"/>
    </style:style>
    <style:style style:name="co17" style:family="table-column">
      <style:table-column-properties fo:break-before="auto" style:column-width="22.52mm"/>
    </style:style>
    <style:style style:name="co18" style:family="table-column">
      <style:table-column-properties fo:break-before="auto" style:column-width="103.63mm"/>
    </style:style>
    <style:style style:name="ro1" style:family="table-row">
      <style:table-row-properties style:row-height="5.79mm" fo:break-before="auto" style:use-optimal-row-height="tru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5.8mm" fo:break-before="auto" style:use-optimal-row-height="tru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6.35mm" fo:break-before="auto" style:use-optimal-row-height="fals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7.62mm" fo:break-before="auto" style:use-optimal-row-height="true"/>
    </style:style>
    <style:style style:name="ta1" style:family="table" style:master-page-name="PageStyle_5f_卡牌">
      <style:table-properties table:display="true" style:writing-mode="lr-tb" tableooo:tab-color="#c0c0c0"/>
    </style:style>
    <style:style style:name="ta2" style:family="table" style:master-page-name="PageStyle_5f_其他">
      <style:table-properties table:display="true" style:writing-mode="lr-tb"/>
    </style:style>
    <style:style style:name="ta3" style:family="table" style:master-page-name="PageStyle_5f_竞技场优先级">
      <style:table-properties table:display="true" style:writing-mode="lr-tb"/>
    </style:style>
    <style:style style:name="ta4" style:family="table" style:master-page-name="PageStyle_5f_当前标准天梯主流">
      <style:table-properties table:display="true" style:writing-mode="lr-tb"/>
    </style:style>
    <number:boolean-style style:name="N99">
      <number:boolean/>
    </number:boolean-style>
    <style:style style:name="ce5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" style:family="table-cell" style:parent-style-name="Default" style:data-style-name="N1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2"/>
      <style:map style:condition="cell-content()=&quot;术士&quot;" style:apply-style-name="术士" style:base-cell-address="卡牌.C2"/>
      <style:map style:condition="cell-content()=&quot;法师&quot;" style:apply-style-name="法师" style:base-cell-address="卡牌.C2"/>
      <style:map style:condition="cell-content()=&quot;潜行者&quot;" style:apply-style-name="潜行者" style:base-cell-address="卡牌.C2"/>
      <style:map style:condition="cell-content()=&quot;猎人&quot;" style:apply-style-name="猎人" style:base-cell-address="卡牌.C2"/>
      <style:map style:condition="cell-content()=&quot;德鲁伊&quot;" style:apply-style-name="德鲁伊" style:base-cell-address="卡牌.C2"/>
      <style:map style:condition="cell-content()=&quot;萨满祭司&quot;" style:apply-style-name="萨满祭司" style:base-cell-address="卡牌.C2"/>
    </style:style>
    <style:style style:name="ce48" style:family="table-cell" style:parent-style-name="卡牌类型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cell-content()=&quot;战士&quot;" style:apply-style-name="战士" style:base-cell-address="卡牌.C2"/>
      <style:map style:condition="cell-content()=&quot;术士&quot;" style:apply-style-name="术士" style:base-cell-address="卡牌.C2"/>
      <style:map style:condition="cell-content()=&quot;法师&quot;" style:apply-style-name="法师" style:base-cell-address="卡牌.C2"/>
      <style:map style:condition="cell-content()=&quot;潜行者&quot;" style:apply-style-name="潜行者" style:base-cell-address="卡牌.C2"/>
      <style:map style:condition="cell-content()=&quot;猎人&quot;" style:apply-style-name="猎人" style:base-cell-address="卡牌.C2"/>
      <style:map style:condition="cell-content()=&quot;德鲁伊&quot;" style:apply-style-name="德鲁伊" style:base-cell-address="卡牌.C2"/>
      <style:map style:condition="cell-content()=&quot;萨满祭司&quot;" style:apply-style-name="萨满祭司" style:base-cell-address="卡牌.C2"/>
    </style:style>
    <style:style style:name="ce2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cell-content()=&quot;战士&quot;" style:apply-style-name="战士" style:base-cell-address="卡牌.C2"/>
      <style:map style:condition="cell-content()=&quot;术士&quot;" style:apply-style-name="术士" style:base-cell-address="卡牌.C2"/>
      <style:map style:condition="cell-content()=&quot;法师&quot;" style:apply-style-name="法师" style:base-cell-address="卡牌.C2"/>
      <style:map style:condition="cell-content()=&quot;潜行者&quot;" style:apply-style-name="潜行者" style:base-cell-address="卡牌.C2"/>
      <style:map style:condition="cell-content()=&quot;猎人&quot;" style:apply-style-name="猎人" style:base-cell-address="卡牌.C2"/>
      <style:map style:condition="cell-content()=&quot;德鲁伊&quot;" style:apply-style-name="德鲁伊" style:base-cell-address="卡牌.C2"/>
      <style:map style:condition="cell-content()=&quot;萨满祭司&quot;" style:apply-style-name="萨满祭司" style:base-cell-address="卡牌.C2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c0c0c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69" style:family="table-cell" style:parent-style-name="Default"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4" style:family="table-cell" style:parent-style-name="狂野卡牌">
      <style:table-cell-properties style:text-align-source="fix" style:repeat-content="false" fo:background-color="transparent" fo:wrap-option="no-wrap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5" style:family="table-cell" style:parent-style-name="良好">
      <style:table-cell-properties fo:wrap-option="no-wrap" style:direction="ltr" style:rotation-angle="0" style:shrink-to-fit="false"/>
      <style:paragraph-properties fo:margin-left="0mm" style:writing-mode="page"/>
      <style:text-properties style:use-window-font-color="true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7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  <style:map style:condition="is-true-formula(EXACT([.H2]; &quot;法术&quot;))" style:apply-style-name="法术" style:base-cell-address="卡牌.I2"/>
      <style:map style:condition="is-true-formula(EXACT([.H2]; &quot;武器&quot;))" style:apply-style-name="武器" style:base-cell-address="卡牌.I2"/>
    </style:style>
    <style:style style:name="ce2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53" style:family="table-cell" style:parent-style-name="Default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47" style:family="table-cell" style:parent-style-name="Default">
      <style:map style:condition="cell-content()=&quot;优秀&quot;" style:apply-style-name="优秀" style:base-cell-address="卡牌.R409"/>
      <style:map style:condition="cell-content()=&quot;良好&quot;" style:apply-style-name="良好" style:base-cell-address="卡牌.R409"/>
      <style:map style:condition="cell-content()=&quot;普通&quot;" style:apply-style-name="普通" style:base-cell-address="卡牌.R409"/>
    </style:style>
    <style:style style:name="ce81" style:family="table-cell" style:parent-style-name="评分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82" style:family="table-cell" style:parent-style-name="职业">
      <style:map style:condition="cell-content()=&quot;优秀&quot;" style:apply-style-name="优秀" style:base-cell-address="卡牌.Q1"/>
      <style:map style:condition="cell-content()=&quot;良好&quot;" style:apply-style-name="良好" style:base-cell-address="卡牌.Q1"/>
      <style:map style:condition="cell-content()=&quot;普通&quot;" style:apply-style-name="普通" style:base-cell-address="卡牌.Q1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99">
      <style:table-cell-properties style:text-align-source="fix" style:repeat-content="false" fo:wrap-option="no-wrap" style:direction="ltr" style:rotation-angle="0" style:shrink-to-fit="false"/>
      <style:paragraph-properties fo:text-align="center" fo:margin-left="0mm" style:writing-mode="pag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12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 style:data-style-name="N13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>
      <style:table-cell-properties fo:background-color="#3366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Default">
      <style:table-cell-properties fo:background-color="#9933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>
      <style:table-cell-properties fo:background-color="#ffcc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4" style:family="table-cell" style:parent-style-name="Default">
      <style:table-cell-properties fo:background-color="#cc99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5" style:family="table-cell" style:parent-style-name="Default">
      <style:table-cell-properties fo:background-color="#008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7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0" style:family="table-cell" style:parent-style-name="Default">
      <style:table-cell-properties fo:background-color="#99cc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993300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2pt" fo:font-style="normal" fo:text-shadow="none" style:text-underline-style="none" fo:font-weight="normal" style:font-name-asian="微软雅黑1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3" style:family="table-cell" style:parent-style-name="Default">
      <style:table-cell-properties fo:background-color="#ff99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  <style:style style:name="ce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微软雅黑1" fo:font-size="16pt" fo:font-style="normal" fo:text-shadow="none" style:text-underline-style="none" fo:font-weight="normal" style:font-name-asian="微软雅黑1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当前标准天梯主流.A1">
          <table:help-message table:display="true"/>
          <table:error-message table:message-type="stop" table:display="true"/>
        </table:content-validation>
        <table:content-validation table:name="val2" table:condition="of:cell-content-is-date() and cell-content-is-between(41709,TODAY())" table:allow-empty-cell="true" table:base-cell-address="当前标准天梯主流.A156">
          <table:help-message table:display="true"/>
          <table:error-message table:message-type="stop" table:display="true"/>
        </table:content-validation>
        <table:content-validation table:name="val3" table:condition="of:cell-content-is-in-list(&quot;基本&quot;;&quot;经典&quot;;&quot;奖励&quot;;&quot;纳克萨玛斯&quot;;&quot;地精大战侏儒&quot;;&quot;黑石山的火焰&quot;;&quot;冠军的试练&quot;;&quot;探险者协会&quot;;&quot;上古之神&quot;;&quot;卡拉赞&quot;;&quot;加基森&quot;)" table:allow-empty-cell="true" table:display-list="unsorted" table:base-cell-address="当前标准天梯主流.B984">
          <table:help-message table:display="true"/>
          <table:error-message table:message-type="stop" table:display="true"/>
        </table:content-validation>
        <table:content-validation table:name="val4" table:condition="of:cell-content-is-in-list(&quot;德鲁伊&quot;;&quot;猎人&quot;;&quot;法师&quot;;&quot;圣骑士&quot;;&quot;牧师&quot;;&quot;潜行者&quot;;&quot;萨满祭司&quot;;&quot;术士&quot;;&quot;战士&quot;;&quot;中立&quot;)" table:allow-empty-cell="true" table:display-list="unsorted" table:base-cell-address="当前标准天梯主流.C830">
          <table:help-message table:display="true"/>
          <table:error-message table:message-type="stop" table:display="true"/>
        </table:content-validation>
        <table:content-validation table:name="val5" table:condition="of:cell-content-is-in-list(&quot;随从&quot;;&quot;法术&quot;;&quot;武器&quot;)" table:allow-empty-cell="true" table:display-list="unsorted" table:base-cell-address="当前标准天梯主流.G292">
          <table:help-message table:display="true"/>
          <table:error-message table:message-type="stop" table:display="true"/>
        </table:content-validation>
        <table:content-validation table:name="val6" table:base-cell-address="当前标准天梯主流.H1">
          <table:help-message table:display="true"/>
          <table:error-message table:message-type="stop" table:display="true">
            <text:p>已有此项</text:p>
          </table:error-message>
        </table:content-validation>
        <table:content-validation table:name="val7" table:condition="of:cell-content-is-in-list(&quot;野兽&quot;;&quot;机械&quot;;&quot;龙&quot;;&quot;鱼人&quot;;&quot;恶魔&quot;;&quot;海盗&quot;)" table:allow-empty-cell="true" table:display-list="unsorted" table:base-cell-address="当前标准天梯主流.I149">
          <table:help-message table:display="true"/>
          <table:error-message table:message-type="stop" table:display="true"/>
        </table:content-validation>
        <table:content-validation table:name="val8" table:condition="of:cell-content-is-in-list(&quot;战吼;&quot;;&quot;激怒;&quot;;&quot;亡语;&quot;;&quot;潜行;&quot;;&quot;冲锋;&quot;;&quot;法术伤害;&quot;;&quot;风怒;&quot;;&quot;圣盾;&quot;;&quot;嘲讽;&quot;;&quot;激励;&quot;;&quot;过载;&quot;;&quot;连击;&quot;;&quot;免疫;&quot;;&quot;传说;&quot;;&quot;奥秘;&quot;;&quot;冻结;&quot;;&quot;抉择;&quot;;&quot;发现;&quot;;&quot;沉默;&quot;;&quot;零件;&quot;;&quot;青玉魔像;&quot;)" table:allow-empty-cell="true" table:display-list="unsorted" table:base-cell-address="当前标准天梯主流.J176">
          <table:help-message table:display="true"/>
          <table:error-message table:message-type="stop" table:display="true"/>
        </table:content-validation>
        <table:content-validation table:name="val9" table:condition="of:cell-content-is-in-list(&quot;优秀&quot;;&quot;良好&quot;;&quot;普通&quot;)" table:allow-empty-cell="true" table:display-list="unsorted" table:base-cell-address="卡牌.T87">
          <table:error-message table:message-type="stop" table:display="true"/>
        </table:content-validation>
      </table:content-validations>
      <table:table table:name="卡牌" table:style-name="ta1">
        <office:forms form:automatic-focus="false" form:apply-design-mode="false"/>
        <table:table-column-group table:display="false">
          <table:table-column-group>
            <table:table-column table:style-name="co1" table:visibility="collapse" table:default-cell-style-name="ce5"/>
            <table:table-column table:style-name="co2" table:visibility="collapse" table:default-cell-style-name="ce2"/>
          </table:table-column-group>
        </table:table-column-group>
        <table:table-column table:style-name="co3" table:default-cell-style-name="ce28"/>
        <table:table-column-group table:display="false">
          <table:table-column-group>
            <table:table-column table:style-name="co4" table:visibility="collapse" table:default-cell-style-name="ce2"/>
            <table:table-column table:style-name="co5" table:visibility="collapse" table:default-cell-style-name="ce2"/>
          </table:table-column-group>
        </table:table-column-group>
        <table:table-column table:style-name="co6" table:default-cell-style-name="ce3"/>
        <table:table-column-group table:display="false">
          <table:table-column table:style-name="co7" table:visibility="collapse" table:default-cell-style-name="ce7"/>
          <table:table-column table:style-name="co6" table:visibility="collapse" table:default-cell-style-name="ce2"/>
        </table:table-column-group>
        <table:table-column table:style-name="co8" table:default-cell-style-name="ce76"/>
        <table:table-column table:style-name="co9" table:default-cell-style-name="ce2"/>
        <table:table-column-group table:display="false">
          <table:table-column-group>
            <table:table-column table:style-name="co10" table:visibility="collapse" table:number-columns-repeated="5" table:default-cell-style-name="ce2"/>
          </table:table-column-group>
        </table:table-column-group>
        <table:table-column table:style-name="co11" table:default-cell-style-name="ce29"/>
        <table:table-column table:style-name="co12" table:number-columns-repeated="4" table:default-cell-style-name="ce53"/>
        <table:table-column table:style-name="co13" table:default-cell-style-name="ce22"/>
        <table:table-column table:style-name="co14" table:default-cell-style-name="Default"/>
        <table:table-column table:style-name="co15" table:number-columns-repeated="1002" table:default-cell-style-name="Default"/>
        <table:table-row table:style-name="ro1">
          <table:table-cell table:content-validation-name="val1" office:value-type="string" calcext:value-type="string">
            <text:p>发布时间</text:p>
          </table:table-cell>
          <table:table-cell table:style-name="ce7" table:content-validation-name="val3" office:value-type="string" calcext:value-type="string">
            <text:p>系列</text:p>
          </table:table-cell>
          <table:table-cell table:style-name="ce9" table:content-validation-name="val1" office:value-type="string" calcext:value-type="string">
            <text:p>职业</text:p>
          </table:table-cell>
          <table:table-cell table:style-name="ce7" office:value-type="string" calcext:value-type="string">
            <text:p>攻击力 </text:p>
          </table:table-cell>
          <table:table-cell table:style-name="ce7" office:value-type="string" calcext:value-type="string">
            <text:p>生命值</text:p>
          </table:table-cell>
          <table:table-cell table:style-name="ce9" office:value-type="string" calcext:value-type="string">
            <text:p>费用</text:p>
          </table:table-cell>
          <table:table-cell table:content-validation-name="val1" office:value-type="string" calcext:value-type="string">
            <text:p>卡池</text:p>
          </table:table-cell>
          <table:table-cell table:style-name="ce7" table:content-validation-name="val5" office:value-type="string" calcext:value-type="string">
            <text:p>类型</text:p>
          </table:table-cell>
          <table:table-cell table:style-name="ce9" table:content-validation-name="val6" office:value-type="string" calcext:value-type="string">
            <text:p>卡牌名称</text:p>
          </table:table-cell>
          <table:table-cell table:style-name="ce7" table:content-validation-name="val7" office:value-type="string" calcext:value-type="string">
            <text:p>种族</text:p>
          </table:table-cell>
          <table:table-cell table:style-name="Default" office:value-type="string" calcext:value-type="string">
            <text:p>字段1</text:p>
          </table:table-cell>
          <table:table-cell table:style-name="Default" office:value-type="string" calcext:value-type="string">
            <text:p>字段2</text:p>
          </table:table-cell>
          <table:table-cell table:style-name="Default" office:value-type="string" calcext:value-type="string">
            <text:p>字段3</text:p>
          </table:table-cell>
          <table:table-cell table:style-name="Default" office:value-type="string" calcext:value-type="string">
            <text:p>字段4</text:p>
          </table:table-cell>
          <table:table-cell table:style-name="Default" office:value-type="string" calcext:value-type="string">
            <text:p>字段5</text:p>
          </table:table-cell>
          <table:table-cell table:style-name="ce24" table:content-validation-name="val8" office:value-type="string" calcext:value-type="string">
            <text:p>字段</text:p>
          </table:table-cell>
          <table:table-cell table:style-name="ce45" table:content-validation-name="val9" office:value-type="string" calcext:value-type="string">
            <text:p>速攻</text:p>
          </table:table-cell>
          <table:table-cell table:style-name="ce45" table:content-validation-name="val9" office:value-type="string" calcext:value-type="string">
            <text:p>中速</text:p>
          </table:table-cell>
          <table:table-cell table:style-name="ce45" table:content-validation-name="val9" office:value-type="string" calcext:value-type="string">
            <text:p>控制</text:p>
          </table:table-cell>
          <table:table-cell table:style-name="ce45" table:content-validation-name="val9" office:value-type="string" calcext:value-type="string">
            <text:p>奇迹</text:p>
          </table:table-cell>
          <table:table-cell table:style-name="ce51" office:value-type="string" calcext:value-type="string">
            <text:p>搭配</text:p>
          </table:table-cell>
          <table:table-cell table:style-name="ce7" office:value-type="string" calcext:value-type="string">
            <text:p>相近卡</text:p>
          </table:table-cell>
          <table:table-cell table:style-name="ce54" table:number-columns-repeated="976"/>
          <table:table-cell table:number-columns-repeated="26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2]));YEAR(MAX([.$A$1:.$A$1048576]))-YEAR([.A2])&gt;=2;[.$B2]&lt;&gt;&quot;基本&quot;;[.$B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激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:.O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3]));YEAR(MAX([.$A$1:.$A$1048576]))-YEAR([.A3])&gt;=2;[.$B3]&lt;&gt;&quot;基本&quot;;[.$B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火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:.O3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4]));YEAR(MAX([.$A$1:.$A$1048576]))-YEAR([.A4])&gt;=2;[.$B4]&lt;&gt;&quot;基本&quot;;[.$B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冻药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4:.O4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5]));YEAR(MAX([.$A$1:.$A$1048576]))-YEAR([.A5])&gt;=2;[.$B5]&lt;&gt;&quot;基本&quot;;[.$B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烈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:.O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86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6]));YEAR(MAX([.$A$1:.$A$1048576]))-YEAR([.A6])&gt;=2;[.$B6]&lt;&gt;&quot;基本&quot;;[.$B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沉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:.O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86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7]));YEAR(MAX([.$A$1:.$A$1048576]))-YEAR([.A7])&gt;=2;[.$B7]&lt;&gt;&quot;基本&quot;;[.$B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畸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:.O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8]));YEAR(MAX([.$A$1:.$A$1048576]))-YEAR([.A8])&gt;=2;[.$B8]&lt;&gt;&quot;基本&quot;;[.$B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:.O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9]));YEAR(MAX([.$A$1:.$A$1048576]))-YEAR([.A9])&gt;=2;[.$B9]&lt;&gt;&quot;基本&quot;;[.$B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步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:.O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减费目标(减费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0]));YEAR(MAX([.$A$1:.$A$1048576]))-YEAR([.A10])&gt;=2;[.$B10]&lt;&gt;&quot;基本&quot;;[.$B1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:.O10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1]));YEAR(MAX([.$A$1:.$A$1048576]))-YEAR([.A11])&gt;=2;[.$B11]&lt;&gt;&quot;基本&quot;;[.$B1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伺机待发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:.O1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12]));YEAR(MAX([.$A$1:.$A$1048576]))-YEAR([.A12])&gt;=2;[.$B12]&lt;&gt;&quot;基本&quot;;[.$B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伪造的幸运币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2:.O12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3"/>
          <table:table-cell table:style-name="狂野卡牌"/>
          <table:table-cell table:number-columns-repeated="1000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3]));YEAR(MAX([.$A$1:.$A$1048576]))-YEAR([.A13])&gt;=2;[.$B13]&lt;&gt;&quot;基本&quot;;[.$B1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图腾之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3:.O13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有攻击的图腾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4]));YEAR(MAX([.$A$1:.$A$1048576]))-YEAR([.A14])&gt;=2;[.$B14]&lt;&gt;&quot;基本&quot;;[.$B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治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4:.O14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5]));YEAR(MAX([.$A$1:.$A$1048576]))-YEAR([.A15])&gt;=2;[.$B15]&lt;&gt;&quot;基本&quot;;[.$B1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治疗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5:.O1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content-validation-name="val1" table:formula="of:=IF(AND(NOT(ISBLANK([.A16]));YEAR(MAX([.$A$1:.$A$1048576]))-YEAR([.A16])&gt;=2;[.$B16]&lt;&gt;&quot;基本&quot;;[.$B1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禁忌仪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:.O1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7]));YEAR(MAX([.$A$1:.$A$1048576]))-YEAR([.A17])&gt;=2;[.$B17]&lt;&gt;&quot;基本&quot;;[.$B1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牺牲契约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7:.O17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81" table:content-validation-name="val9"/>
          <table:table-cell table:style-name="ce2" office:value-type="string" calcext:value-type="string">
            <text:p>恶魔(恢复需求):空灵召唤者;环境(消灭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0" calcext:value-type="float">
            <text:p>0</text:p>
          </table:table-cell>
          <table:table-cell table:content-validation-name="val1" table:formula="of:=IF(AND(NOT(ISBLANK([.A18]));YEAR(MAX([.$A$1:.$A$1048576]))-YEAR([.A18])&gt;=2;[.$B18]&lt;&gt;&quot;基本&quot;;[.$B1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火中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8:.O1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恐怖的奴隶主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content-validation-name="val1" table:formula="of:=IF(AND(NOT(ISBLANK([.A19]));YEAR(MAX([.$A$1:.$A$1048576]))-YEAR([.A19])&gt;=2;[.$B19]&lt;&gt;&quot;基本&quot;;[.$B1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动假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9:.O19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content-validation-name="val1" table:formula="of:=IF(AND(NOT(ISBLANK([.A20]));YEAR(MAX([.$A$1:.$A$1048576]))-YEAR([.A20])&gt;=2;[.$B20]&lt;&gt;&quot;基本&quot;;[.$B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精灵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:.O20])">
            <text:p/>
          </table:table-cell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content-validation-name="val1" table:formula="of:=IF(AND(NOT(ISBLANK([.A21]));YEAR(MAX([.$A$1:.$A$1048576]))-YEAR([.A21])&gt;=2;[.$B21]&lt;&gt;&quot;基本&quot;;[.$B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宝宝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K21:.O2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2]));YEAR(MAX([.$A$1:.$A$1048576]))-YEAR([.A22])&gt;=2;[.$B22]&lt;&gt;&quot;基本&quot;;[.$B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活体根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2:.O2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3]));YEAR(MAX([.$A$1:.$A$1048576]))-YEAR([.A23])&gt;=2;[.$B23]&lt;&gt;&quot;基本&quot;;[.$B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禁忌古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3:.O2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4]));YEAR(MAX([.$A$1:.$A$1048576]))-YEAR([.A24])&gt;=2;[.$B24]&lt;&gt;&quot;基本&quot;;[.$B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法乌鸦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24:.O24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5]));YEAR(MAX([.$A$1:.$A$1048576]))-YEAR([.A25])&gt;=2;[.$B25]&lt;&gt;&quot;基本&quot;;[.$B2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护符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4"/>
          <table:table-cell table:content-validation-name="val1" table:formula="of:=COM.MICROSOFT.CONCAT([.K25:.O25])" office:value-type="string" office:string-value="青玉魔像;" calcext:value-type="string">
            <text:p>青玉魔像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6]));YEAR(MAX([.$A$1:.$A$1048576]))-YEAR([.A26])&gt;=2;[.$B26]&lt;&gt;&quot;基本&quot;;[.$B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乌鸦神像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table:number-columns-repeated="4"/>
          <table:table-cell table:content-validation-name="val1" table:formula="of:=COM.MICROSOFT.CONCAT([.K26:.O26])" office:value-type="string" office:string-value="抉择;" calcext:value-type="string">
            <text:p>抉择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7]));YEAR(MAX([.$A$1:.$A$1048576]))-YEAR([.A27])&gt;=2;[.$B27]&lt;&gt;&quot;基本&quot;;[.$B2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之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:.O2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攻击增益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28]));YEAR(MAX([.$A$1:.$A$1048576]))-YEAR([.A28])&gt;=2;[.$B28]&lt;&gt;&quot;基本&quot;;[.$B2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玉莲印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8:.O2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29]));YEAR(MAX([.$A$1:.$A$1048576]))-YEAR([.A29])&gt;=2;[.$B29]&lt;&gt;&quot;基本&quot;;[.$B2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爪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9:.O29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30]));YEAR(MAX([.$A$1:.$A$1048576]))-YEAR([.A30])&gt;=2;[.$B30]&lt;&gt;&quot;基本&quot;;[.$B3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平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0:.O30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8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法伤需求):爪击;撕咬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1]));YEAR(MAX([.$A$1:.$A$1048576]))-YEAR([.A31])&gt;=2;[.$B31]&lt;&gt;&quot;基本&quot;;[.$B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侍从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3"/>
          <table:table-cell table:content-validation-name="val1" table:formula="of:=COM.MICROSOFT.CONCAT([.K31:.O31])" office:value-type="string" office:string-value="战吼;奥秘;" calcext:value-type="string">
            <text:p>战吼;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2]));YEAR(MAX([.$A$1:.$A$1048576]))-YEAR([.A32])&gt;=2;[.$B32]&lt;&gt;&quot;基本&quot;;[.$B3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冲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32:.O32])" office:value-type="string" office:string-value="法术伤害;" calcext:value-type="string">
            <text:p>法术伤害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强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3]));YEAR(MAX([.$A$1:.$A$1048576]))-YEAR([.A33])&gt;=2;[.$B33]&lt;&gt;&quot;基本&quot;;[.$B3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飞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3:.O3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4]));YEAR(MAX([.$A$1:.$A$1048576]))-YEAR([.A34])&gt;=2;[.$B34]&lt;&gt;&quot;基本&quot;;[.$B3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枪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34:.O34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冻结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5]));YEAR(MAX([.$A$1:.$A$1048576]))-YEAR([.A35])&gt;=2;[.$B35]&lt;&gt;&quot;基本&quot;;[.$B3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浮龙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:.O35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6]));YEAR(MAX([.$A$1:.$A$1048576]))-YEAR([.A36])&gt;=2;[.$B36]&lt;&gt;&quot;基本&quot;;[.$B3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36:.O36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麦迪文的残影;飞刀杂耍者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7]));YEAR(MAX([.$A$1:.$A$1048576]))-YEAR([.A37])&gt;=2;[.$B37]&lt;&gt;&quot;基本&quot;;[.$B3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呓语魔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7:.O3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38]));YEAR(MAX([.$A$1:.$A$1048576]))-YEAR([.A38])&gt;=2;[.$B38]&lt;&gt;&quot;基本&quot;;[.$B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8:.O3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39]));YEAR(MAX([.$A$1:.$A$1048576]))-YEAR([.A39])&gt;=2;[.$B39]&lt;&gt;&quot;基本&quot;;[.$B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炽炎蝙蝠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9:.O3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不带第二张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0]));YEAR(MAX([.$A$1:.$A$1048576]))-YEAR([.A40])&gt;=2;[.$B40]&lt;&gt;&quot;基本&quot;;[.$B4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结网蛛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40:.O40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1]));YEAR(MAX([.$A$1:.$A$1048576]))-YEAR([.A41])&gt;=2;[.$B41]&lt;&gt;&quot;基本&quot;;[.$B4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野怒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免疫;</text:p>
          </table:table-cell>
          <table:table-cell table:style-name="ce7" table:content-validation-name="val8" table:number-columns-repeated="4"/>
          <table:table-cell table:content-validation-name="val1" table:formula="of:=COM.MICROSOFT.CONCAT([.K41:.O41])" office:value-type="string" office:string-value="免疫;" calcext:value-type="string">
            <text:p>免疫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增益目标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2]));YEAR(MAX([.$A$1:.$A$1048576]))-YEAR([.A42])&gt;=2;[.$B42]&lt;&gt;&quot;基本&quot;;[.$B4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猎人印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2:.O42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3]));YEAR(MAX([.$A$1:.$A$1048576]))-YEAR([.A43])&gt;=2;[.$B43]&lt;&gt;&quot;基本&quot;;[.$B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林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43:.O4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光环目标)</text:p>
          </table:table-cell>
          <table:table-cell table:style-name="ce5"/>
          <table:table-cell table:number-columns-repeated="1002"/>
        </table:table-row>
        <table:table-row table:style-name="ro2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4]));YEAR(MAX([.$A$1:.$A$1048576]))-YEAR([.A44])&gt;=2;[.$B44]&lt;&gt;&quot;基本&quot;;[.$B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勇弓箭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4:.O4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5]));YEAR(MAX([.$A$1:.$A$1048576]))-YEAR([.A45])&gt;=2;[.$B45]&lt;&gt;&quot;基本&quot;;[.$B4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搜寻猎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:.O45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6]));YEAR(MAX([.$A$1:.$A$1048576]))-YEAR([.A46])&gt;=2;[.$B46]&lt;&gt;&quot;基本&quot;;[.$B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雄斑虎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6:.O4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7]));YEAR(MAX([.$A$1:.$A$1048576]))-YEAR([.A47])&gt;=2;[.$B47]&lt;&gt;&quot;基本&quot;;[.$B4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追踪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7:.O4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48]));YEAR(MAX([.$A$1:.$A$1048576]))-YEAR([.A48])&gt;=2;[.$B48]&lt;&gt;&quot;基本&quot;;[.$B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走私货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8:.O4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野兽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49]));YEAR(MAX([.$A$1:.$A$1048576]))-YEAR([.A49])&gt;=2;[.$B49]&lt;&gt;&quot;基本&quot;;[.$B49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投弹手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9:.O4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0]));YEAR(MAX([.$A$1:.$A$1048576]))-YEAR([.A50])&gt;=2;[.$B50]&lt;&gt;&quot;基本&quot;;[.$B5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郡牧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0:.O50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恢复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1]));YEAR(MAX([.$A$1:.$A$1048576]))-YEAR([.A51])&gt;=2;[.$B51]&lt;&gt;&quot;基本&quot;;[.$B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疯狂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1:.O51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2]));YEAR(MAX([.$A$1:.$A$1048576]))-YEAR([.A52])&gt;=2;[.$B52]&lt;&gt;&quot;基本&quot;;[.$B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治疗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2:.O5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3]));YEAR(MAX([.$A$1:.$A$1048576]))-YEAR([.A53])&gt;=2;[.$B53]&lt;&gt;&quot;基本&quot;;[.$B5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雏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53:.O5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4]));YEAR(MAX([.$A$1:.$A$1048576]))-YEAR([.A54])&gt;=2;[.$B54]&lt;&gt;&quot;基本&quot;;[.$B54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纳鲁之光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4:.O5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奥金尼灵魂祭司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5]));YEAR(MAX([.$A$1:.$A$1048576]))-YEAR([.A55])&gt;=2;[.$B55]&lt;&gt;&quot;基本&quot;;[.$B5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惩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:.O5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56]));YEAR(MAX([.$A$1:.$A$1048576]))-YEAR([.A56])&gt;=2;[.$B56]&lt;&gt;&quot;基本&quot;;[.$B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缩小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6:.O5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7]));YEAR(MAX([.$A$1:.$A$1048576]))-YEAR([.A57])&gt;=2;[.$B57]&lt;&gt;&quot;基本&quot;;[.$B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视界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:.O5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8]));YEAR(MAX([.$A$1:.$A$1048576]))-YEAR([.A58])&gt;=2;[.$B58]&lt;&gt;&quot;基本&quot;;[.$B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之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:.O5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血攻差2点及以上的牌;神圣之灵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59]));YEAR(MAX([.$A$1:.$A$1048576]))-YEAR([.A59])&gt;=2;[.$B59]&lt;&gt;&quot;基本&quot;;[.$B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盾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9:.O59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炎术士（法术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0]));YEAR(MAX([.$A$1:.$A$1048576]))-YEAR([.A60])&gt;=2;[.$B60]&lt;&gt;&quot;基本&quot;;[.$B6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耀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0:.O6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1]));YEAR(MAX([.$A$1:.$A$1048576]))-YEAR([.A61])&gt;=2;[.$B61]&lt;&gt;&quot;基本&quot;;[.$B6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嘘海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61:.O6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2]));YEAR(MAX([.$A$1:.$A$1048576]))-YEAR([.A62])&gt;=2;[.$B62]&lt;&gt;&quot;基本&quot;;[.$B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冷血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62:.O62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3]));YEAR(MAX([.$A$1:.$A$1048576]))-YEAR([.A63])&gt;=2;[.$B63]&lt;&gt;&quot;基本&quot;;[.$B6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巨蟒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63:.O63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4]));YEAR(MAX([.$A$1:.$A$1048576]))-YEAR([.A64])&gt;=2;[.$B64]&lt;&gt;&quot;基本&quot;;[.$B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深渊探险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64:.O64])" office:value-type="string" office:string-value="发现;亡语;" calcext:value-type="string">
            <text:p>发现;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5]));YEAR(MAX([.$A$1:.$A$1048576]))-YEAR([.A65])&gt;=2;[.$B65]&lt;&gt;&quot;基本&quot;;[.$B6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锈水海盗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:.O6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6]));YEAR(MAX([.$A$1:.$A$1048576]))-YEAR([.A66])&gt;=2;[.$B66]&lt;&gt;&quot;基本&quot;;[.$B6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隐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6:.O6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隐藏目标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7]));YEAR(MAX([.$A$1:.$A$1048576]))-YEAR([.A67])&gt;=2;[.$B67]&lt;&gt;&quot;基本&quot;;[.$B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影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7:.O6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68]));YEAR(MAX([.$A$1:.$A$1048576]))-YEAR([.A68])&gt;=2;[.$B68]&lt;&gt;&quot;基本&quot;;[.$B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执刀教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68:.O68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69]));YEAR(MAX([.$A$1:.$A$1048576]))-YEAR([.A69])&gt;=2;[.$B69]&lt;&gt;&quot;基本&quot;;[.$B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药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9:.O69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0]));YEAR(MAX([.$A$1:.$A$1048576]))-YEAR([.A70])&gt;=2;[.$B70]&lt;&gt;&quot;基本&quot;;[.$B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震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70:.O70])" office:value-type="string" office:string-value="冻结;" calcext:value-type="string">
            <text:p>冻结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1]));YEAR(MAX([.$A$1:.$A$1048576]))-YEAR([.A71])&gt;=2;[.$B71]&lt;&gt;&quot;基本&quot;;[.$B7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叉状闪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71:.O71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2]));YEAR(MAX([.$A$1:.$A$1048576]))-YEAR([.A72])&gt;=2;[.$B72]&lt;&gt;&quot;基本&quot;;[.$B7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尘魔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72:.O72])" office:value-type="string" office:string-value="过载;" calcext:value-type="string">
            <text:p>过载;</text:p>
          </table:table-cell>
          <table:table-cell table:content-validation-name="val9" table:number-columns-repeated="4"/>
          <table:table-cell table:style-name="ce2" office:value-type="string" calcext:value-type="string">
            <text:p>需求场面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3]));YEAR(MAX([.$A$1:.$A$1048576]))-YEAR([.A73])&gt;=2;[.$B73]&lt;&gt;&quot;基本&quot;;[.$B7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地震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4"/>
          <table:table-cell table:content-validation-name="val1" table:formula="of:=COM.MICROSOFT.CONCAT([.K73:.O73])" office:value-type="string" office:string-value="沉默;" calcext:value-type="string">
            <text:p>沉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4]));YEAR(MAX([.$A$1:.$A$1048576]))-YEAR([.A74])&gt;=2;[.$B74]&lt;&gt;&quot;基本&quot;;[.$B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进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4:.O7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5]));YEAR(MAX([.$A$1:.$A$1048576]))-YEAR([.A75])&gt;=2;[.$B75]&lt;&gt;&quot;基本&quot;;[.$B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坑道穴居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75:.O75])" office:value-type="string" office:string-value="过载;" calcext:value-type="string">
            <text:p>过载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过载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6]));YEAR(MAX([.$A$1:.$A$1048576]))-YEAR([.A76])&gt;=2;[.$B76]&lt;&gt;&quot;基本&quot;;[.$B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箭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76:.O76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7]));YEAR(MAX([.$A$1:.$A$1048576]))-YEAR([.A77])&gt;=2;[.$B77]&lt;&gt;&quot;基本&quot;;[.$B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到先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4"/>
          <table:table-cell table:content-validation-name="val1" table:formula="of:=COM.MICROSOFT.CONCAT([.K77:.O77])" office:value-type="string" office:string-value="发现;" calcext:value-type="string">
            <text:p>发现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78]));YEAR(MAX([.$A$1:.$A$1048576]))-YEAR([.A78])&gt;=2;[.$B78]&lt;&gt;&quot;基本&quot;;[.$B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幽灵之爪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78:.O78])" office:value-type="string" office:string-value="法术伤害;" calcext:value-type="string">
            <text:p>法术伤害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术伤害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79]));YEAR(MAX([.$A$1:.$A$1048576]))-YEAR([.A79])&gt;=2;[.$B79]&lt;&gt;&quot;基本&quot;;[.$B7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原始融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9:.O7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0]));YEAR(MAX([.$A$1:.$A$1048576]))-YEAR([.A80])&gt;=2;[.$B80]&lt;&gt;&quot;基本&quot;;[.$B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护之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4"/>
          <table:table-cell table:content-validation-name="val1" table:formula="of:=COM.MICROSOFT.CONCAT([.K80:.O80])" office:value-type="string" office:string-value="圣盾;" calcext:value-type="string">
            <text:p>圣盾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1]));YEAR(MAX([.$A$1:.$A$1048576]))-YEAR([.A81])&gt;=2;[.$B81]&lt;&gt;&quot;基本&quot;;[.$B8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忏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1:.O81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2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2]));YEAR(MAX([.$A$1:.$A$1048576]))-YEAR([.A82])&gt;=2;[.$B82]&lt;&gt;&quot;基本&quot;;[.$B8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崇高牺牲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2:.O8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3]));YEAR(MAX([.$A$1:.$A$1048576]))-YEAR([.A83])&gt;=2;[.$B83]&lt;&gt;&quot;基本&quot;;[.$B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驰电掣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3:.O8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4]));YEAR(MAX([.$A$1:.$A$1048576]))-YEAR([.A84])&gt;=2;[.$B84]&lt;&gt;&quot;基本&quot;;[.$B84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4:.O8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圣盾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85]));YEAR(MAX([.$A$1:.$A$1048576]))-YEAR([.A85])&gt;=2;[.$B85]&lt;&gt;&quot;基本&quot;;[.$B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执法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85:.O8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6]));YEAR(MAX([.$A$1:.$A$1048576]))-YEAR([.A86])&gt;=2;[.$B86]&lt;&gt;&quot;基本&quot;;[.$B8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救赎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:.O86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召唤目标(召唤需求)</text:p>
          </table:table-cell>
          <table:table-cell table:number-columns-repeated="1003"/>
        </table:table-row>
        <table:table-row table:style-name="ro3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7]));YEAR(MAX([.$A$1:.$A$1048576]))-YEAR([.A87])&gt;=2;[.$B87]&lt;&gt;&quot;基本&quot;;[.$B8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9" table:content-validation-name="val6" office:value-type="string" calcext:value-type="string">
            <text:p>力量祝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7:.O8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8]));YEAR(MAX([.$A$1:.$A$1048576]))-YEAR([.A88])&gt;=2;[.$B88]&lt;&gt;&quot;基本&quot;;[.$B8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谦逊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8:.O8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狂奔科多兽;生命不小于3的牌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89]));YEAR(MAX([.$A$1:.$A$1048576]))-YEAR([.A89])&gt;=2;[.$B89]&lt;&gt;&quot;基本&quot;;[.$B8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9:.O8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0]));YEAR(MAX([.$A$1:.$A$1048576]))-YEAR([.A90])&gt;=2;[.$B90]&lt;&gt;&quot;基本&quot;;[.$B9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审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0:.O90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1]));YEAR(MAX([.$A$1:.$A$1048576]))-YEAR([.A91])&gt;=2;[.$B91]&lt;&gt;&quot;基本&quot;;[.$B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的正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1:.O9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2]));YEAR(MAX([.$A$1:.$A$1048576]))-YEAR([.A92])&gt;=2;[.$B92]&lt;&gt;&quot;基本&quot;;[.$B9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鳞劫掠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2:.O9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鱼人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3]));YEAR(MAX([.$A$1:.$A$1048576]))-YEAR([.A93])&gt;=2;[.$B93]&lt;&gt;&quot;基本&quot;;[.$B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私的英雄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3"/>
          <table:table-cell table:content-validation-name="val1" table:formula="of:=COM.MICROSOFT.CONCAT([.K93:.O93])" office:value-type="string" office:string-value="亡语;圣盾;" calcext:value-type="string">
            <text:p>亡语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4]));YEAR(MAX([.$A$1:.$A$1048576]))-YEAR([.A94])&gt;=2;[.$B94]&lt;&gt;&quot;基本&quot;;[.$B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鳍审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4:.O9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7"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5]));YEAR(MAX([.$A$1:.$A$1048576]))-YEAR([.A95])&gt;=2;[.$B95]&lt;&gt;&quot;基本&quot;;[.$B9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以眼还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:.O9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96]));YEAR(MAX([.$A$1:.$A$1048576]))-YEAR([.A96])&gt;=2;[.$B96]&lt;&gt;&quot;基本&quot;;[.$B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术撤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96:.O96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7]));YEAR(MAX([.$A$1:.$A$1048576]))-YEAR([.A97])&gt;=2;[.$B97]&lt;&gt;&quot;基本&quot;;[.$B9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争强好胜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:.O9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8]));YEAR(MAX([.$A$1:.$A$1048576]))-YEAR([.A98])&gt;=2;[.$B98]&lt;&gt;&quot;基本&quot;;[.$B9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智慧祝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8:.O9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99]));YEAR(MAX([.$A$1:.$A$1048576]))-YEAR([.A99])&gt;=2;[.$B99]&lt;&gt;&quot;基本&quot;;[.$B9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蚀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9:.O99])">
            <text:p/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0]));YEAR(MAX([.$A$1:.$A$1048576]))-YEAR([.A100])&gt;=2;[.$B100]&lt;&gt;&quot;基本&quot;;[.$B10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力量的代价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0:.O1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1]));YEAR(MAX([.$A$1:.$A$1048576]))-YEAR([.A101])&gt;=2;[.$B101]&lt;&gt;&quot;基本&quot;;[.$B1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小鬼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1:.O10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2]));YEAR(MAX([.$A$1:.$A$1048576]))-YEAR([.A102])&gt;=2;[.$B102]&lt;&gt;&quot;基本&quot;;[.$B10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之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2:.O102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3]));YEAR(MAX([.$A$1:.$A$1048576]))-YEAR([.A103])&gt;=2;[.$B103]&lt;&gt;&quot;基本&quot;;[.$B1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的小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3:.O10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4]));YEAR(MAX([.$A$1:.$A$1048576]))-YEAR([.A104])&gt;=2;[.$B104]&lt;&gt;&quot;基本&quot;;[.$B10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死亡缠绕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4:.O10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5]));YEAR(MAX([.$A$1:.$A$1048576]))-YEAR([.A105])&gt;=2;[.$B105]&lt;&gt;&quot;基本&quot;;[.$B1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鲜血小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5:.O10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6]));YEAR(MAX([.$A$1:.$A$1048576]))-YEAR([.A106])&gt;=2;[.$B106]&lt;&gt;&quot;基本&quot;;[.$B1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行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06:.O106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7]));YEAR(MAX([.$A$1:.$A$1048576]))-YEAR([.A107])&gt;=2;[.$B107]&lt;&gt;&quot;基本&quot;;[.$B1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物搜寻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7:.O10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08]));YEAR(MAX([.$A$1:.$A$1048576]))-YEAR([.A108])&gt;=2;[.$B108]&lt;&gt;&quot;基本&quot;;[.$B1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着魔村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08:.O108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09]));YEAR(MAX([.$A$1:.$A$1048576]))-YEAR([.A109])&gt;=2;[.$B109]&lt;&gt;&quot;基本&quot;;[.$B10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冲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9:.O10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0]));YEAR(MAX([.$A$1:.$A$1048576]))-YEAR([.A110])&gt;=2;[.$B110]&lt;&gt;&quot;基本&quot;;[.$B11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猛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0:.O110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护甲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1]));YEAR(MAX([.$A$1:.$A$1048576]))-YEAR([.A111])&gt;=2;[.$B111]&lt;&gt;&quot;基本&quot;;[.$B1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副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11:.O11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3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48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2]));YEAR(MAX([.$A$1:.$A$1048576]))-YEAR([.A112])&gt;=2;[.$B112]&lt;&gt;&quot;基本&quot;;[.$B1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化血为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12:.O112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3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3]));YEAR(MAX([.$A$1:.$A$1048576]))-YEAR([.A113])&gt;=2;[.$B113]&lt;&gt;&quot;基本&quot;;[.$B11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升级！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13:.O113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(特殊需求)</text:p>
          </table:table-cell>
          <table:table-cell table:style-name="ce5"/>
          <table:table-cell table:number-columns-repeated="1002"/>
        </table:table-row>
        <table:table-row table:style-name="ro3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14]));YEAR(MAX([.$A$1:.$A$1048576]))-YEAR([.A114])&gt;=2;[.$B114]&lt;&gt;&quot;基本&quot;;[.$B1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盛气凌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K114:.O114])" office:value-type="string" office:string-value="发现;嘲讽;" calcext:value-type="string">
            <text:p>发现;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3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5]));YEAR(MAX([.$A$1:.$A$1048576]))-YEAR([.A115])&gt;=2;[.$B115]&lt;&gt;&quot;基本&quot;;[.$B11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1" table:content-validation-name="val6" office:value-type="string" calcext:value-type="string">
            <text:p>旋风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5:.O115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恐怖的奴隶主;暴乱狂战士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6]));YEAR(MAX([.$A$1:.$A$1048576]))-YEAR([.A116])&gt;=2;[.$B116]&lt;&gt;&quot;基本&quot;;[.$B11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战斗机器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7" table:content-validation-name="val8" table:number-columns-repeated="4"/>
          <table:table-cell table:content-validation-name="val1" table:formula="of:=COM.MICROSOFT.CONCAT([.K116:.O116])" office:value-type="string" office:string-value="激怒;" calcext:value-type="string">
            <text:p>激怒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激怒相关:严酷的监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7]));YEAR(MAX([.$A$1:.$A$1048576]))-YEAR([.A117])&gt;=2;[.$B117]&lt;&gt;&quot;基本&quot;;[.$B11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71" table:content-validation-name="val6" office:value-type="string" calcext:value-type="string">
            <text:p>诅咒之刃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7:.O117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table:number-columns-repeated="1004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8]));YEAR(MAX([.$A$1:.$A$1048576]))-YEAR([.A118])&gt;=2;[.$B118]&lt;&gt;&quot;基本&quot;;[.$B1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暗鳞先知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K118:.O11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（光环需求）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19]));YEAR(MAX([.$A$1:.$A$1048576]))-YEAR([.A119])&gt;=2;[.$B119]&lt;&gt;&quot;基本&quot;;[.$B1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奥秘守护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19:.O119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奥秘（触发需求）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0]));YEAR(MAX([.$A$1:.$A$1048576]))-YEAR([.A120])&gt;=2;[.$B120]&lt;&gt;&quot;基本&quot;;[.$B1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奥术畸体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20:.O12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3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content-validation-name="val1" table:formula="of:=IF(AND(NOT(ISBLANK([.A121]));YEAR(MAX([.$A$1:.$A$1048576]))-YEAR([.A121])&gt;=2;[.$B121]&lt;&gt;&quot;基本&quot;;[.$B1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1" table:content-validation-name="val6" office:value-type="string" calcext:value-type="string">
            <text:p>百变泽鲁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21:.O12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2]));YEAR(MAX([.$A$1:.$A$1048576]))-YEAR([.A122])&gt;=2;[.$B122]&lt;&gt;&quot;基本&quot;;[.$B12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蹩脚海盗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table:number-columns-repeated="5"/>
          <table:table-cell table:content-validation-name="val1" table:formula="of:=COM.MICROSOFT.CONCAT([.K122:.O122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武器（触发需求）</text:p>
          </table:table-cell>
          <table:table-cell table:number-columns-repeated="1003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3]));YEAR(MAX([.$A$1:.$A$1048576]))-YEAR([.A123])&gt;=2;[.$B123]&lt;&gt;&quot;基本&quot;;[.$B1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盾卫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23:.O123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2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4]));YEAR(MAX([.$A$1:.$A$1048576]))-YEAR([.A124])&gt;=2;[.$B124]&lt;&gt;&quot;基本&quot;;[.$B12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齿轮大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24:.O12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机械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5]));YEAR(MAX([.$A$1:.$A$1048576]))-YEAR([.A125])&gt;=2;[.$B125]&lt;&gt;&quot;基本&quot;;[.$B1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74" table:content-validation-name="val6" office:value-type="string" calcext:value-type="string">
            <text:p>低阶侍从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125:.O125])" office:value-type="string" office:string-value="激励;" calcext:value-type="string">
            <text:p>激励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6]));YEAR(MAX([.$A$1:.$A$1048576]))-YEAR([.A126])&gt;=2;[.$B126]&lt;&gt;&quot;基本&quot;;[.$B1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触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26:.O126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7]));YEAR(MAX([.$A$1:.$A$1048576]))-YEAR([.A127])&gt;=2;[.$B127]&lt;&gt;&quot;基本&quot;;[.$B12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侏儒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27:.O127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8]));YEAR(MAX([.$A$1:.$A$1048576]))-YEAR([.A128])&gt;=2;[.$B128]&lt;&gt;&quot;基本&quot;;[.$B1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芬利·莫格顿爵士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128:.O128])" office:value-type="string" office:string-value="战吼;发现;" calcext:value-type="string">
            <text:p>战吼;发现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29]));YEAR(MAX([.$A$1:.$A$1048576]))-YEAR([.A129])&gt;=2;[.$B129]&lt;&gt;&quot;基本&quot;;[.$B1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的小鸡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激怒;</text:p>
          </table:table-cell>
          <table:table-cell table:style-name="ce7" table:content-validation-name="val8" table:number-columns-repeated="4"/>
          <table:table-cell table:content-validation-name="val1" table:formula="of:=COM.MICROSOFT.CONCAT([.K129:.O129])" office:value-type="string" office:string-value="激怒;" calcext:value-type="string">
            <text:p>激怒;</text:p>
          </table:table-cell>
          <table:table-cell table:content-validation-name="val9" table:number-columns-repeated="4"/>
          <table:table-cell office:value-type="string" calcext:value-type="string">
            <text:p>大胖;战歌指挥官+阿古斯防御者+怒火中烧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0]));YEAR(MAX([.$A$1:.$A$1048576]))-YEAR([.A130])&gt;=2;[.$B130]&lt;&gt;&quot;基本&quot;;[.$B1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符文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30:.O130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1]));YEAR(MAX([.$A$1:.$A$1048576]))-YEAR([.A131])&gt;=2;[.$B131]&lt;&gt;&quot;基本&quot;;[.$B1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盗帕奇斯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K131:.O131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海盗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2]));YEAR(MAX([.$A$1:.$A$1048576]))-YEAR([.A132])&gt;=2;[.$B132]&lt;&gt;&quot;基本&quot;;[.$B1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枪骑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32:.O13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3]));YEAR(MAX([.$A$1:.$A$1048576]))-YEAR([.A133])&gt;=2;[.$B133]&lt;&gt;&quot;基本&quot;;[.$B1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叫嚣的中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33:.O13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增益目标（战吼需求）;风怒;0攻随从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4]));YEAR(MAX([.$A$1:.$A$1048576]))-YEAR([.A134])&gt;=2;[.$B134]&lt;&gt;&quot;基本&quot;;[.$B1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弓箭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34:.O13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激怒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5]));YEAR(MAX([.$A$1:.$A$1048576]))-YEAR([.A135])&gt;=2;[.$B135]&lt;&gt;&quot;基本&quot;;[.$B1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的新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35:.O135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6]));YEAR(MAX([.$A$1:.$A$1048576]))-YEAR([.A136])&gt;=2;[.$B136]&lt;&gt;&quot;基本&quot;;[.$B1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浪人渗透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136:.O136])" office:value-type="string" office:string-value="潜行;" calcext:value-type="string">
            <text:p>潜行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7]));YEAR(MAX([.$A$1:.$A$1048576]))-YEAR([.A137])&gt;=2;[.$B137]&lt;&gt;&quot;基本&quot;;[.$B1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37:.O137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牌（触发需求）;严酷的监工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8]));YEAR(MAX([.$A$1:.$A$1048576]))-YEAR([.A138])&gt;=2;[.$B138]&lt;&gt;&quot;基本&quot;;[.$B1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麻疯侏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38:.O138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39]));YEAR(MAX([.$A$1:.$A$1048576]))-YEAR([.A139])&gt;=2;[.$B139]&lt;&gt;&quot;基本&quot;;[.$B1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工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K139:.O139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武器（冲锋需求）;海盗相关;修补匠的磨刀油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0]));YEAR(MAX([.$A$1:.$A$1048576]))-YEAR([.A140])&gt;=2;[.$B140]&lt;&gt;&quot;基本&quot;;[.$B14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女祭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40:.O14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持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1]));YEAR(MAX([.$A$1:.$A$1048576]))-YEAR([.A141])&gt;=2;[.$B141]&lt;&gt;&quot;基本&quot;;[.$B14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肉用僵尸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41:.O141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奥金尼灵魂祭司;永续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2]));YEAR(MAX([.$A$1:.$A$1048576]))-YEAR([.A142])&gt;=2;[.$B142]&lt;&gt;&quot;基本&quot;;[.$B1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观众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42:.O142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3]));YEAR(MAX([.$A$1:.$A$1048576]))-YEAR([.A143])&gt;=2;[.$B143]&lt;&gt;&quot;基本&quot;;[.$B1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闪金镇步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43:.O143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永续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4]));YEAR(MAX([.$A$1:.$A$1048576]))-YEAR([.A144])&gt;=2;[.$B144]&lt;&gt;&quot;基本&quot;;[.$B1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护卫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44:.O144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恢复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5]));YEAR(MAX([.$A$1:.$A$1048576]))-YEAR([.A145])&gt;=2;[.$B145]&lt;&gt;&quot;基本&quot;;[.$B1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牙野猪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145:.O145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6]));YEAR(MAX([.$A$1:.$A$1048576]))-YEAR([.A146])&gt;=2;[.$B146]&lt;&gt;&quot;基本&quot;;[.$B1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受伤的克瓦迪尔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46:.O14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恢复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7]));YEAR(MAX([.$A$1:.$A$1048576]))-YEAR([.A147])&gt;=2;[.$B147]&lt;&gt;&quot;基本&quot;;[.$B14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送葬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47:.O147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亡语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8]));YEAR(MAX([.$A$1:.$A$1048576]))-YEAR([.A148])&gt;=2;[.$B148]&lt;&gt;&quot;基本&quot;;[.$B1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亡灵药剂师</text:p>
          </table:table-cell>
          <table:table-cell table:style-name="ce5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48:.O148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49]));YEAR(MAX([.$A$1:.$A$1048576]))-YEAR([.A149])&gt;=2;[.$B149]&lt;&gt;&quot;基本&quot;;[.$B1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49:.O149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0]));YEAR(MAX([.$A$1:.$A$1048576]))-YEAR([.A150])&gt;=2;[.$B150]&lt;&gt;&quot;基本&quot;;[.$B1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海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50:.O15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海盗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1]));YEAR(MAX([.$A$1:.$A$1048576]))-YEAR([.A151])&gt;=2;[.$B151]&lt;&gt;&quot;基本&quot;;[.$B1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侍从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4"/>
          <table:table-cell table:content-validation-name="val1" table:formula="of:=COM.MICROSOFT.CONCAT([.K151:.O151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永续增益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2]));YEAR(MAX([.$A$1:.$A$1048576]))-YEAR([.A152])&gt;=2;[.$B152]&lt;&gt;&quot;基本&quot;;[.$B1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幼龙鹰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152:.O15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3]));YEAR(MAX([.$A$1:.$A$1048576]))-YEAR([.A153])&gt;=2;[.$B153]&lt;&gt;&quot;基本&quot;;[.$B1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鼬鼠挖掘工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53:.O153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4]));YEAR(MAX([.$A$1:.$A$1048576]))-YEAR([.A154])&gt;=2;[.$B154]&lt;&gt;&quot;基本&quot;;[.$B1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杀手蟹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54:.O15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5]));YEAR(MAX([.$A$1:.$A$1048576]))-YEAR([.A155])&gt;=2;[.$B155]&lt;&gt;&quot;基本&quot;;[.$B1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袭击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K155:.O155])">
            <text:p/>
          </table:table-cell>
          <table:table-cell table:content-validation-name="val9" table:number-columns-repeated="4"/>
          <table:table-cell office:value-type="string" calcext:value-type="string">
            <text:p>鱼人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content-validation-name="val1" table:formula="of:=IF(AND(NOT(ISBLANK([.A156]));YEAR(MAX([.$A$1:.$A$1048576]))-YEAR([.A156])&gt;=2;[.$B156]&lt;&gt;&quot;基本&quot;;[.$B15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招潮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table:number-columns-repeated="5"/>
          <table:table-cell table:content-validation-name="val1" table:formula="of:=COM.MICROSOFT.CONCAT([.K156:.O156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57]));YEAR(MAX([.$A$1:.$A$1048576]))-YEAR([.A157])&gt;=2;[.$B157]&lt;&gt;&quot;基本&quot;;[.$B15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纳苏斯豹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157:.O157])" office:value-type="string" office:string-value="战吼;亡语;" calcext:value-type="string">
            <text:p>战吼;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" office:value-type="string" calcext:value-type="string">
            <text:p>不要带第二张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58]));YEAR(MAX([.$A$1:.$A$1048576]))-YEAR([.A158])&gt;=2;[.$B158]&lt;&gt;&quot;基本&quot;;[.$B15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电镀机械熊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table:number-columns-repeated="3"/>
          <table:table-cell table:content-validation-name="val1" table:formula="of:=COM.MICROSOFT.CONCAT([.K158:.O158])" office:value-type="string" office:string-value="嘲讽;抉择;" calcext:value-type="string">
            <text:p>嘲讽;抉择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59]));YEAR(MAX([.$A$1:.$A$1048576]))-YEAR([.A159])&gt;=2;[.$B159]&lt;&gt;&quot;基本&quot;;[.$B1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59:.O1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0]));YEAR(MAX([.$A$1:.$A$1048576]))-YEAR([.A160])&gt;=2;[.$B160]&lt;&gt;&quot;基本&quot;;[.$B16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刃牙德鲁伊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0:.O160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1]));YEAR(MAX([.$A$1:.$A$1048576]))-YEAR([.A161])&gt;=2;[.$B161]&lt;&gt;&quot;基本&quot;;[.$B16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亚煞极印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61:.O16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2]));YEAR(MAX([.$A$1:.$A$1048576]))-YEAR([.A162])&gt;=2;[.$B162]&lt;&gt;&quot;基本&quot;;[.$B1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成长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2:.O16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3]));YEAR(MAX([.$A$1:.$A$1048576]))-YEAR([.A163])&gt;=2;[.$B163]&lt;&gt;&quot;基本&quot;;[.$B1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印记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63:.O163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64]));YEAR(MAX([.$A$1:.$A$1048576]))-YEAR([.A164])&gt;=2;[.$B164]&lt;&gt;&quot;基本&quot;;[.$B1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4:.O164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5]));YEAR(MAX([.$A$1:.$A$1048576]))-YEAR([.A165])&gt;=2;[.$B165]&lt;&gt;&quot;基本&quot;;[.$B1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165:.O165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6]));YEAR(MAX([.$A$1:.$A$1048576]))-YEAR([.A166])&gt;=2;[.$B166]&lt;&gt;&quot;基本&quot;;[.$B16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不稳定的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6:.O16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7]));YEAR(MAX([.$A$1:.$A$1048576]))-YEAR([.A167])&gt;=2;[.$B167]&lt;&gt;&quot;基本&quot;;[.$B1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167:.O167])" office:value-type="string" office:string-value="冻结;" calcext:value-type="string">
            <text:p>冻结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8]));YEAR(MAX([.$A$1:.$A$1048576]))-YEAR([.A168])&gt;=2;[.$B168]&lt;&gt;&quot;基本&quot;;[.$B16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轰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68:.O168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(血量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69]));YEAR(MAX([.$A$1:.$A$1048576]))-YEAR([.A169])&gt;=2;[.$B169]&lt;&gt;&quot;基本&quot;;[.$B1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的男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3"/>
          <table:table-cell table:content-validation-name="val1" table:formula="of:=COM.MICROSOFT.CONCAT([.K169:.O169])" office:value-type="string" office:string-value="战吼;奥秘;" calcext:value-type="string">
            <text:p>战吼;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0]));YEAR(MAX([.$A$1:.$A$1048576]))-YEAR([.A170])&gt;=2;[.$B170]&lt;&gt;&quot;基本&quot;;[.$B1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魔爆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70:.O17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1]));YEAR(MAX([.$A$1:.$A$1048576]))-YEAR([.A171])&gt;=2;[.$B171]&lt;&gt;&quot;基本&quot;;[.$B17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雪机器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171:.O171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2]));YEAR(MAX([.$A$1:.$A$1048576]))-YEAR([.A172])&gt;=2;[.$B172]&lt;&gt;&quot;基本&quot;;[.$B17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巫师学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72:.O17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术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3]));YEAR(MAX([.$A$1:.$A$1048576]))-YEAR([.A173])&gt;=2;[.$B173]&lt;&gt;&quot;基本&quot;;[.$B17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女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173:.O173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4]));YEAR(MAX([.$A$1:.$A$1048576]))-YEAR([.A174])&gt;=2;[.$B174]&lt;&gt;&quot;基本&quot;;[.$B1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英雄之魂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74:.O17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5]));YEAR(MAX([.$A$1:.$A$1048576]))-YEAR([.A175])&gt;=2;[.$B175]&lt;&gt;&quot;基本&quot;;[.$B1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豹子戏法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K175:.O175])" office:value-type="string" office:string-value="奥秘;潜行;" calcext:value-type="string">
            <text:p>奥秘;潜行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76]));YEAR(MAX([.$A$1:.$A$1048576]))-YEAR([.A176])&gt;=2;[.$B176]&lt;&gt;&quot;基本&quot;;[.$B1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76:.O176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77]));YEAR(MAX([.$A$1:.$A$1048576]))-YEAR([.A177])&gt;=2;[.$B177]&lt;&gt;&quot;基本&quot;;[.$B17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75" table:content-validation-name="val6" office:value-type="string" calcext:value-type="string">
            <text:p>冰冻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77:.O177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78]));YEAR(MAX([.$A$1:.$A$1048576]))-YEAR([.A178])&gt;=2;[.$B178]&lt;&gt;&quot;基本&quot;;[.$B1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捕熊陷阱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178:.O178])" office:value-type="string" office:string-value="奥秘;嘲讽;" calcext:value-type="string">
            <text:p>奥秘;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79]));YEAR(MAX([.$A$1:.$A$1048576]))-YEAR([.A179])&gt;=2;[.$B179]&lt;&gt;&quot;基本&quot;;[.$B1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慈祥的外婆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79:.O17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0]));YEAR(MAX([.$A$1:.$A$1048576]))-YEAR([.A180])&gt;=2;[.$B180]&lt;&gt;&quot;基本&quot;;[.$B1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镖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80:.O180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1]));YEAR(MAX([.$A$1:.$A$1048576]))-YEAR([.A181])&gt;=2;[.$B181]&lt;&gt;&quot;基本&quot;;[.$B18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蛇陷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81:.O181])" office:value-type="string" office:string-value="奥秘;" calcext:value-type="string">
            <text:p>奥秘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2]));YEAR(MAX([.$A$1:.$A$1048576]))-YEAR([.A182])&gt;=2;[.$B182]&lt;&gt;&quot;基本&quot;;[.$B1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皇家雷象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82:.O18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3]));YEAR(MAX([.$A$1:.$A$1048576]))-YEAR([.A183])&gt;=2;[.$B183]&lt;&gt;&quot;基本&quot;;[.$B183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假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83:.O183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4]));YEAR(MAX([.$A$1:.$A$1048576]))-YEAR([.A184])&gt;=2;[.$B184]&lt;&gt;&quot;基本&quot;;[.$B18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狙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84:.O184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85]));YEAR(MAX([.$A$1:.$A$1048576]))-YEAR([.A185])&gt;=2;[.$B185]&lt;&gt;&quot;基本&quot;;[.$B1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军备宝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185:.O185])" office:value-type="string" office:string-value="奥秘;" calcext:value-type="string">
            <text:p>奥秘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6]));YEAR(MAX([.$A$1:.$A$1048576]))-YEAR([.A186])&gt;=2;[.$B186]&lt;&gt;&quot;基本&quot;;[.$B18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快速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86:.O186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7]));YEAR(MAX([.$A$1:.$A$1048576]))-YEAR([.A187])&gt;=2;[.$B187]&lt;&gt;&quot;基本&quot;;[.$B18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砂港狙击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87:.O18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8]));YEAR(MAX([.$A$1:.$A$1048576]))-YEAR([.A188])&gt;=2;[.$B188]&lt;&gt;&quot;基本&quot;;[.$B1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腐土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188:.O18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搭配野兽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89]));YEAR(MAX([.$A$1:.$A$1048576]))-YEAR([.A189])&gt;=2;[.$B189]&lt;&gt;&quot;基本&quot;;[.$B18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探险帽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89:.O189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0]));YEAR(MAX([.$A$1:.$A$1048576]))-YEAR([.A190])&gt;=2;[.$B190]&lt;&gt;&quot;基本&quot;;[.$B19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误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90:.O19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191]));YEAR(MAX([.$A$1:.$A$1048576]))-YEAR([.A191])&gt;=2;[.$B191]&lt;&gt;&quot;基本&quot;;[.$B1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驯兽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91:.O191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2]));YEAR(MAX([.$A$1:.$A$1048576]))-YEAR([.A192])&gt;=2;[.$B192]&lt;&gt;&quot;基本&quot;;[.$B192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召唤宠物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92:.O19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、野兽(减费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3]));YEAR(MAX([.$A$1:.$A$1048576]))-YEAR([.A193])&gt;=2;[.$B193]&lt;&gt;&quot;基本&quot;;[.$B19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照明弹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K193:.O193])" office:value-type="string" office:string-value="奥秘;潜行;" calcext:value-type="string">
            <text:p>奥秘;潜行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4]));YEAR(MAX([.$A$1:.$A$1048576]))-YEAR([.A194])&gt;=2;[.$B194]&lt;&gt;&quot;基本&quot;;[.$B194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重型刀弩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94:.O194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5]));YEAR(MAX([.$A$1:.$A$1048576]))-YEAR([.A195])&gt;=2;[.$B195]&lt;&gt;&quot;基本&quot;;[.$B19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子弹上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95:.O19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6]));YEAR(MAX([.$A$1:.$A$1048576]))-YEAR([.A196])&gt;=2;[.$B196]&lt;&gt;&quot;基本&quot;;[.$B19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96:.O196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7]));YEAR(MAX([.$A$1:.$A$1048576]))-YEAR([.A197])&gt;=2;[.$B197]&lt;&gt;&quot;基本&quot;;[.$B197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打击装甲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197:.O19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恢复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8]));YEAR(MAX([.$A$1:.$A$1048576]))-YEAR([.A198])&gt;=2;[.$B198]&lt;&gt;&quot;基本&quot;;[.$B19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之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98:.O19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特殊需求）:快速治疗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199]));YEAR(MAX([.$A$1:.$A$1048576]))-YEAR([.A199])&gt;=2;[.$B199]&lt;&gt;&quot;基本&quot;;[.$B19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物馆馆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199:.O199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0]));YEAR(MAX([.$A$1:.$A$1048576]))-YEAR([.A200])&gt;=2;[.$B200]&lt;&gt;&quot;基本&quot;;[.$B20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策反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0:.O200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01]));YEAR(MAX([.$A$1:.$A$1048576]))-YEAR([.A201])&gt;=2;[.$B201]&lt;&gt;&quot;基本&quot;;[.$B20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力晶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1:.O20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2]));YEAR(MAX([.$A$1:.$A$1048576]))-YEAR([.A202])&gt;=2;[.$B202]&lt;&gt;&quot;基本&quot;;[.$B20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活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2:.O20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搭配卡组（召唤需求）:负伤剑圣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3]));YEAR(MAX([.$A$1:.$A$1048576]))-YEAR([.A203])&gt;=2;[.$B203]&lt;&gt;&quot;基本&quot;;[.$B20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之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03:.O20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心灵之火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4]));YEAR(MAX([.$A$1:.$A$1048576]))-YEAR([.A204])&gt;=2;[.$B204]&lt;&gt;&quot;基本&quot;;[.$B20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净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4:.O20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组（沉默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5]));YEAR(MAX([.$A$1:.$A$1048576]))-YEAR([.A205])&gt;=2;[.$B205]&lt;&gt;&quot;基本&quot;;[.$B20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眠教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K205:.O205])" office:value-type="string" office:string-value="战吼;嘲讽;" calcext:value-type="string">
            <text:p>战吼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6]));YEAR(MAX([.$A$1:.$A$1048576]))-YEAR([.A206])&gt;=2;[.$B206]&lt;&gt;&quot;基本&quot;;[.$B20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迷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06:.O20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搭配卡（特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7]));YEAR(MAX([.$A$1:.$A$1048576]))-YEAR([.A207])&gt;=2;[.$B207]&lt;&gt;&quot;基本&quot;;[.$B20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07:.O20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光耀之子;心灵之火;4血以上随从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8]));YEAR(MAX([.$A$1:.$A$1048576]))-YEAR([.A208])&gt;=2;[.$B208]&lt;&gt;&quot;基本&quot;;[.$B20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缩小射线工程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08:.O20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秘教暗影祭司;暗言术：痛;狂奔科多兽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09]));YEAR(MAX([.$A$1:.$A$1048576]))-YEAR([.A209])&gt;=2;[.$B209]&lt;&gt;&quot;基本&quot;;[.$B20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心灵震爆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09:.O20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0]));YEAR(MAX([.$A$1:.$A$1048576]))-YEAR([.A210])&gt;=2;[.$B210]&lt;&gt;&quot;基本&quot;;[.$B21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背叛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10:.O210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1]));YEAR(MAX([.$A$1:.$A$1048576]))-YEAR([.A211])&gt;=2;[.$B211]&lt;&gt;&quot;基本&quot;;[.$B21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骨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211:.O211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2]));YEAR(MAX([.$A$1:.$A$1048576]))-YEAR([.A212])&gt;=2;[.$B212]&lt;&gt;&quot;基本&quot;;[.$B2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头目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212:.O212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3]));YEAR(MAX([.$A$1:.$A$1048576]))-YEAR([.A213])&gt;=2;[.$B213]&lt;&gt;&quot;基本&quot;;[.$B21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自动理发装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13:.O21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4]));YEAR(MAX([.$A$1:.$A$1048576]))-YEAR([.A214])&gt;=2;[.$B214]&lt;&gt;&quot;基本&quot;;[.$B2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毒刃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14:.O214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5]));YEAR(MAX([.$A$1:.$A$1048576]))-YEAR([.A215])&gt;=2;[.$B215]&lt;&gt;&quot;基本&quot;;[.$B21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独眼欺诈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15:.O21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海盗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16]));YEAR(MAX([.$A$1:.$A$1048576]))-YEAR([.A216])&gt;=2;[.$B216]&lt;&gt;&quot;基本&quot;;[.$B2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摆渡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216:.O216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7]));YEAR(MAX([.$A$1:.$A$1048576]))-YEAR([.A217])&gt;=2;[.$B217]&lt;&gt;&quot;基本&quot;;[.$B21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闷棍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17:.O21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8]));YEAR(MAX([.$A$1:.$A$1048576]))-YEAR([.A218])&gt;=2;[.$B218]&lt;&gt;&quot;基本&quot;;[.$B2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心的刺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18:.O21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19]));YEAR(MAX([.$A$1:.$A$1048576]))-YEAR([.A219])&gt;=2;[.$B219]&lt;&gt;&quot;基本&quot;;[.$B2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窃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19:.O21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0]));YEAR(MAX([.$A$1:.$A$1048576]))-YEAR([.A220])&gt;=2;[.$B220]&lt;&gt;&quot;基本&quot;;[.$B2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飞镖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3"/>
          <table:table-cell table:content-validation-name="val1" table:formula="of:=COM.MICROSOFT.CONCAT([.K220:.O220])" office:value-type="string" office:string-value="连击;青玉魔像;" calcext:value-type="string">
            <text:p>连击;青玉魔像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青玉魔像（连击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1]));YEAR(MAX([.$A$1:.$A$1048576]))-YEAR([.A221])&gt;=2;[.$B221]&lt;&gt;&quot;基本&quot;;[.$B2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游荡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2"/>
          <table:table-cell table:content-validation-name="val1" table:formula="of:=COM.MICROSOFT.CONCAT([.K221:.O221])" office:value-type="string" office:string-value="潜行;亡语;青玉魔像;" calcext:value-type="string">
            <text:p>潜行;亡语;青玉魔像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2]));YEAR(MAX([.$A$1:.$A$1048576]))-YEAR([.A222])&gt;=2;[.$B222]&lt;&gt;&quot;基本&quot;;[.$B2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夜幕奇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22:.O22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3]));YEAR(MAX([.$A$1:.$A$1048576]))-YEAR([.A223])&gt;=2;[.$B223]&lt;&gt;&quot;基本&quot;;[.$B2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商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223:.O223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4]));YEAR(MAX([.$A$1:.$A$1048576]))-YEAR([.A224])&gt;=2;[.$B224]&lt;&gt;&quot;基本&quot;;[.$B2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幽暗城勇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224:.O224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25]));YEAR(MAX([.$A$1:.$A$1048576]))-YEAR([.A225])&gt;=2;[.$B225]&lt;&gt;&quot;基本&quot;;[.$B22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大漩涡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25:.O22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6]));YEAR(MAX([.$A$1:.$A$1048576]))-YEAR([.A226])&gt;=2;[.$B226]&lt;&gt;&quot;基本&quot;;[.$B22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风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table:number-columns-repeated="4"/>
          <table:table-cell table:content-validation-name="val1" table:formula="of:=COM.MICROSOFT.CONCAT([.K226:.O226])" office:value-type="string" office:string-value="风怒;" calcext:value-type="string">
            <text:p>风怒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7]));YEAR(MAX([.$A$1:.$A$1048576]))-YEAR([.A227])&gt;=2;[.$B227]&lt;&gt;&quot;基本&quot;;[.$B22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活力图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27:.O22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8]));YEAR(MAX([.$A$1:.$A$1048576]))-YEAR([.A228])&gt;=2;[.$B228]&lt;&gt;&quot;基本&quot;;[.$B2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舌图腾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28:.O22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29]));YEAR(MAX([.$A$1:.$A$1048576]))-YEAR([.A229])&gt;=2;[.$B229]&lt;&gt;&quot;基本&quot;;[.$B22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雷暴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229:.O229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0]));YEAR(MAX([.$A$1:.$A$1048576]))-YEAR([.A230])&gt;=2;[.$B230]&lt;&gt;&quot;基本&quot;;[.$B23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雷铸战斧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230:.O230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1]));YEAR(MAX([.$A$1:.$A$1048576]))-YEAR([.A231])&gt;=2;[.$B231]&lt;&gt;&quot;基本&quot;;[.$B23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连环爆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231:.O231])" office:value-type="string" office:string-value="过载;" calcext:value-type="string">
            <text:p>过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2]));YEAR(MAX([.$A$1:.$A$1048576]))-YEAR([.A232])&gt;=2;[.$B232]&lt;&gt;&quot;基本&quot;;[.$B2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青玉之爪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2"/>
          <table:table-cell table:content-validation-name="val1" table:formula="of:=COM.MICROSOFT.CONCAT([.K232:.O232])" office:value-type="string" office:string-value="战吼;青玉魔像;过载;" calcext:value-type="string">
            <text:p>战吼;青玉魔像;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3]));YEAR(MAX([.$A$1:.$A$1048576]))-YEAR([.A233])&gt;=2;[.$B233]&lt;&gt;&quot;基本&quot;;[.$B23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震击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233:.O233])" office:value-type="string" office:string-value="过载;" calcext:value-type="string">
            <text:p>过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4]));YEAR(MAX([.$A$1:.$A$1048576]))-YEAR([.A234])&gt;=2;[.$B234]&lt;&gt;&quot;基本&quot;;[.$B23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石化武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34:.O23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5]));YEAR(MAX([.$A$1:.$A$1048576]))-YEAR([.A235])&gt;=2;[.$B235]&lt;&gt;&quot;基本&quot;;[.$B2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图腾魔像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235:.O235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36]));YEAR(MAX([.$A$1:.$A$1048576]))-YEAR([.A236])&gt;=2;[.$B236]&lt;&gt;&quot;基本&quot;;[.$B2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退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36:.O23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7]));YEAR(MAX([.$A$1:.$A$1048576]))-YEAR([.A237])&gt;=2;[.$B237]&lt;&gt;&quot;基本&quot;;[.$B23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之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237:.O237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价值大于2/2白板的牌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8]));YEAR(MAX([.$A$1:.$A$1048576]))-YEAR([.A238])&gt;=2;[.$B238]&lt;&gt;&quot;基本&quot;;[.$B2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知识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238:.O238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39]));YEAR(MAX([.$A$1:.$A$1048576]))-YEAR([.A239])&gt;=2;[.$B239]&lt;&gt;&quot;基本&quot;;[.$B2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永恒哨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K239:.O239])" office:value-type="string" office:string-value="战吼;过载;" calcext:value-type="string">
            <text:p>战吼;过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0]));YEAR(MAX([.$A$1:.$A$1048576]))-YEAR([.A240])&gt;=2;[.$B240]&lt;&gt;&quot;基本&quot;;[.$B240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转生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40:.O24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1]));YEAR(MAX([.$A$1:.$A$1048576]))-YEAR([.A241])&gt;=2;[.$B241]&lt;&gt;&quot;基本&quot;;[.$B24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动漩涡打击装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table:number-columns-repeated="4"/>
          <table:table-cell table:content-validation-name="val1" table:formula="of:=COM.MICROSOFT.CONCAT([.K241:.O241])" office:value-type="string" office:string-value="风怒;" calcext:value-type="string">
            <text:p>风怒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2]));YEAR(MAX([.$A$1:.$A$1048576]))-YEAR([.A242])&gt;=2;[.$B242]&lt;&gt;&quot;基本&quot;;[.$B2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白银之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42:.O24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套牌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3]));YEAR(MAX([.$A$1:.$A$1048576]))-YEAR([.A243])&gt;=2;[.$B243]&lt;&gt;&quot;基本&quot;;[.$B243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光明圣印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43:.O24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4]));YEAR(MAX([.$A$1:.$A$1048576]))-YEAR([.A244])&gt;=2;[.$B244]&lt;&gt;&quot;基本&quot;;[.$B2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曙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44:.O24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5]));YEAR(MAX([.$A$1:.$A$1048576]))-YEAR([.A245])&gt;=2;[.$B245]&lt;&gt;&quot;基本&quot;;[.$B24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护盾机器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245:.O245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6]));YEAR(MAX([.$A$1:.$A$1048576]))-YEAR([.A246])&gt;=2;[.$B246]&lt;&gt;&quot;基本&quot;;[.$B24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而平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46:.O24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特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7]));YEAR(MAX([.$A$1:.$A$1048576]))-YEAR([.A247])&gt;=2;[.$B247]&lt;&gt;&quot;基本&quot;;[.$B24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47:.O24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48]));YEAR(MAX([.$A$1:.$A$1048576]))-YEAR([.A248])&gt;=2;[.$B248]&lt;&gt;&quot;基本&quot;;[.$B2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供货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48:.O24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49]));YEAR(MAX([.$A$1:.$A$1048576]))-YEAR([.A249])&gt;=2;[.$B249]&lt;&gt;&quot;基本&quot;;[.$B2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保卫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3"/>
          <table:table-cell table:content-validation-name="val1" table:formula="of:=COM.MICROSOFT.CONCAT([.K249:.O249])" office:value-type="string" office:string-value="战吼;圣盾;" calcext:value-type="string">
            <text:p>战吼;圣盾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0]));YEAR(MAX([.$A$1:.$A$1048576]))-YEAR([.A250])&gt;=2;[.$B250]&lt;&gt;&quot;基本&quot;;[.$B250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色炸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0:.O25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1]));YEAR(MAX([.$A$1:.$A$1048576]))-YEAR([.A251])&gt;=2;[.$B251]&lt;&gt;&quot;基本&quot;;[.$B2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融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51:.O25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恶魔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2]));YEAR(MAX([.$A$1:.$A$1048576]))-YEAR([.A252])&gt;=2;[.$B252]&lt;&gt;&quot;基本&quot;;[.$B2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2:.O252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3]));YEAR(MAX([.$A$1:.$A$1048576]))-YEAR([.A253])&gt;=2;[.$B253]&lt;&gt;&quot;基本&quot;;[.$B2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愤怒卫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53:.O2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4]));YEAR(MAX([.$A$1:.$A$1048576]))-YEAR([.A254])&gt;=2;[.$B254]&lt;&gt;&quot;基本&quot;;[.$B2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市摊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254:.O254])" office:value-type="string" office:string-value="战吼;发现;" calcext:value-type="string">
            <text:p>战吼;发现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5]));YEAR(MAX([.$A$1:.$A$1048576]))-YEAR([.A255])&gt;=2;[.$B255]&lt;&gt;&quot;基本&quot;;[.$B25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拉法姆的诅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5:.O25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6]));YEAR(MAX([.$A$1:.$A$1048576]))-YEAR([.A256])&gt;=2;[.$B256]&lt;&gt;&quot;基本&quot;;[.$B25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56:.O25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(战吼需求)；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57]));YEAR(MAX([.$A$1:.$A$1048576]))-YEAR([.A257])&gt;=2;[.$B257]&lt;&gt;&quot;基本&quot;;[.$B2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弃暗投明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7:.O25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8]));YEAR(MAX([.$A$1:.$A$1048576]))-YEAR([.A258])&gt;=2;[.$B258]&lt;&gt;&quot;基本&quot;;[.$B25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痛苦女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58:.O25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59]));YEAR(MAX([.$A$1:.$A$1048576]))-YEAR([.A259])&gt;=2;[.$B259]&lt;&gt;&quot;基本&quot;;[.$B25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59:.O2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0]));YEAR(MAX([.$A$1:.$A$1048576]))-YEAR([.A260])&gt;=2;[.$B260]&lt;&gt;&quot;基本&quot;;[.$B26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图书管理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260:.O260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1]));YEAR(MAX([.$A$1:.$A$1048576]))-YEAR([.A261])&gt;=2;[.$B261]&lt;&gt;&quot;基本&quot;;[.$B26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的勇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61:.O26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龙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2]));YEAR(MAX([.$A$1:.$A$1048576]))-YEAR([.A262])&gt;=2;[.$B262]&lt;&gt;&quot;基本&quot;;[.$B2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炽炎战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62:.O262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3]));YEAR(MAX([.$A$1:.$A$1048576]))-YEAR([.A263])&gt;=2;[.$B263]&lt;&gt;&quot;基本&quot;;[.$B2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打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63:.O263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(法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4]));YEAR(MAX([.$A$1:.$A$1048576]))-YEAR([.A264])&gt;=2;[.$B264]&lt;&gt;&quot;基本&quot;;[.$B2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陪练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264:.O264])" office:value-type="string" office:string-value="嘲讽;战吼;" calcext:value-type="string">
            <text:p>嘲讽;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5]));YEAR(MAX([.$A$1:.$A$1048576]))-YEAR([.A265])&gt;=2;[.$B265]&lt;&gt;&quot;基本&quot;;[.$B2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辩律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265:.O265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66]));YEAR(MAX([.$A$1:.$A$1048576]))-YEAR([.A266])&gt;=2;[.$B266]&lt;&gt;&quot;基本&quot;;[.$B26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巴特·钩锤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66:.O26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7]));YEAR(MAX([.$A$1:.$A$1048576]))-YEAR([.A267])&gt;=2;[.$B267]&lt;&gt;&quot;基本&quot;;[.$B2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267:.O267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嘲讽随从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8]));YEAR(MAX([.$A$1:.$A$1048576]))-YEAR([.A268])&gt;=2;[.$B268]&lt;&gt;&quot;基本&quot;;[.$B26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68:.O26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(增益需求):负伤剑圣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69]));YEAR(MAX([.$A$1:.$A$1048576]))-YEAR([.A269])&gt;=2;[.$B269]&lt;&gt;&quot;基本&quot;;[.$B2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猛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69:.O26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0]));YEAR(MAX([.$A$1:.$A$1048576]))-YEAR([.A270])&gt;=2;[.$B270]&lt;&gt;&quot;基本&quot;;[.$B2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命令怒吼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0:.O27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1]));YEAR(MAX([.$A$1:.$A$1048576]))-YEAR([.A271])&gt;=2;[.$B271]&lt;&gt;&quot;基本&quot;;[.$B27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失窃物资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271:.O271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嘲讽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2]));YEAR(MAX([.$A$1:.$A$1048576]))-YEAR([.A272])&gt;=2;[.$B272]&lt;&gt;&quot;基本&quot;;[.$B27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顺劈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2:.O27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法强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3]));YEAR(MAX([.$A$1:.$A$1048576]))-YEAR([.A273])&gt;=2;[.$B273]&lt;&gt;&quot;基本&quot;;[.$B2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严酷的监工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73:.O27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增益目标(战吼需求)激怒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4]));YEAR(MAX([.$A$1:.$A$1048576]))-YEAR([.A274])&gt;=2;[.$B274]&lt;&gt;&quot;基本&quot;;[.$B2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打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4:.O27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75]));YEAR(MAX([.$A$1:.$A$1048576]))-YEAR([.A275])&gt;=2;[.$B275]&lt;&gt;&quot;基本&quot;;[.$B2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鱼死网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5:.O27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6]));YEAR(MAX([.$A$1:.$A$1048576]))-YEAR([.A276])&gt;=2;[.$B276]&lt;&gt;&quot;基本&quot;;[.$B2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斩杀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6:.O276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office:value-type="string" calcext:value-type="string">
            <text:p>猛击;严酷的监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7]));YEAR(MAX([.$A$1:.$A$1048576]))-YEAR([.A277])&gt;=2;[.$B277]&lt;&gt;&quot;基本&quot;;[.$B27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战斗怒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7:.O27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(抽牌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8]));YEAR(MAX([.$A$1:.$A$1048576]))-YEAR([.A278])&gt;=2;[.$B278]&lt;&gt;&quot;基本&quot;;[.$B27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甲师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278:.O27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激怒相关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79]));YEAR(MAX([.$A$1:.$A$1048576]))-YEAR([.A279])&gt;=2;[.$B279]&lt;&gt;&quot;基本&quot;;[.$B2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曼尼狂战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279:.O279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0]));YEAR(MAX([.$A$1:.$A$1048576]))-YEAR([.A280])&gt;=2;[.$B280]&lt;&gt;&quot;基本&quot;;[.$B28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骨卫士军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80:.O28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1]));YEAR(MAX([.$A$1:.$A$1048576]))-YEAR([.A281])&gt;=2;[.$B281]&lt;&gt;&quot;基本&quot;;[.$B2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宝石甲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281:.O281])" office:value-type="string" office:string-value="战吼;发现;" calcext:value-type="string">
            <text:p>战吼;发现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2]));YEAR(MAX([.$A$1:.$A$1048576]))-YEAR([.A282])&gt;=2;[.$B282]&lt;&gt;&quot;基本&quot;;[.$B2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卑劣的脏鼠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282:.O282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人品（身材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3]));YEAR(MAX([.$A$1:.$A$1048576]))-YEAR([.A283])&gt;=2;[.$B283]&lt;&gt;&quot;基本&quot;;[.$B28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吵吵机器人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283:.O283])" office:value-type="string" office:string-value="嘲讽;圣盾;" calcext:value-type="string">
            <text:p>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临时攻击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4]));YEAR(MAX([.$A$1:.$A$1048576]))-YEAR([.A284])&gt;=2;[.$B284]&lt;&gt;&quot;基本&quot;;[.$B2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持枪侍从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84:.O28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5]));YEAR(MAX([.$A$1:.$A$1048576]))-YEAR([.A285])&gt;=2;[.$B285]&lt;&gt;&quot;基本&quot;;[.$B28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载火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85:.O285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海盗（触发需求）</text:p>
          </table:table-cell>
          <table:table-cell table:style-name="ce5"/>
          <table:table-cell table:number-columns-repeated="1002"/>
        </table:table-row>
        <table:table-row table:style-name="ro2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6]));YEAR(MAX([.$A$1:.$A$1048576]))-YEAR([.A286])&gt;=2;[.$B286]&lt;&gt;&quot;基本&quot;;[.$B28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船长的鹦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86:.O28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绿皮船长</text:p>
          </table:table-cell>
          <table:table-cell table:style-name="ce5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287]));YEAR(MAX([.$A$1:.$A$1048576]))-YEAR([.A287])&gt;=2;[.$B287]&lt;&gt;&quot;基本&quot;;[.$B28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吹箭鱼人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287:.O28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8]));YEAR(MAX([.$A$1:.$A$1048576]))-YEAR([.A288])&gt;=2;[.$B288]&lt;&gt;&quot;基本&quot;;[.$B2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淡水鳄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288:.O288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2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89]));YEAR(MAX([.$A$1:.$A$1048576]))-YEAR([.A289])&gt;=2;[.$B289]&lt;&gt;&quot;基本&quot;;[.$B2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怨魂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89:.O289])">
            <text:p/>
          </table:table-cell>
          <table:table-cell table:content-validation-name="val9" table:number-columns-repeated="4"/>
          <table:table-cell office:value-type="string" calcext:value-type="string">
            <text:p>2费牌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0]));YEAR(MAX([.$A$1:.$A$1048576]))-YEAR([.A290])&gt;=2;[.$B290]&lt;&gt;&quot;基本&quot;;[.$B2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刀杂耍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90:.O290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搭配（触发需求）:作战动员;小鬼爆破…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1]));YEAR(MAX([.$A$1:.$A$1048576]))-YEAR([.A291])&gt;=2;[.$B291]&lt;&gt;&quot;基本&quot;;[.$B29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分裂软泥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1:.O29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永续增益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2]));YEAR(MAX([.$A$1:.$A$1048576]))-YEAR([.A292])&gt;=2;[.$B292]&lt;&gt;&quot;基本&quot;;[.$B29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科学家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292:.O292])" office:value-type="string" office:string-value="亡语;奥秘;" calcext:value-type="string">
            <text:p>亡语;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奥秘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3]));YEAR(MAX([.$A$1:.$A$1048576]))-YEAR([.A293])&gt;=2;[.$B293]&lt;&gt;&quot;基本&quot;;[.$B2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炼金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3:.O29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4]));YEAR(MAX([.$A$1:.$A$1048576]))-YEAR([.A294])&gt;=2;[.$B294]&lt;&gt;&quot;基本&quot;;[.$B2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投弹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4:.O29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 office:value-type="string" calcext:value-type="string">
            <text:p>人品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5]));YEAR(MAX([.$A$1:.$A$1048576]))-YEAR([.A295])&gt;=2;[.$B295]&lt;&gt;&quot;基本&quot;;[.$B2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程师学徒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5:.O295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6]));YEAR(MAX([.$A$1:.$A$1048576]))-YEAR([.A296])&gt;=2;[.$B296]&lt;&gt;&quot;基本&quot;;[.$B2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狗头人地卜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96:.O29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7]));YEAR(MAX([.$A$1:.$A$1048576]))-YEAR([.A297])&gt;=2;[.$B297]&lt;&gt;&quot;基本&quot;;[.$B29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爬行者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297:.O29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8]));YEAR(MAX([.$A$1:.$A$1048576]))-YEAR([.A298])&gt;=2;[.$B298]&lt;&gt;&quot;基本&quot;;[.$B29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地精猎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298:.O29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维纶的恩泽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299]));YEAR(MAX([.$A$1:.$A$1048576]))-YEAR([.A299])&gt;=2;[.$B299]&lt;&gt;&quot;基本&quot;;[.$B2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杂耍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299:.O299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0]));YEAR(MAX([.$A$1:.$A$1048576]))-YEAR([.A300])&gt;=2;[.$B300]&lt;&gt;&quot;基本&quot;;[.$B30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跃迁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0:.O300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机械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01]));YEAR(MAX([.$A$1:.$A$1048576]))-YEAR([.A301])&gt;=2;[.$B301]&lt;&gt;&quot;基本&quot;;[.$B3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名媛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01:.O30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2]));YEAR(MAX([.$A$1:.$A$1048576]))-YEAR([.A302])&gt;=2;[.$B302]&lt;&gt;&quot;基本&quot;;[.$B3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灵龙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302:.O30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年轻的女祭司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3]));YEAR(MAX([.$A$1:.$A$1048576]))-YEAR([.A303])&gt;=2;[.$B303]&lt;&gt;&quot;基本&quot;;[.$B3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蟾蜍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03:.O30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4]));YEAR(MAX([.$A$1:.$A$1048576]))-YEAR([.A304])&gt;=2;[.$B304]&lt;&gt;&quot;基本&quot;;[.$B3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狼前锋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304:.O304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5]));YEAR(MAX([.$A$1:.$A$1048576]))-YEAR([.A305])&gt;=2;[.$B305]&lt;&gt;&quot;基本&quot;;[.$B3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炎术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5:.O30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法术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6]));YEAR(MAX([.$A$1:.$A$1048576]))-YEAR([.A306])&gt;=2;[.$B306]&lt;&gt;&quot;基本&quot;;[.$B3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蓝腮战士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table:number-columns-repeated="5"/>
          <table:table-cell table:content-validation-name="val1" table:formula="of:=COM.MICROSOFT.CONCAT([.K306:.O306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7]));YEAR(MAX([.$A$1:.$A$1048576]))-YEAR([.A307])&gt;=2;[.$B307]&lt;&gt;&quot;基本&quot;;[.$B3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尔豪斯·法力风暴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07:.O30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人品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8]));YEAR(MAX([.$A$1:.$A$1048576]))-YEAR([.A308])&gt;=2;[.$B308]&lt;&gt;&quot;基本&quot;;[.$B3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8:.O30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法术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09]));YEAR(MAX([.$A$1:.$A$1048576]))-YEAR([.A309])&gt;=2;[.$B309]&lt;&gt;&quot;基本&quot;;[.$B3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预言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09:.O30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:少沉默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0]));YEAR(MAX([.$A$1:.$A$1048576]))-YEAR([.A310])&gt;=2;[.$B310]&lt;&gt;&quot;基本&quot;;[.$B31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地卜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310:.O310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1]));YEAR(MAX([.$A$1:.$A$1048576]))-YEAR([.A311])&gt;=2;[.$B311]&lt;&gt;&quot;基本&quot;;[.$B3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色野猪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311:.O31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2]));YEAR(MAX([.$A$1:.$A$1048576]))-YEAR([.A312])&gt;=2;[.$B312]&lt;&gt;&quot;基本&quot;;[.$B3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特·帕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12:.O31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3]));YEAR(MAX([.$A$1:.$A$1048576]))-YEAR([.A313])&gt;=2;[.$B313]&lt;&gt;&quot;基本&quot;;[.$B31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尼鲁巴蛛网领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13:.O31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4]));YEAR(MAX([.$A$1:.$A$1048576]))-YEAR([.A314])&gt;=2;[.$B314]&lt;&gt;&quot;基本&quot;;[.$B3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轻的酒仙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14:.O314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回收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5]));YEAR(MAX([.$A$1:.$A$1048576]))-YEAR([.A315])&gt;=2;[.$B315]&lt;&gt;&quot;基本&quot;;[.$B31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扭曲的狼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15:.O31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6]));YEAR(MAX([.$A$1:.$A$1048576]))-YEAR([.A316])&gt;=2;[.$B316]&lt;&gt;&quot;基本&quot;;[.$B3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怒鳍猎潮者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316:.O316])" office:value-type="string" office:string-value="战吼;嘲讽;" calcext:value-type="string">
            <text:p>战吼;嘲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7]));YEAR(MAX([.$A$1:.$A$1048576]))-YEAR([.A317])&gt;=2;[.$B317]&lt;&gt;&quot;基本&quot;;[.$B31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蹒跚的食尸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317:.O317])" office:value-type="string" office:string-value="嘲讽;亡语;" calcext:value-type="string">
            <text:p>嘲讽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18]));YEAR(MAX([.$A$1:.$A$1048576]))-YEAR([.A318])&gt;=2;[.$B318]&lt;&gt;&quot;基本&quot;;[.$B3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热心的酒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18:.O31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19]));YEAR(MAX([.$A$1:.$A$1048576]))-YEAR([.A319])&gt;=2;[.$B319]&lt;&gt;&quot;基本&quot;;[.$B3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日怒保卫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319:.O319])" office:value-type="string" office:string-value="战吼;嘲讽;" calcext:value-type="string">
            <text:p>战吼;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0]));YEAR(MAX([.$A$1:.$A$1048576]))-YEAR([.A320])&gt;=2;[.$B320]&lt;&gt;&quot;基本&quot;;[.$B3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看守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20:.O32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:沉默;嘲讽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1]));YEAR(MAX([.$A$1:.$A$1048576]))-YEAR([.A321])&gt;=2;[.$B321]&lt;&gt;&quot;基本&quot;;[.$B3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步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321:.O321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2]));YEAR(MAX([.$A$1:.$A$1048576]))-YEAR([.A322])&gt;=2;[.$B322]&lt;&gt;&quot;基本&quot;;[.$B32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性沼泽软泥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22:.O32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3]));YEAR(MAX([.$A$1:.$A$1048576]))-YEAR([.A323])&gt;=2;[.$B323]&lt;&gt;&quot;基本&quot;;[.$B32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碎石穴居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23:.O32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4]));YEAR(MAX([.$A$1:.$A$1048576]))-YEAR([.A324])&gt;=2;[.$B324]&lt;&gt;&quot;基本&quot;;[.$B32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微型战斗机甲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324:.O32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2" calcext:value-type="float">
            <text:p>2</text:p>
          </table:table-cell>
          <table:table-cell table:content-validation-name="val1" table:formula="of:=IF(AND(NOT(ISBLANK([.A325]));YEAR(MAX([.$A$1:.$A$1048576]))-YEAR([.A325])&gt;=2;[.$B325]&lt;&gt;&quot;基本&quot;;[.$B3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情报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325:.O325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6]));YEAR(MAX([.$A$1:.$A$1048576]))-YEAR([.A326])&gt;=2;[.$B326]&lt;&gt;&quot;基本&quot;;[.$B3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召唤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26:.O32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4费牌;6费牌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7]));YEAR(MAX([.$A$1:.$A$1048576]))-YEAR([.A327])&gt;=2;[.$B327]&lt;&gt;&quot;基本&quot;;[.$B3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召唤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27:.O32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克苏恩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8]));YEAR(MAX([.$A$1:.$A$1048576]))-YEAR([.A328])&gt;=2;[.$B328]&lt;&gt;&quot;基本&quot;;[.$B3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幽龙史学家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328:.O328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29]));YEAR(MAX([.$A$1:.$A$1048576]))-YEAR([.A329])&gt;=2;[.$B329]&lt;&gt;&quot;基本&quot;;[.$B3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法师萨尔诺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法术伤害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329:.O329])" office:value-type="string" office:string-value="法术伤害;亡语;" calcext:value-type="string">
            <text:p>法术伤害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0]));YEAR(MAX([.$A$1:.$A$1048576]))-YEAR([.A330])&gt;=2;[.$B330]&lt;&gt;&quot;基本&quot;;[.$B3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袭击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30:.O330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1]));YEAR(MAX([.$A$1:.$A$1048576]))-YEAR([.A331])&gt;=2;[.$B331]&lt;&gt;&quot;基本&quot;;[.$B3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沼迅猛龙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331:.O3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野兽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2]));YEAR(MAX([.$A$1:.$A$1048576]))-YEAR([.A332])&gt;=2;[.$B332]&lt;&gt;&quot;基本&quot;;[.$B3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要塞指挥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2:.O33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特殊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3]));YEAR(MAX([.$A$1:.$A$1048576]))-YEAR([.A333])&gt;=2;[.$B333]&lt;&gt;&quot;基本&quot;;[.$B3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阴暗渔夫纳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3:.O33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人品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4]));YEAR(MAX([.$A$1:.$A$1048576]))-YEAR([.A334])&gt;=2;[.$B334]&lt;&gt;&quot;基本&quot;;[.$B3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警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4:.O334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5]));YEAR(MAX([.$A$1:.$A$1048576]))-YEAR([.A335])&gt;=2;[.$B335]&lt;&gt;&quot;基本&quot;;[.$B3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游学者周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5:.O33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搭配卡组（特殊需求）,维纶的恩泽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6]));YEAR(MAX([.$A$1:.$A$1048576]))-YEAR([.A336])&gt;=2;[.$B336]&lt;&gt;&quot;基本&quot;;[.$B33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践踏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36:.O33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7]));YEAR(MAX([.$A$1:.$A$1048576]))-YEAR([.A337])&gt;=2;[.$B337]&lt;&gt;&quot;基本&quot;;[.$B3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猎潮者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37:.O33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鱼人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8]));YEAR(MAX([.$A$1:.$A$1048576]))-YEAR([.A338])&gt;=2;[.$B338]&lt;&gt;&quot;基本&quot;;[.$B3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利品贮藏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38:.O338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39]));YEAR(MAX([.$A$1:.$A$1048576]))-YEAR([.A339])&gt;=2;[.$B339]&lt;&gt;&quot;基本&quot;;[.$B33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变形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39:.O33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高费战吼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0]));YEAR(MAX([.$A$1:.$A$1048576]))-YEAR([.A340])&gt;=2;[.$B340]&lt;&gt;&quot;基本&quot;;[.$B34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之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40:.O340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攻击增益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1]));YEAR(MAX([.$A$1:.$A$1048576]))-YEAR([.A341])&gt;=2;[.$B341]&lt;&gt;&quot;基本&quot;;[.$B3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铸剑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41:.O34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office:value-type="string" calcext:value-type="string">
            <text:p>增益目标（持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2]));YEAR(MAX([.$A$1:.$A$1048576]))-YEAR([.A342])&gt;=2;[.$B342]&lt;&gt;&quot;基本&quot;;[.$B34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爆绵羊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42:.O342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" calcext:value-type="float">
            <text:p>2</text:p>
          </table:table-cell>
          <table:table-cell table:content-validation-name="val1" table:formula="of:=IF(AND(NOT(ISBLANK([.A343]));YEAR(MAX([.$A$1:.$A$1048576]))-YEAR([.A343])&gt;=2;[.$B343]&lt;&gt;&quot;基本&quot;;[.$B3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自负的演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343:.O343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4]));YEAR(MAX([.$A$1:.$A$1048576]))-YEAR([.A344])&gt;=2;[.$B344]&lt;&gt;&quot;基本&quot;;[.$B34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树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44:.O34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搭配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5]));YEAR(MAX([.$A$1:.$A$1048576]))-YEAR([.A345])&gt;=2;[.$B345]&lt;&gt;&quot;基本&quot;;[.$B34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腐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45:.O34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46]));YEAR(MAX([.$A$1:.$A$1048576]))-YEAR([.A346])&gt;=2;[.$B346]&lt;&gt;&quot;基本&quot;;[.$B3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灰熊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346:.O34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7]));YEAR(MAX([.$A$1:.$A$1048576]))-YEAR([.A347])&gt;=2;[.$B347]&lt;&gt;&quot;基本&quot;;[.$B3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德鲁伊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47:.O347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48]));YEAR(MAX([.$A$1:.$A$1048576]))-YEAR([.A348])&gt;=2;[.$B348]&lt;&gt;&quot;基本&quot;;[.$B34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妙手空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48:.O34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49]));YEAR(MAX([.$A$1:.$A$1048576]))-YEAR([.A349])&gt;=2;[.$B349]&lt;&gt;&quot;基本&quot;;[.$B3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骑乘迅猛龙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349:.O34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0]));YEAR(MAX([.$A$1:.$A$1048576]))-YEAR([.A350])&gt;=2;[.$B350]&lt;&gt;&quot;基本&quot;;[.$B35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绽放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4"/>
          <table:table-cell table:content-validation-name="val1" table:formula="of:=COM.MICROSOFT.CONCAT([.K350:.O350])" office:value-type="string" office:string-value="青玉魔像;" calcext:value-type="string">
            <text:p>青玉魔像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1]));YEAR(MAX([.$A$1:.$A$1048576]))-YEAR([.A351])&gt;=2;[.$B351]&lt;&gt;&quot;基本&quot;;[.$B3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神唤梦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51:.O3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52]));YEAR(MAX([.$A$1:.$A$1048576]))-YEAR([.A352])&gt;=2;[.$B352]&lt;&gt;&quot;基本&quot;;[.$B3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蛮咆哮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2:.O35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:自然之力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3]));YEAR(MAX([.$A$1:.$A$1048576]))-YEAR([.A353])&gt;=2;[.$B353]&lt;&gt;&quot;基本&quot;;[.$B35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之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3:.O3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54]));YEAR(MAX([.$A$1:.$A$1048576]))-YEAR([.A354])&gt;=2;[.$B354]&lt;&gt;&quot;基本&quot;;[.$B35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之触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4:.O35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55]));YEAR(MAX([.$A$1:.$A$1048576]))-YEAR([.A355])&gt;=2;[.$B355]&lt;&gt;&quot;基本&quot;;[.$B35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印记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K355:.O355])" office:value-type="string" office:string-value="抉择;嘲讽;" calcext:value-type="string">
            <text:p>抉择;嘲讽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6]));YEAR(MAX([.$A$1:.$A$1048576]))-YEAR([.A356])&gt;=2;[.$B356]&lt;&gt;&quot;基本&quot;;[.$B3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奥术智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6:.O356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7]));YEAR(MAX([.$A$1:.$A$1048576]))-YEAR([.A357])&gt;=2;[.$B357]&lt;&gt;&quot;基本&quot;;[.$B3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：野猪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7:.O35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8]));YEAR(MAX([.$A$1:.$A$1048576]))-YEAR([.A358])&gt;=2;[.$B358]&lt;&gt;&quot;基本&quot;;[.$B35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药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58:.O358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59]));YEAR(MAX([.$A$1:.$A$1048576]))-YEAR([.A359])&gt;=2;[.$B359]&lt;&gt;&quot;基本&quot;;[.$B3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霜新星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59:.O35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冻结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0]));YEAR(MAX([.$A$1:.$A$1048576]))-YEAR([.A360])&gt;=2;[.$B360]&lt;&gt;&quot;基本&quot;;[.$B36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法术反制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60:.O360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1]));YEAR(MAX([.$A$1:.$A$1048576]))-YEAR([.A361])&gt;=2;[.$B361]&lt;&gt;&quot;基本&quot;;[.$B36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制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61:.O361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2]));YEAR(MAX([.$A$1:.$A$1048576]))-YEAR([.A362])&gt;=2;[.$B362]&lt;&gt;&quot;基本&quot;;[.$B3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护体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62:.O362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3]));YEAR(MAX([.$A$1:.$A$1048576]))-YEAR([.A363])&gt;=2;[.$B363]&lt;&gt;&quot;基本&quot;;[.$B3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寒冰屏障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63:.O363])" office:value-type="string" office:string-value="奥秘;" calcext:value-type="string">
            <text:p>奥秘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4]));YEAR(MAX([.$A$1:.$A$1048576]))-YEAR([.A364])&gt;=2;[.$B364]&lt;&gt;&quot;基本&quot;;[.$B3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山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64:.O364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5]));YEAR(MAX([.$A$1:.$A$1048576]))-YEAR([.A365])&gt;=2;[.$B365]&lt;&gt;&quot;基本&quot;;[.$B3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65:.O36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6]));YEAR(MAX([.$A$1:.$A$1048576]))-YEAR([.A366])&gt;=2;[.$B366]&lt;&gt;&quot;基本&quot;;[.$B36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镜像实体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66:.O366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7]));YEAR(MAX([.$A$1:.$A$1048576]))-YEAR([.A367])&gt;=2;[.$B367]&lt;&gt;&quot;基本&quot;;[.$B3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肯瑞托法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3"/>
          <table:table-cell table:content-validation-name="val1" table:formula="of:=COM.MICROSOFT.CONCAT([.K367:.O367])" office:value-type="string" office:string-value="战吼;奥秘;" calcext:value-type="string">
            <text:p>战吼;奥秘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奥秘(减费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8]));YEAR(MAX([.$A$1:.$A$1048576]))-YEAR([.A368])&gt;=2;[.$B368]&lt;&gt;&quot;基本&quot;;[.$B3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热铸魂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68:.O36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69]));YEAR(MAX([.$A$1:.$A$1048576]))-YEAR([.A369])&gt;=2;[.$B369]&lt;&gt;&quot;基本&quot;;[.$B3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老旧的火把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69:.O369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0]));YEAR(MAX([.$A$1:.$A$1048576]))-YEAR([.A370])&gt;=2;[.$B370]&lt;&gt;&quot;基本&quot;;[.$B3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轮回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70:.O370])" office:value-type="string" office:string-value="奥秘;" calcext:value-type="string">
            <text:p>奥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1]));YEAR(MAX([.$A$1:.$A$1048576]))-YEAR([.A371])&gt;=2;[.$B371]&lt;&gt;&quot;基本&quot;;[.$B37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煤烟喷吐装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371:.O371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(法强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2]));YEAR(MAX([.$A$1:.$A$1048576]))-YEAR([.A372])&gt;=2;[.$B372]&lt;&gt;&quot;基本&quot;;[.$B37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烈焰召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72:.O37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3]));YEAR(MAX([.$A$1:.$A$1048576]))-YEAR([.A373])&gt;=2;[.$B373]&lt;&gt;&quot;基本&quot;;[.$B37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扰咒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373:.O373])" office:value-type="string" office:string-value="奥秘;" calcext:value-type="string">
            <text:p>奥秘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机械雪人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4]));YEAR(MAX([.$A$1:.$A$1048576]))-YEAR([.A374])&gt;=2;[.$B374]&lt;&gt;&quot;基本&quot;;[.$B3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嗜法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374:.O37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5]));YEAR(MAX([.$A$1:.$A$1048576]))-YEAR([.A375])&gt;=2;[.$B375]&lt;&gt;&quot;基本&quot;;[.$B3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蒸发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75:.O37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6]));YEAR(MAX([.$A$1:.$A$1048576]))-YEAR([.A376])&gt;=2;[.$B376]&lt;&gt;&quot;基本&quot;;[.$B37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豺狼人土枪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76:.O376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77]));YEAR(MAX([.$A$1:.$A$1048576]))-YEAR([.A377])&gt;=2;[.$B377]&lt;&gt;&quot;基本&quot;;[.$B3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漠沙驼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77:.O37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1费随从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78]));YEAR(MAX([.$A$1:.$A$1048576]))-YEAR([.A378])&gt;=2;[.$B378]&lt;&gt;&quot;基本&quot;;[.$B3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动物伙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78:.O37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79]));YEAR(MAX([.$A$1:.$A$1048576]))-YEAR([.A379])&gt;=2;[.$B379]&lt;&gt;&quot;基本&quot;;[.$B3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虫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379:.O37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0]));YEAR(MAX([.$A$1:.$A$1048576]))-YEAR([.A380])&gt;=2;[.$B380]&lt;&gt;&quot;基本&quot;;[.$B3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关门放狗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K380:.O380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1]));YEAR(MAX([.$A$1:.$A$1048576]))-YEAR([.A381])&gt;=2;[.$B381]&lt;&gt;&quot;基本&quot;;[.$B38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寄生感染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81:.O381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2]));YEAR(MAX([.$A$1:.$A$1048576]))-YEAR([.A382])&gt;=2;[.$B382]&lt;&gt;&quot;基本&quot;;[.$B38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鹰弓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82:.O382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3]));YEAR(MAX([.$A$1:.$A$1048576]))-YEAR([.A383])&gt;=2;[.$B383]&lt;&gt;&quot;基本&quot;;[.$B38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刚刀牙兽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83:.O38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4]));YEAR(MAX([.$A$1:.$A$1048576]))-YEAR([.A384])&gt;=2;[.$B384]&lt;&gt;&quot;基本&quot;;[.$B3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鳞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384:.O384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5]));YEAR(MAX([.$A$1:.$A$1048576]))-YEAR([.A385])&gt;=2;[.$B385]&lt;&gt;&quot;基本&quot;;[.$B3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追猎者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385:.O385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亡语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6]));YEAR(MAX([.$A$1:.$A$1048576]))-YEAR([.A386])&gt;=2;[.$B386]&lt;&gt;&quot;基本&quot;;[.$B38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风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86:.O38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7]));YEAR(MAX([.$A$1:.$A$1048576]))-YEAR([.A387])&gt;=2;[.$B387]&lt;&gt;&quot;基本&quot;;[.$B38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杀戮命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387:.O38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特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88]));YEAR(MAX([.$A$1:.$A$1048576]))-YEAR([.A388])&gt;=2;[.$B388]&lt;&gt;&quot;基本&quot;;[.$B3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女猎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388:.O388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 office:value-type="string" calcext:value-type="string">
            <text:p>奥秘（减费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89]));YEAR(MAX([.$A$1:.$A$1048576]))-YEAR([.A389])&gt;=2;[.$B389]&lt;&gt;&quot;基本&quot;;[.$B3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栏大师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免疫;</text:p>
          </table:table-cell>
          <table:table-cell table:style-name="ce7" table:content-validation-name="val8" table:number-columns-repeated="3"/>
          <table:table-cell table:content-validation-name="val1" table:formula="of:=COM.MICROSOFT.CONCAT([.K389:.O389])" office:value-type="string" office:string-value="战吼;免疫;" calcext:value-type="string">
            <text:p>战吼;免疫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90]));YEAR(MAX([.$A$1:.$A$1048576]))-YEAR([.A390])&gt;=2;[.$B390]&lt;&gt;&quot;基本&quot;;[.$B3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瘟疫鼠群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390:.O390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1]));YEAR(MAX([.$A$1:.$A$1048576]))-YEAR([.A391])&gt;=2;[.$B391]&lt;&gt;&quot;基本&quot;;[.$B39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命射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1:.O39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392]));YEAR(MAX([.$A$1:.$A$1048576]))-YEAR([.A392])&gt;=2;[.$B392]&lt;&gt;&quot;基本&quot;;[.$B39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鸦人祭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392:.O39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3]));YEAR(MAX([.$A$1:.$A$1048576]))-YEAR([.A393])&gt;=2;[.$B393]&lt;&gt;&quot;基本&quot;;[.$B39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3:.O393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4]));YEAR(MAX([.$A$1:.$A$1048576]))-YEAR([.A394])&gt;=2;[.$B394]&lt;&gt;&quot;基本&quot;;[.$B39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4:.O39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抽牌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5]));YEAR(MAX([.$A$1:.$A$1048576]))-YEAR([.A395])&gt;=2;[.$B395]&lt;&gt;&quot;基本&quot;;[.$B39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形态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5:.O395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6]));YEAR(MAX([.$A$1:.$A$1048576]))-YEAR([.A396])&gt;=2;[.$B396]&lt;&gt;&quot;基本&quot;;[.$B39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教徒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396:.O396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增益目标（增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7]));YEAR(MAX([.$A$1:.$A$1048576]))-YEAR([.A397])&gt;=2;[.$B397]&lt;&gt;&quot;基本&quot;;[.$B39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思维窃取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7:.O39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可以打疲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8]));YEAR(MAX([.$A$1:.$A$1048576]))-YEAR([.A398])&gt;=2;[.$B398]&lt;&gt;&quot;基本&quot;;[.$B39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维伦的恩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398:.O39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（增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399]));YEAR(MAX([.$A$1:.$A$1048576]))-YEAR([.A399])&gt;=2;[.$B399]&lt;&gt;&quot;基本&quot;;[.$B3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德温·范克里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399:.O399])" office:value-type="string" office:string-value="连击;" calcext:value-type="string">
            <text:p>连击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0]));YEAR(MAX([.$A$1:.$A$1048576]))-YEAR([.A400])&gt;=2;[.$B400]&lt;&gt;&quot;基本&quot;;[.$B4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打击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00:.O4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1]));YEAR(MAX([.$A$1:.$A$1048576]))-YEAR([.A401])&gt;=2;[.$B401]&lt;&gt;&quot;基本&quot;;[.$B4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大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K401:.O401])" office:value-type="string" office:string-value="战吼;潜行;" calcext:value-type="string">
            <text:p>战吼;潜行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02]));YEAR(MAX([.$A$1:.$A$1048576]))-YEAR([.A402])&gt;=2;[.$B402]&lt;&gt;&quot;基本&quot;;[.$B4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狂怒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402:.O402])" office:value-type="string" office:string-value="潜行;" calcext:value-type="string">
            <text:p>潜行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3]));YEAR(MAX([.$A$1:.$A$1048576]))-YEAR([.A403])&gt;=2;[.$B403]&lt;&gt;&quot;基本&quot;;[.$B403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大师的扳手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03:.O40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特殊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4]));YEAR(MAX([.$A$1:.$A$1048576]))-YEAR([.A404])&gt;=2;[.$B404]&lt;&gt;&quot;基本&quot;;[.$B40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刀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04:.O404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5]));YEAR(MAX([.$A$1:.$A$1048576]))-YEAR([.A405])&gt;=2;[.$B405]&lt;&gt;&quot;基本&quot;;[.$B40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武道家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05:.O40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(持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6]));YEAR(MAX([.$A$1:.$A$1048576]))-YEAR([.A406])&gt;=2;[.$B406]&lt;&gt;&quot;基本&quot;;[.$B40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刃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3"/>
          <table:table-cell table:content-validation-name="val1" table:formula="of:=COM.MICROSOFT.CONCAT([.K406:.O406])" office:value-type="string" office:string-value="战吼;连击;" calcext:value-type="string">
            <text:p>战吼;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7]));YEAR(MAX([.$A$1:.$A$1048576]))-YEAR([.A407])&gt;=2;[.$B407]&lt;&gt;&quot;基本&quot;;[.$B4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情七处特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407:.O407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8]));YEAR(MAX([.$A$1:.$A$1048576]))-YEAR([.A408])&gt;=2;[.$B408]&lt;&gt;&quot;基本&quot;;[.$B40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裂颅之击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7" table:content-validation-name="val8" table:number-columns-repeated="4"/>
          <table:table-cell table:content-validation-name="val1" table:formula="of:=COM.MICROSOFT.CONCAT([.K408:.O408])" office:value-type="string" office:string-value="连击;" calcext:value-type="string">
            <text:p>连击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09]));YEAR(MAX([.$A$1:.$A$1048576]))-YEAR([.A409])&gt;=2;[.$B409]&lt;&gt;&quot;基本&quot;;[.$B4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剽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09:.O409])">
            <text:p/>
          </table:table-cell>
          <table:table-cell table:content-validation-name="val9" office:value-type="string" calcext:value-type="string">
            <text:p>普通</text:p>
          </table:table-cell>
          <table:table-cell table:style-name="ce47"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0]));YEAR(MAX([.$A$1:.$A$1048576]))-YEAR([.A410])&gt;=2;[.$B410]&lt;&gt;&quot;基本&quot;;[.$B41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迅猛龙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410:.O410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亡语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1]));YEAR(MAX([.$A$1:.$A$1048576]))-YEAR([.A411])&gt;=2;[.$B411]&lt;&gt;&quot;基本&quot;;[.$B4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收集者沙库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411:.O411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2]));YEAR(MAX([.$A$1:.$A$1048576]))-YEAR([.A412])&gt;=2;[.$B412]&lt;&gt;&quot;基本&quot;;[.$B4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危机四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12:.O41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特殊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13]));YEAR(MAX([.$A$1:.$A$1048576]))-YEAR([.A413])&gt;=2;[.$B413]&lt;&gt;&quot;基本&quot;;[.$B41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致命餐叉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413:.O41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4]));YEAR(MAX([.$A$1:.$A$1048576]))-YEAR([.A414])&gt;=2;[.$B414]&lt;&gt;&quot;基本&quot;;[.$B4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走私商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14:.O41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海盗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5]));YEAR(MAX([.$A$1:.$A$1048576]))-YEAR([.A415])&gt;=2;[.$B415]&lt;&gt;&quot;基本&quot;;[.$B41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动力战锤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415:.O41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（亡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6]));YEAR(MAX([.$A$1:.$A$1048576]))-YEAR([.A416])&gt;=2;[.$B416]&lt;&gt;&quot;基本&quot;;[.$B4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法力之潮图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16:.O416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7]));YEAR(MAX([.$A$1:.$A$1048576]))-YEAR([.A417])&gt;=2;[.$B417]&lt;&gt;&quot;基本&quot;;[.$B4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图腾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17:.O41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8]));YEAR(MAX([.$A$1:.$A$1048576]))-YEAR([.A418])&gt;=2;[.$B418]&lt;&gt;&quot;基本&quot;;[.$B41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熔岩爆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418:.O418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19]));YEAR(MAX([.$A$1:.$A$1048576]))-YEAR([.A419])&gt;=2;[.$B419]&lt;&gt;&quot;基本&quot;;[.$B41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闪电风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419:.O419])" office:value-type="string" office:string-value="过载;" calcext:value-type="string">
            <text:p>过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0]));YEAR(MAX([.$A$1:.$A$1048576]))-YEAR([.A420])&gt;=2;[.$B420]&lt;&gt;&quot;基本&quot;;[.$B42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视界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20:.O42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1]));YEAR(MAX([.$A$1:.$A$1048576]))-YEAR([.A421])&gt;=2;[.$B421]&lt;&gt;&quot;基本&quot;;[.$B4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羁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421:.O421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过载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2]));YEAR(MAX([.$A$1:.$A$1048576]))-YEAR([.A422])&gt;=2;[.$B422]&lt;&gt;&quot;基本&quot;;[.$B4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妖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422:.O422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3]));YEAR(MAX([.$A$1:.$A$1048576]))-YEAR([.A423])&gt;=2;[.$B423]&lt;&gt;&quot;基本&quot;;[.$B42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野性狼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K423:.O423])" office:value-type="string" office:string-value="嘲讽;过载;" calcext:value-type="string">
            <text:p>嘲讽;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4]));YEAR(MAX([.$A$1:.$A$1048576]))-YEAR([.A424])&gt;=2;[.$B424]&lt;&gt;&quot;基本&quot;;[.$B42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元素毁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424:.O424])" office:value-type="string" office:string-value="过载;" calcext:value-type="string">
            <text:p>过载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法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5]));YEAR(MAX([.$A$1:.$A$1048576]))-YEAR([.A425])&gt;=2;[.$B425]&lt;&gt;&quot;基本&quot;;[.$B42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治疗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25:.O42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人品(恢复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6]));YEAR(MAX([.$A$1:.$A$1048576]))-YEAR([.A426])&gt;=2;[.$B426]&lt;&gt;&quot;基本&quot;;[.$B4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尔多卫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26:.O426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7]));YEAR(MAX([.$A$1:.$A$1048576]))-YEAR([.A427])&gt;=2;[.$B427]&lt;&gt;&quot;基本&quot;;[.$B42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齿轮光锤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K427:.O427])" office:value-type="string" office:string-value="战吼;圣盾;嘲讽;" calcext:value-type="string">
            <text:p>战吼;圣盾;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机械相关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8]));YEAR(MAX([.$A$1:.$A$1048576]))-YEAR([.A428])&gt;=2;[.$B428]&lt;&gt;&quot;基本&quot;;[.$B4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公正之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28:.O42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29]));YEAR(MAX([.$A$1:.$A$1048576]))-YEAR([.A429])&gt;=2;[.$B429]&lt;&gt;&quot;基本&quot;;[.$B4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集结之刃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429:.O429])" office:value-type="string" office:string-value="战吼;圣盾;" calcext:value-type="string">
            <text:p>战吼;圣盾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0]));YEAR(MAX([.$A$1:.$A$1048576]))-YEAR([.A430])&gt;=2;[.$B430]&lt;&gt;&quot;基本&quot;;[.$B4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燃鬃·自走炮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430:.O430])" office:value-type="string" office:string-value="圣盾;嘲讽;" calcext:value-type="string">
            <text:p>圣盾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1]));YEAR(MAX([.$A$1:.$A$1048576]))-YEAR([.A431])&gt;=2;[.$B431]&lt;&gt;&quot;基本&quot;;[.$B4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三教九流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1:.O4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抽牌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2]));YEAR(MAX([.$A$1:.$A$1048576]))-YEAR([.A432])&gt;=2;[.$B432]&lt;&gt;&quot;基本&quot;;[.$B43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恩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2:.O432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3]));YEAR(MAX([.$A$1:.$A$1048576]))-YEAR([.A433])&gt;=2;[.$B433]&lt;&gt;&quot;基本&quot;;[.$B43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净化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433:.O433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4]));YEAR(MAX([.$A$1:.$A$1048576]))-YEAR([.A434])&gt;=2;[.$B434]&lt;&gt;&quot;基本&quot;;[.$B4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执法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434:.O434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1血随从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35]));YEAR(MAX([.$A$1:.$A$1048576]))-YEAR([.A435])&gt;=2;[.$B435]&lt;&gt;&quot;基本&quot;;[.$B4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魇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35:.O43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6]));YEAR(MAX([.$A$1:.$A$1048576]))-YEAR([.A436])&gt;=2;[.$B436]&lt;&gt;&quot;基本&quot;;[.$B43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英勇圣印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436:.O436])" office:value-type="string" office:string-value="圣盾;" calcext:value-type="string">
            <text:p>圣盾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7]));YEAR(MAX([.$A$1:.$A$1048576]))-YEAR([.A437])&gt;=2;[.$B437]&lt;&gt;&quot;基本&quot;;[.$B4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马训练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7:.O437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光环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8]));YEAR(MAX([.$A$1:.$A$1048576]))-YEAR([.A438])&gt;=2;[.$B438]&lt;&gt;&quot;基本&quot;;[.$B43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作战动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38:.O43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飞刀杂耍者;军需官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39]));YEAR(MAX([.$A$1:.$A$1048576]))-YEAR([.A439])&gt;=2;[.$B439]&lt;&gt;&quot;基本&quot;;[.$B43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箭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39:.O43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0]));YEAR(MAX([.$A$1:.$A$1048576]))-YEAR([.A440])&gt;=2;[.$B440]&lt;&gt;&quot;基本&quot;;[.$B44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镀银魔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0:.O44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弃牌效果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1]));YEAR(MAX([.$A$1:.$A$1048576]))-YEAR([.A441])&gt;=2;[.$B441]&lt;&gt;&quot;基本&quot;;[.$B4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魔卫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441:.O441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2]));YEAR(MAX([.$A$1:.$A$1048576]))-YEAR([.A442])&gt;=2;[.$B442]&lt;&gt;&quot;基本&quot;;[.$B44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2:.O442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3]));YEAR(MAX([.$A$1:.$A$1048576]))-YEAR([.A443])&gt;=2;[.$B443]&lt;&gt;&quot;基本&quot;;[.$B44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感知恶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3:.O44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抽牌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4]));YEAR(MAX([.$A$1:.$A$1048576]))-YEAR([.A444])&gt;=2;[.$B444]&lt;&gt;&quot;基本&quot;;[.$B44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狂乱传染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4:.O44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人品（法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5]));YEAR(MAX([.$A$1:.$A$1048576]))-YEAR([.A445])&gt;=2;[.$B445]&lt;&gt;&quot;基本&quot;;[.$B4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证药剂师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table:number-columns-repeated="5"/>
          <table:table-cell table:content-validation-name="val1" table:formula="of:=COM.MICROSOFT.CONCAT([.K445:.O44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6]));YEAR(MAX([.$A$1:.$A$1048576]))-YEAR([.A446])&gt;=2;[.$B446]&lt;&gt;&quot;基本&quot;;[.$B44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吸取生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6:.O44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7]));YEAR(MAX([.$A$1:.$A$1048576]))-YEAR([.A447])&gt;=2;[.$B447]&lt;&gt;&quot;基本&quot;;[.$B4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首领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7:.O44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48]));YEAR(MAX([.$A$1:.$A$1048576]))-YEAR([.A448])&gt;=2;[.$B448]&lt;&gt;&quot;基本&quot;;[.$B4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恐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48:.O448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49]));YEAR(MAX([.$A$1:.$A$1048576]))-YEAR([.A449])&gt;=2;[.$B449]&lt;&gt;&quot;基本&quot;;[.$B4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血怒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49:.O449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恶魔（增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50]));YEAR(MAX([.$A$1:.$A$1048576]))-YEAR([.A450])&gt;=2;[.$B450]&lt;&gt;&quot;基本&quot;;[.$B4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议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0:.O45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1]));YEAR(MAX([.$A$1:.$A$1048576]))-YEAR([.A451])&gt;=2;[.$B451]&lt;&gt;&quot;基本&quot;;[.$B4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格瑞玛狼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51:.O45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血吼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2]));YEAR(MAX([.$A$1:.$A$1048576]))-YEAR([.A452])&gt;=2;[.$B452]&lt;&gt;&quot;基本&quot;;[.$B4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保卫国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452:.O452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3]));YEAR(MAX([.$A$1:.$A$1048576]))-YEAR([.A453])&gt;=2;[.$B453]&lt;&gt;&quot;基本&quot;;[.$B4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乱狂战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3:.O45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牌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4]));YEAR(MAX([.$A$1:.$A$1048576]))-YEAR([.A454])&gt;=2;[.$B454]&lt;&gt;&quot;基本&quot;;[.$B4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虐食尸鬼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54:.O45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5]));YEAR(MAX([.$A$1:.$A$1048576]))-YEAR([.A455])&gt;=2;[.$B455]&lt;&gt;&quot;基本&quot;;[.$B45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弹射之刃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5:.O45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命令怒吼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6]));YEAR(MAX([.$A$1:.$A$1048576]))-YEAR([.A456])&gt;=2;[.$B456]&lt;&gt;&quot;基本&quot;;[.$B4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盾牌格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6:.O45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7]));YEAR(MAX([.$A$1:.$A$1048576]))-YEAR([.A457])&gt;=2;[.$B457]&lt;&gt;&quot;基本&quot;;[.$B4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国王护卫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457:.O457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 office:value-type="string" calcext:value-type="string">
            <text:p>战吼（武器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8]));YEAR(MAX([.$A$1:.$A$1048576]))-YEAR([.A458])&gt;=2;[.$B458]&lt;&gt;&quot;基本&quot;;[.$B4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苦战傀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58:.O45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59]));YEAR(MAX([.$A$1:.$A$1048576]))-YEAR([.A459])&gt;=2;[.$B459]&lt;&gt;&quot;基本&quot;;[.$B4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怒袭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59:.O4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0]));YEAR(MAX([.$A$1:.$A$1048576]))-YEAR([.A460])&gt;=2;[.$B460]&lt;&gt;&quot;基本&quot;;[.$B46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战槌</text:p>
          </table:table-cell>
          <table:table-cell table:style-name="ce5" table:content-validation-name="val7"/>
          <table:table-cell table:style-name="ce7" table:content-validation-name="val8" table:number-columns-repeated="5"/>
          <table:table-cell table:content-validation-name="val1" table:formula="of:=COM.MICROSOFT.CONCAT([.K460:.O46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1]));YEAR(MAX([.$A$1:.$A$1048576]))-YEAR([.A461])&gt;=2;[.$B461]&lt;&gt;&quot;基本&quot;;[.$B46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典当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61:.O46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2]));YEAR(MAX([.$A$1:.$A$1048576]))-YEAR([.A462])&gt;=2;[.$B462]&lt;&gt;&quot;基本&quot;;[.$B46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凶暴猿猴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462:.O462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3]));YEAR(MAX([.$A$1:.$A$1048576]))-YEAR([.A463])&gt;=2;[.$B463]&lt;&gt;&quot;基本&quot;;[.$B46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帆教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463:.O46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海盗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4]));YEAR(MAX([.$A$1:.$A$1048576]))-YEAR([.A464])&gt;=2;[.$B464]&lt;&gt;&quot;基本&quot;;[.$B4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歌指挥官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464:.O464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3"/>
          <table:table-cell office:value-type="string" calcext:value-type="string">
            <text:p>冲锋(触发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65]));YEAR(MAX([.$A$1:.$A$1048576]))-YEAR([.A465])&gt;=2;[.$B465]&lt;&gt;&quot;基本&quot;;[.$B46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信使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465:.O465])" office:value-type="string" office:string-value="战吼;发现;" calcext:value-type="string">
            <text:p>战吼;发现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6]));YEAR(MAX([.$A$1:.$A$1048576]))-YEAR([.A466])&gt;=2;[.$B466]&lt;&gt;&quot;基本&quot;;[.$B46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傀儡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66:.O466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7]));YEAR(MAX([.$A$1:.$A$1048576]))-YEAR([.A467])&gt;=2;[.$B467]&lt;&gt;&quot;基本&quot;;[.$B46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教官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67:.O46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8]));YEAR(MAX([.$A$1:.$A$1048576]))-YEAR([.A468])&gt;=2;[.$B468]&lt;&gt;&quot;基本&quot;;[.$B4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报警机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68:.O468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4费及以上牌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69]));YEAR(MAX([.$A$1:.$A$1048576]))-YEAR([.A469])&gt;=2;[.$B469]&lt;&gt;&quot;基本&quot;;[.$B46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怒的狼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469:.O469])" office:value-type="string" office:string-value="激怒;" calcext:value-type="string">
            <text:p>激怒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永续增益;冲锋;命令怒吼;战歌指挥官;激怒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0]));YEAR(MAX([.$A$1:.$A$1048576]))-YEAR([.A470])&gt;=2;[.$B470]&lt;&gt;&quot;基本&quot;;[.$B47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暴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0:.O470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5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1]));YEAR(MAX([.$A$1:.$A$1048576]))-YEAR([.A471])&gt;=2;[.$B471]&lt;&gt;&quot;基本&quot;;[.$B47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莱恩·铜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71:.O47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战吼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2]));YEAR(MAX([.$A$1:.$A$1048576]))-YEAR([.A472])&gt;=2;[.$B472]&lt;&gt;&quot;基本&quot;;[.$B47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沉默的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潜行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472:.O472])" office:value-type="string" office:string-value="潜行;圣盾;" calcext:value-type="string">
            <text:p>潜行;圣盾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3]));YEAR(MAX([.$A$1:.$A$1048576]))-YEAR([.A473])&gt;=2;[.$B473]&lt;&gt;&quot;基本&quot;;[.$B4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橱柜蜘蛛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73:.O47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4]));YEAR(MAX([.$A$1:.$A$1048576]))-YEAR([.A474])&gt;=2;[.$B474]&lt;&gt;&quot;基本&quot;;[.$B4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猎豹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474:.O47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5]));YEAR(MAX([.$A$1:.$A$1048576]))-YEAR([.A475])&gt;=2;[.$B475]&lt;&gt;&quot;基本&quot;;[.$B4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法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5:.O475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6]));YEAR(MAX([.$A$1:.$A$1048576]))-YEAR([.A476])&gt;=2;[.$B476]&lt;&gt;&quot;基本&quot;;[.$B47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地之环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76:.O47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奥金尼灵魂祭司;恢复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77]));YEAR(MAX([.$A$1:.$A$1048576]))-YEAR([.A477])&gt;=2;[.$B477]&lt;&gt;&quot;基本&quot;;[.$B4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富翁比尔杜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7:.O477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8]));YEAR(MAX([.$A$1:.$A$1048576]))-YEAR([.A478])&gt;=2;[.$B478]&lt;&gt;&quot;基本&quot;;[.$B47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8:.O47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1攻牌（触发需求）:吵吵机器人;魔古山守望者;…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79]));YEAR(MAX([.$A$1:.$A$1048576]))-YEAR([.A479])&gt;=2;[.$B479]&lt;&gt;&quot;基本&quot;;[.$B47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工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79:.O479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0]));YEAR(MAX([.$A$1:.$A$1048576]))-YEAR([.A480])&gt;=2;[.$B480]&lt;&gt;&quot;基本&quot;;[.$B48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帝王眼镜蛇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480:.O480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81]));YEAR(MAX([.$A$1:.$A$1048576]))-YEAR([.A481])&gt;=2;[.$B481]&lt;&gt;&quot;基本&quot;;[.$B4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性污水软泥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81:.O48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2]));YEAR(MAX([.$A$1:.$A$1048576]))-YEAR([.A482])&gt;=2;[.$B482]&lt;&gt;&quot;基本&quot;;[.$B4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的子嗣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482:.O482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3]));YEAR(MAX([.$A$1:.$A$1048576]))-YEAR([.A483])&gt;=2;[.$B483]&lt;&gt;&quot;基本&quot;;[.$B48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行器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483:.O48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永续攻击增益:复仇;力量祝福;智慧祝福;狂暴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4]));YEAR(MAX([.$A$1:.$A$1048576]))-YEAR([.A484])&gt;=2;[.$B484]&lt;&gt;&quot;基本&quot;;[.$B4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肉食尸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84:.O48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5]));YEAR(MAX([.$A$1:.$A$1048576]))-YEAR([.A485])&gt;=2;[.$B485]&lt;&gt;&quot;基本&quot;;[.$B4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负伤剑圣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85:.O48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恢复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6]));YEAR(MAX([.$A$1:.$A$1048576]))-YEAR([.A486])&gt;=2;[.$B486]&lt;&gt;&quot;基本&quot;;[.$B48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大师欧沃斯巴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86:.O48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7]));YEAR(MAX([.$A$1:.$A$1048576]))-YEAR([.A487])&gt;=2;[.$B487]&lt;&gt;&quot;基本&quot;;[.$B48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工匠镇技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零件;</text:p>
          </table:table-cell>
          <table:table-cell table:style-name="ce5" table:content-validation-name="val8" table:number-columns-repeated="3"/>
          <table:table-cell table:content-validation-name="val1" table:formula="of:=COM.MICROSOFT.CONCAT([.K487:.O487])" office:value-type="string" office:string-value="战吼;零件;" calcext:value-type="string">
            <text:p>战吼;零件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8]));YEAR(MAX([.$A$1:.$A$1048576]))-YEAR([.A488])&gt;=2;[.$B488]&lt;&gt;&quot;基本&quot;;[.$B4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攻城车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488:.O488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89]));YEAR(MAX([.$A$1:.$A$1048576]))-YEAR([.A489])&gt;=2;[.$B489]&lt;&gt;&quot;基本&quot;;[.$B4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明邪使菲奥拉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489:.O489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0]));YEAR(MAX([.$A$1:.$A$1048576]))-YEAR([.A490])&gt;=2;[.$B490]&lt;&gt;&quot;基本&quot;;[.$B4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0:.O49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鱼人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1]));YEAR(MAX([.$A$1:.$A$1048576]))-YEAR([.A491])&gt;=2;[.$B491]&lt;&gt;&quot;基本&quot;;[.$B4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寒光智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1:.O491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消失;鱼人;对方抽卡效果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2]));YEAR(MAX([.$A$1:.$A$1048576]))-YEAR([.A492])&gt;=2;[.$B492]&lt;&gt;&quot;基本&quot;;[.$B49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邪使艾蒂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92:.O49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3]));YEAR(MAX([.$A$1:.$A$1048576]))-YEAR([.A493])&gt;=2;[.$B493]&lt;&gt;&quot;基本&quot;;[.$B4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金大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93:.O49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战吼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4]));YEAR(MAX([.$A$1:.$A$1048576]))-YEAR([.A494])&gt;=2;[.$B494]&lt;&gt;&quot;基本&quot;;[.$B4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技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4:.O49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495]));YEAR(MAX([.$A$1:.$A$1048576]))-YEAR([.A495])&gt;=2;[.$B495]&lt;&gt;&quot;基本&quot;;[.$B4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街男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495:.O495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6]));YEAR(MAX([.$A$1:.$A$1048576]))-YEAR([.A496])&gt;=2;[.$B496]&lt;&gt;&quot;基本&quot;;[.$B4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击剑教头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6:.O4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激励;搭配技能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7]));YEAR(MAX([.$A$1:.$A$1048576]))-YEAR([.A497])&gt;=2;[.$B497]&lt;&gt;&quot;基本&quot;;[.$B4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动物管理员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7:.O497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8]));YEAR(MAX([.$A$1:.$A$1048576]))-YEAR([.A498])&gt;=2;[.$B498]&lt;&gt;&quot;基本&quot;;[.$B4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角斗场主管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498:.O49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499]));YEAR(MAX([.$A$1:.$A$1048576]))-YEAR([.A499])&gt;=2;[.$B499]&lt;&gt;&quot;基本&quot;;[.$B4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神控制技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499:.O499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0]));YEAR(MAX([.$A$1:.$A$1048576]))-YEAR([.A500])&gt;=2;[.$B500]&lt;&gt;&quot;基本&quot;;[.$B5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信徒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00:.O50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1]));YEAR(MAX([.$A$1:.$A$1048576]))-YEAR([.A501])&gt;=2;[.$B501]&lt;&gt;&quot;基本&quot;;[.$B5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苦痛侍僧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1:.O50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牌（触发需求）:怒火中烧;严酷的监工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2]));YEAR(MAX([.$A$1:.$A$1048576]))-YEAR([.A502])&gt;=2;[.$B502]&lt;&gt;&quot;基本&quot;;[.$B5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骑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2:.O50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3]));YEAR(MAX([.$A$1:.$A$1048576]))-YEAR([.A503])&gt;=2;[.$B503]&lt;&gt;&quot;基本&quot;;[.$B5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裂地触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03:.O503])" office:value-type="string" office:string-value="嘲讽;" calcext:value-type="string">
            <text:p>嘲讽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4]));YEAR(MAX([.$A$1:.$A$1048576]))-YEAR([.A504])&gt;=2;[.$B504]&lt;&gt;&quot;基本&quot;;[.$B5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鹰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4:.O50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5]));YEAR(MAX([.$A$1:.$A$1048576]))-YEAR([.A505])&gt;=2;[.$B505]&lt;&gt;&quot;基本&quot;;[.$B5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田傀儡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05:.O505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6]));YEAR(MAX([.$A$1:.$A$1048576]))-YEAR([.A506])&gt;=2;[.$B506]&lt;&gt;&quot;基本&quot;;[.$B50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明光祭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6:.O506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奥秘（持续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7]));YEAR(MAX([.$A$1:.$A$1048576]))-YEAR([.A507])&gt;=2;[.$B507]&lt;&gt;&quot;基本&quot;;[.$B5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莫罗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4"/>
          <table:table-cell table:content-validation-name="val1" table:formula="of:=COM.MICROSOFT.CONCAT([.K507:.O507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8]));YEAR(MAX([.$A$1:.$A$1048576]))-YEAR([.A508])&gt;=2;[.$B508]&lt;&gt;&quot;基本&quot;;[.$B5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尊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08:.O50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克苏恩（持续需求）</text:p>
          </table:table-cell>
          <table:table-cell table:style-name="ce2"/>
          <table:table-cell table:number-columns-repeated="1002"/>
        </table:table-row>
        <table:table-row table:style-name="ro3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09]));YEAR(MAX([.$A$1:.$A$1048576]))-YEAR([.A509])&gt;=2;[.$B509]&lt;&gt;&quot;基本&quot;;[.$B5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09:.O509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0]));YEAR(MAX([.$A$1:.$A$1048576]))-YEAR([.A510])&gt;=2;[.$B510]&lt;&gt;&quot;基本&quot;;[.$B5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克萨玛斯之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0:.O510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1]));YEAR(MAX([.$A$1:.$A$1048576]))-YEAR([.A511])&gt;=2;[.$B511]&lt;&gt;&quot;基本&quot;;[.$B5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船长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1:.O51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海盗（光环需求）;海盗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2]));YEAR(MAX([.$A$1:.$A$1048576]))-YEAR([.A512])&gt;=2;[.$B512]&lt;&gt;&quot;基本&quot;;[.$B5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牛头人战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3"/>
          <table:table-cell table:content-validation-name="val1" table:formula="of:=COM.MICROSOFT.CONCAT([.K512:.O512])" office:value-type="string" office:string-value="嘲讽;激怒;" calcext:value-type="string">
            <text:p>嘲讽;激怒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牌（激怒需求）</text:p>
          </table:table-cell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3]));YEAR(MAX([.$A$1:.$A$1048576]))-YEAR([.A513])&gt;=2;[.$B513]&lt;&gt;&quot;基本&quot;;[.$B51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莫瑞根步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513:.O513])" office:value-type="string" office:string-value="冲锋;嘲讽;" calcext:value-type="string">
            <text:p>冲锋;嘲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14]));YEAR(MAX([.$A$1:.$A$1048576]))-YEAR([.A514])&gt;=2;[.$B514]&lt;&gt;&quot;基本&quot;;[.$B5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女警萨莉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14:.O514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增益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5]));YEAR(MAX([.$A$1:.$A$1048576]))-YEAR([.A515])&gt;=2;[.$B515]&lt;&gt;&quot;基本&quot;;[.$B51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坏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15:.O515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6]));YEAR(MAX([.$A$1:.$A$1048576]))-YEAR([.A516])&gt;=2;[.$B516]&lt;&gt;&quot;基本&quot;;[.$B5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碎残阳祭司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16:.O51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增益目标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7]));YEAR(MAX([.$A$1:.$A$1048576]))-YEAR([.A517])&gt;=2;[.$B517]&lt;&gt;&quot;基本&quot;;[.$B5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庆典司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517:.O517])" office:value-type="string" office:string-value="战吼;法术伤害;" calcext:value-type="string">
            <text:p>战吼;法术伤害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法强随从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8]));YEAR(MAX([.$A$1:.$A$1048576]))-YEAR([.A518])&gt;=2;[.$B518]&lt;&gt;&quot;基本&quot;;[.$B5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任务达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8:.O51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1费及以下牌（触发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19]));YEAR(MAX([.$A$1:.$A$1048576]))-YEAR([.A519])&gt;=2;[.$B519]&lt;&gt;&quot;基本&quot;;[.$B5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萨尔玛先知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19:.O51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临时攻击增益:叫嚣的中士;石化武器;黑铁矮人;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0]));YEAR(MAX([.$A$1:.$A$1048576]))-YEAR([.A520])&gt;=2;[.$B520]&lt;&gt;&quot;基本&quot;;[.$B5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光勇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520:.O520])" office:value-type="string" office:string-value="战吼;沉默;" calcext:value-type="string">
            <text:p>战吼;沉默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1]));YEAR(MAX([.$A$1:.$A$1048576]))-YEAR([.A521])&gt;=2;[.$B521]&lt;&gt;&quot;基本&quot;;[.$B52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步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21:.O521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/>
          <table:table-cell table:style-name="ce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2]));YEAR(MAX([.$A$1:.$A$1048576]))-YEAR([.A522])&gt;=2;[.$B522]&lt;&gt;&quot;基本&quot;;[.$B52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领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522:.O522])" office:value-type="string" office:string-value="嘲讽;亡语;" calcext:value-type="string">
            <text:p>嘲讽;亡语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3]));YEAR(MAX([.$A$1:.$A$1048576]))-YEAR([.A523])&gt;=2;[.$B523]&lt;&gt;&quot;基本&quot;;[.$B5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剃刀猎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23:.O52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野兽相关;光环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4]));YEAR(MAX([.$A$1:.$A$1048576]))-YEAR([.A524])&gt;=2;[.$B524]&lt;&gt;&quot;基本&quot;;[.$B5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喙猫头鹰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524:.O524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5]));YEAR(MAX([.$A$1:.$A$1048576]))-YEAR([.A525])&gt;=2;[.$B525]&lt;&gt;&quot;基本&quot;;[.$B5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炉堡火枪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25:.O525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激怒牌:阿曼尼狂战士;…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6]));YEAR(MAX([.$A$1:.$A$1048576]))-YEAR([.A526])&gt;=2;[.$B526]&lt;&gt;&quot;基本&quot;;[.$B5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铁鬃灰熊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26:.O526])" office:value-type="string" office:string-value="嘲讽;" calcext:value-type="string">
            <text:p>嘲讽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野兽相关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7]));YEAR(MAX([.$A$1:.$A$1048576]))-YEAR([.A527])&gt;=2;[.$B527]&lt;&gt;&quot;基本&quot;;[.$B5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团队领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27:.O527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光环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28]));YEAR(MAX([.$A$1:.$A$1048576]))-YEAR([.A528])&gt;=2;[.$B528]&lt;&gt;&quot;基本&quot;;[.$B5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走私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28:.O52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29]));YEAR(MAX([.$A$1:.$A$1048576]))-YEAR([.A529])&gt;=2;[.$B529]&lt;&gt;&quot;基本&quot;;[.$B52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舞动之剑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29:.O529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office:value-type="string" calcext:value-type="string">
            <text:p>对方抽卡效果;永久增益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0]));YEAR(MAX([.$A$1:.$A$1048576]))-YEAR([.A530])&gt;=2;[.$B530]&lt;&gt;&quot;基本&quot;;[.$B53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驱魔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2"/>
          <table:table-cell table:content-validation-name="val1" table:formula="of:=COM.MICROSOFT.CONCAT([.K530:.O530])" office:value-type="string" office:string-value="嘲讽;战吼;亡语;" calcext:value-type="string">
            <text:p>嘲讽;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1]));YEAR(MAX([.$A$1:.$A$1048576]))-YEAR([.A531])&gt;=2;[.$B531]&lt;&gt;&quot;基本&quot;;[.$B5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鬼召唤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1:.O53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飞刀杂耍者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32]));YEAR(MAX([.$A$1:.$A$1048576]))-YEAR([.A532])&gt;=2;[.$B532]&lt;&gt;&quot;基本&quot;;[.$B5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兽人噬魂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2:.O532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3]));YEAR(MAX([.$A$1:.$A$1048576]))-YEAR([.A533])&gt;=2;[.$B533]&lt;&gt;&quot;基本&quot;;[.$B5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533:.O533])" office:value-type="string" office:string-value="战吼;圣盾;" calcext:value-type="string">
            <text:p>战吼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圣盾（战吼需求）;强化机器人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4]));YEAR(MAX([.$A$1:.$A$1048576]))-YEAR([.A534])&gt;=2;[.$B534]&lt;&gt;&quot;基本&quot;;[.$B5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色十字军战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534:.O534])" office:value-type="string" office:string-value="圣盾;" calcext:value-type="string">
            <text:p>圣盾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5]));YEAR(MAX([.$A$1:.$A$1048576]))-YEAR([.A535])&gt;=2;[.$B535]&lt;&gt;&quot;基本&quot;;[.$B53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肤石像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5:.O53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永续增益（持续需求）:心灵之火;维纶的恩泽;大胖;阿古斯防御者;…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6]));YEAR(MAX([.$A$1:.$A$1048576]))-YEAR([.A536])&gt;=2;[.$B536]&lt;&gt;&quot;基本&quot;;[.$B5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岩浆暴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36:.O536])">
            <text:p/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7]));YEAR(MAX([.$A$1:.$A$1048576]))-YEAR([.A537])&gt;=2;[.$B537]&lt;&gt;&quot;基本&quot;;[.$B5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异种群居蝎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537:.O53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8]));YEAR(MAX([.$A$1:.$A$1048576]))-YEAR([.A538])&gt;=2;[.$B538]&lt;&gt;&quot;基本&quot;;[.$B5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背族长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38:.O538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39]));YEAR(MAX([.$A$1:.$A$1048576]))-YEAR([.A539])&gt;=2;[.$B539]&lt;&gt;&quot;基本&quot;;[.$B5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骑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539:.O539])" office:value-type="string" office:string-value="冲锋;圣盾;" calcext:value-type="string">
            <text:p>冲锋;圣盾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0]));YEAR(MAX([.$A$1:.$A$1048576]))-YEAR([.A540])&gt;=2;[.$B540]&lt;&gt;&quot;基本&quot;;[.$B54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领军</text:p>
          </table:table-cell>
          <table:table-cell table:style-name="ce5" table:content-validation-name="val7" office:value-type="string" calcext:value-type="string">
            <text:p>鱼人</text:p>
          </table:table-cell>
          <table:table-cell table:style-name="ce5" table:content-validation-name="val8" table:number-columns-repeated="5"/>
          <table:table-cell table:content-validation-name="val1" table:formula="of:=COM.MICROSOFT.CONCAT([.K540:.O54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鱼人（光环需求）</text:p>
          </table:table-cell>
          <table:table-cell table:style-name="ce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1]));YEAR(MAX([.$A$1:.$A$1048576]))-YEAR([.A541])&gt;=2;[.$B541]&lt;&gt;&quot;基本&quot;;[.$B5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怨影狂怒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41:.O54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2]));YEAR(MAX([.$A$1:.$A$1048576]))-YEAR([.A542])&gt;=2;[.$B542]&lt;&gt;&quot;基本&quot;;[.$B5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小鬼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542:.O542])" office:value-type="string" office:string-value="法术伤害;" calcext:value-type="string">
            <text:p>法术伤害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法术（法伤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3]));YEAR(MAX([.$A$1:.$A$1048576]))-YEAR([.A543])&gt;=2;[.$B543]&lt;&gt;&quot;基本&quot;;[.$B54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蜘蛛坦克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543:.O54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3" calcext:value-type="float">
            <text:p>3</text:p>
          </table:table-cell>
          <table:table-cell table:content-validation-name="val1" table:formula="of:=IF(AND(NOT(ISBLANK([.A544]));YEAR(MAX([.$A$1:.$A$1048576]))-YEAR([.A544])&gt;=2;[.$B544]&lt;&gt;&quot;基本&quot;;[.$B5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装佣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544:.O544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5]));YEAR(MAX([.$A$1:.$A$1048576]))-YEAR([.A545])&gt;=2;[.$B545]&lt;&gt;&quot;基本&quot;;[.$B54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实验技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45:.O545])" office:value-type="string" office:string-value="战吼;" calcext:value-type="string">
            <text:p>战吼;</text:p>
          </table:table-cell>
          <table:table-cell table:content-validation-name="val9" table:number-columns-repeated="4"/>
          <table:table-cell office:value-type="string" calcext:value-type="string">
            <text:p>连击;尖牙德鲁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3" calcext:value-type="float">
            <text:p>3</text:p>
          </table:table-cell>
          <table:table-cell table:content-validation-name="val1" table:formula="of:=IF(AND(NOT(ISBLANK([.A546]));YEAR(MAX([.$A$1:.$A$1048576]))-YEAR([.A546])&gt;=2;[.$B546]&lt;&gt;&quot;基本&quot;;[.$B5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免疫;</text:p>
          </table:table-cell>
          <table:table-cell table:style-name="ce5" table:content-validation-name="val8" table:number-columns-repeated="4"/>
          <table:table-cell table:content-validation-name="val1" table:formula="of:=COM.MICROSOFT.CONCAT([.K546:.O546])" office:value-type="string" office:string-value="免疫;" calcext:value-type="string">
            <text:p>免疫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47]));YEAR(MAX([.$A$1:.$A$1048576]))-YEAR([.A547])&gt;=2;[.$B547]&lt;&gt;&quot;基本&quot;;[.$B5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守护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47:.O547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48]));YEAR(MAX([.$A$1:.$A$1048576]))-YEAR([.A548])&gt;=2;[.$B548]&lt;&gt;&quot;基本&quot;;[.$B5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丛林枭兽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548:.O54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49]));YEAR(MAX([.$A$1:.$A$1048576]))-YEAR([.A549])&gt;=2;[.$B549]&lt;&gt;&quot;基本&quot;;[.$B54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丛林之魂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549:.O549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0]));YEAR(MAX([.$A$1:.$A$1048576]))-YEAR([.A550])&gt;=2;[.$B550]&lt;&gt;&quot;基本&quot;;[.$B5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范达尔·鹿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0:.O550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抉择（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1]));YEAR(MAX([.$A$1:.$A$1048576]))-YEAR([.A551])&gt;=2;[.$B551]&lt;&gt;&quot;基本&quot;;[.$B5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横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1:.O55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2]));YEAR(MAX([.$A$1:.$A$1048576]))-YEAR([.A552])&gt;=2;[.$B552]&lt;&gt;&quot;基本&quot;;[.$B5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52:.O55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3]));YEAR(MAX([.$A$1:.$A$1048576]))-YEAR([.A553])&gt;=2;[.$B553]&lt;&gt;&quot;基本&quot;;[.$B553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剧毒之种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53:.O55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变形目标(变形需求):黑暗低语者…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4]));YEAR(MAX([.$A$1:.$A$1048576]))-YEAR([.A554])&gt;=2;[.$B554]&lt;&gt;&quot;基本&quot;;[.$B5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拉克西织珀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54:.O55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5]));YEAR(MAX([.$A$1:.$A$1048576]))-YEAR([.A555])&gt;=2;[.$B555]&lt;&gt;&quot;基本&quot;;[.$B5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野争斗者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555:.O555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6]));YEAR(MAX([.$A$1:.$A$1048576]))-YEAR([.A556])&gt;=2;[.$B556]&lt;&gt;&quot;基本&quot;;[.$B55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泥潭守护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6:.O55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7]));YEAR(MAX([.$A$1:.$A$1048576]))-YEAR([.A557])&gt;=2;[.$B557]&lt;&gt;&quot;基本&quot;;[.$B5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撕咬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57:.O55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58]));YEAR(MAX([.$A$1:.$A$1048576]))-YEAR([.A558])&gt;=2;[.$B558]&lt;&gt;&quot;基本&quot;;[.$B5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界沟通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58:.O558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59]));YEAR(MAX([.$A$1:.$A$1048576]))-YEAR([.A559])&gt;=2;[.$B559]&lt;&gt;&quot;基本&quot;;[.$B5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变形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59:.O55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0]));YEAR(MAX([.$A$1:.$A$1048576]))-YEAR([.A560])&gt;=2;[.$B560]&lt;&gt;&quot;基本&quot;;[.$B56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冰锥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560:.O560])" office:value-type="string" office:string-value="冻结;" calcext:value-type="string">
            <text:p>冻结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1]));YEAR(MAX([.$A$1:.$A$1048576]))-YEAR([.A561])&gt;=2;[.$B561]&lt;&gt;&quot;基本&quot;;[.$B56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达拉然铁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激励;</text:p>
          </table:table-cell>
          <table:table-cell table:style-name="ce5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561:.O561])" office:value-type="string" office:string-value="激励;法术伤害;" calcext:value-type="string">
            <text:p>激励;法术伤害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伤(法强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2]));YEAR(MAX([.$A$1:.$A$1048576]))-YEAR([.A562])&gt;=2;[.$B562]&lt;&gt;&quot;基本&quot;;[.$B562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地精炎术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62:.O56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机械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3]));YEAR(MAX([.$A$1:.$A$1048576]))-YEAR([.A563])&gt;=2;[.$B563]&lt;&gt;&quot;基本&quot;;[.$B5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癫狂的唤冰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563:.O563])" office:value-type="string" office:string-value="冻结;" calcext:value-type="string">
            <text:p>冻结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4]));YEAR(MAX([.$A$1:.$A$1048576]))-YEAR([.A564])&gt;=2;[.$B564]&lt;&gt;&quot;基本&quot;;[.$B5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复活的铠甲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4:.O56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5]));YEAR(MAX([.$A$1:.$A$1048576]))-YEAR([.A565])&gt;=2;[.$B565]&lt;&gt;&quot;基本&quot;;[.$B5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球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5:.O56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6]));YEAR(MAX([.$A$1:.$A$1048576]))-YEAR([.A566])&gt;=2;[.$B566]&lt;&gt;&quot;基本&quot;;[.$B56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麦迪文的残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6:.O56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熔核巨人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7]));YEAR(MAX([.$A$1:.$A$1048576]))-YEAR([.A567])&gt;=2;[.$B567]&lt;&gt;&quot;基本&quot;;[.$B5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水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冻结;</text:p>
          </table:table-cell>
          <table:table-cell table:style-name="ce5" table:content-validation-name="val8" table:number-columns-repeated="4"/>
          <table:table-cell table:content-validation-name="val1" table:formula="of:=COM.MICROSOFT.CONCAT([.K567:.O567])" office:value-type="string" office:string-value="冻结;" calcext:value-type="string">
            <text:p>冻结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8]));YEAR(MAX([.$A$1:.$A$1048576]))-YEAR([.A568])&gt;=2;[.$B568]&lt;&gt;&quot;基本&quot;;[.$B56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扰咒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68:.O568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光环目标(光环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69]));YEAR(MAX([.$A$1:.$A$1048576]))-YEAR([.A569])&gt;=2;[.$B569]&lt;&gt;&quot;基本&quot;;[.$B5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奥术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4"/>
          <table:table-cell table:content-validation-name="val1" table:formula="of:=COM.MICROSOFT.CONCAT([.K569:.O569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奥秘(持续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0]));YEAR(MAX([.$A$1:.$A$1048576]))-YEAR([.A570])&gt;=2;[.$B570]&lt;&gt;&quot;基本&quot;;[.$B5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多重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70:.O57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71]));YEAR(MAX([.$A$1:.$A$1048576]))-YEAR([.A571])&gt;=2;[.$B571]&lt;&gt;&quot;基本&quot;;[.$B57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寄生恶狼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71:.O571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2]));YEAR(MAX([.$A$1:.$A$1048576]))-YEAR([.A572])&gt;=2;[.$B572]&lt;&gt;&quot;基本&quot;;[.$B57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怒犬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72:.O57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73]));YEAR(MAX([.$A$1:.$A$1048576]))-YEAR([.A573])&gt;=2;[.$B573]&lt;&gt;&quot;基本&quot;;[.$B5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驮运科多兽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573:.O57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4]));YEAR(MAX([.$A$1:.$A$1048576]))-YEAR([.A574])&gt;=2;[.$B574]&lt;&gt;&quot;基本&quot;;[.$B5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驯兽师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574:.O574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5]));YEAR(MAX([.$A$1:.$A$1048576]))-YEAR([.A575])&gt;=2;[.$B575]&lt;&gt;&quot;基本&quot;;[.$B5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言术：骇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5:.O57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消灭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6]));YEAR(MAX([.$A$1:.$A$1048576]))-YEAR([.A576])&gt;=2;[.$B576]&lt;&gt;&quot;基本&quot;;[.$B5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狂乱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6:.O57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7]));YEAR(MAX([.$A$1:.$A$1048576]))-YEAR([.A577])&gt;=2;[.$B577]&lt;&gt;&quot;基本&quot;;[.$B57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子嗣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7:.O57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8]));YEAR(MAX([.$A$1:.$A$1048576]))-YEAR([.A578])&gt;=2;[.$B578]&lt;&gt;&quot;基本&quot;;[.$B5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金尼灵魂祭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78:.O57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治疗（特殊需求）:治疗之环;大地之环先知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79]));YEAR(MAX([.$A$1:.$A$1048576]))-YEAR([.A579])&gt;=2;[.$B579]&lt;&gt;&quot;基本&quot;;[.$B57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变幻之影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579:.O579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0]));YEAR(MAX([.$A$1:.$A$1048576]))-YEAR([.A580])&gt;=2;[.$B580]&lt;&gt;&quot;基本&quot;;[.$B5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兜帽侍僧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0:.O580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克苏恩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1]));YEAR(MAX([.$A$1:.$A$1048576]))-YEAR([.A581])&gt;=2;[.$B581]&lt;&gt;&quot;基本&quot;;[.$B58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子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1:.O58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2]));YEAR(MAX([.$A$1:.$A$1048576]))-YEAR([.A582])&gt;=2;[.$B582]&lt;&gt;&quot;基本&quot;;[.$B58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控心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2:.O582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环境（召唤需求）;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83]));YEAR(MAX([.$A$1:.$A$1048576]))-YEAR([.A583])&gt;=2;[.$B583]&lt;&gt;&quot;基本&quot;;[.$B58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效治疗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3:.O58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4]));YEAR(MAX([.$A$1:.$A$1048576]))-YEAR([.A584])&gt;=2;[.$B584]&lt;&gt;&quot;基本&quot;;[.$B58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群体驱散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84:.O584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5]));YEAR(MAX([.$A$1:.$A$1048576]))-YEAR([.A585])&gt;=2;[.$B585]&lt;&gt;&quot;基本&quot;;[.$B58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圣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5:.O585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6]));YEAR(MAX([.$A$1:.$A$1048576]))-YEAR([.A586])&gt;=2;[.$B586]&lt;&gt;&quot;基本&quot;;[.$B58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宴会牧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6:.O586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法术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7]));YEAR(MAX([.$A$1:.$A$1048576]))-YEAR([.A587])&gt;=2;[.$B587]&lt;&gt;&quot;基本&quot;;[.$B58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巴尔伏击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587:.O58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负面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8]));YEAR(MAX([.$A$1:.$A$1048576]))-YEAR([.A588])&gt;=2;[.$B588]&lt;&gt;&quot;基本&quot;;[.$B58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中破坏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588:.O588])" office:value-type="string" office:string-value="连击;" calcext:value-type="string">
            <text:p>连击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89]));YEAR(MAX([.$A$1:.$A$1048576]))-YEAR([.A589])&gt;=2;[.$B589]&lt;&gt;&quot;基本&quot;;[.$B5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淬毒利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589:.O58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0]));YEAR(MAX([.$A$1:.$A$1048576]))-YEAR([.A590])&gt;=2;[.$B590]&lt;&gt;&quot;基本&quot;;[.$B5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盗墓匪贼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90:.O590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91]));YEAR(MAX([.$A$1:.$A$1048576]))-YEAR([.A591])&gt;=2;[.$B591]&lt;&gt;&quot;基本&quot;;[.$B5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心者夏克里尔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591:.O591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2]));YEAR(MAX([.$A$1:.$A$1048576]))-YEAR([.A592])&gt;=2;[.$B592]&lt;&gt;&quot;基本&quot;;[.$B59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剑刃乱舞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592:.O59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搭配卡(法伤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593]));YEAR(MAX([.$A$1:.$A$1048576]))-YEAR([.A593])&gt;=2;[.$B593]&lt;&gt;&quot;基本&quot;;[.$B5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南海畸变船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593:.O593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4]));YEAR(MAX([.$A$1:.$A$1048576]))-YEAR([.A594])&gt;=2;[.$B594]&lt;&gt;&quot;基本&quot;;[.$B5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伪装大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3"/>
          <table:table-cell table:content-validation-name="val1" table:formula="of:=COM.MICROSOFT.CONCAT([.K594:.O594])" office:value-type="string" office:string-value="战吼;潜行;" calcext:value-type="string">
            <text:p>战吼;潜行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5]));YEAR(MAX([.$A$1:.$A$1048576]))-YEAR([.A595])&gt;=2;[.$B595]&lt;&gt;&quot;基本&quot;;[.$B59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修补匠的磨刀油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595:.O595])" office:value-type="string" office:string-value="连击;" calcext:value-type="string">
            <text:p>连击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6]));YEAR(MAX([.$A$1:.$A$1048576]))-YEAR([.A596])&gt;=2;[.$B596]&lt;&gt;&quot;基本&quot;;[.$B5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德莱尼图腾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596:.O5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图腾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7]));YEAR(MAX([.$A$1:.$A$1048576]))-YEAR([.A597])&gt;=2;[.$B597]&lt;&gt;&quot;基本&quot;;[.$B5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语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597:.O597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8]));YEAR(MAX([.$A$1:.$A$1048576]))-YEAR([.A598])&gt;=2;[.$B598]&lt;&gt;&quot;基本&quot;;[.$B5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灌魔之锤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598:.O598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599]));YEAR(MAX([.$A$1:.$A$1048576]))-YEAR([.A599])&gt;=2;[.$B599]&lt;&gt;&quot;基本&quot;;[.$B5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焰驱逐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K599:.O599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0]));YEAR(MAX([.$A$1:.$A$1048576]))-YEAR([.A600])&gt;=2;[.$B600]&lt;&gt;&quot;基本&quot;;[.$B6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锦鱼人水语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3"/>
          <table:table-cell table:content-validation-name="val1" table:formula="of:=COM.MICROSOFT.CONCAT([.K600:.O600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1]));YEAR(MAX([.$A$1:.$A$1048576]))-YEAR([.A601])&gt;=2;[.$B601]&lt;&gt;&quot;基本&quot;;[.$B6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之主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01:.O60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2]));YEAR(MAX([.$A$1:.$A$1048576]))-YEAR([.A602])&gt;=2;[.$B602]&lt;&gt;&quot;基本&quot;;[.$B6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青玉闪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4"/>
          <table:table-cell table:content-validation-name="val1" table:formula="of:=COM.MICROSOFT.CONCAT([.K602:.O602])" office:value-type="string" office:string-value="青玉魔像;" calcext:value-type="string">
            <text:p>青玉魔像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青玉魔像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3]));YEAR(MAX([.$A$1:.$A$1048576]))-YEAR([.A603])&gt;=2;[.$B603]&lt;&gt;&quot;基本&quot;;[.$B60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槌萨满祭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4"/>
          <table:table-cell table:content-validation-name="val1" table:formula="of:=COM.MICROSOFT.CONCAT([.K603:.O603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4]));YEAR(MAX([.$A$1:.$A$1048576]))-YEAR([.A604])&gt;=2;[.$B604]&lt;&gt;&quot;基本&quot;;[.$B60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沙鳞灵魂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604:.O604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鱼人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5]));YEAR(MAX([.$A$1:.$A$1048576]))-YEAR([.A605])&gt;=2;[.$B605]&lt;&gt;&quot;基本&quot;;[.$B6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奇四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05:.O605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6]));YEAR(MAX([.$A$1:.$A$1048576]))-YEAR([.A606])&gt;=2;[.$B606]&lt;&gt;&quot;基本&quot;;[.$B6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投火无面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606:.O606])" office:value-type="string" office:string-value="过载;" calcext:value-type="string">
            <text:p>过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7]));YEAR(MAX([.$A$1:.$A$1048576]))-YEAR([.A607])&gt;=2;[.$B607]&lt;&gt;&quot;基本&quot;;[.$B6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顽石元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07:.O60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战吼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08]));YEAR(MAX([.$A$1:.$A$1048576]))-YEAR([.A608])&gt;=2;[.$B608]&lt;&gt;&quot;基本&quot;;[.$B60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先祖召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08:.O60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土元素;玛里苟斯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09]));YEAR(MAX([.$A$1:.$A$1048576]))-YEAR([.A609])&gt;=2;[.$B609]&lt;&gt;&quot;基本&quot;;[.$B6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恶的巫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09:.O60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术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0]));YEAR(MAX([.$A$1:.$A$1048576]))-YEAR([.A610])&gt;=2;[.$B610]&lt;&gt;&quot;基本&quot;;[.$B61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幻术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0:.O61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1]));YEAR(MAX([.$A$1:.$A$1048576]))-YEAR([.A611])&gt;=2;[.$B611]&lt;&gt;&quot;基本&quot;;[.$B6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达曼守护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11:.O61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2]));YEAR(MAX([.$A$1:.$A$1048576]))-YEAR([.A612])&gt;=2;[.$B612]&lt;&gt;&quot;基本&quot;;[.$B6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愤怒之锤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2:.O61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3]));YEAR(MAX([.$A$1:.$A$1048576]))-YEAR([.A613])&gt;=2;[.$B613]&lt;&gt;&quot;基本&quot;;[.$B61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奉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3:.O613])">
            <text:p/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4]));YEAR(MAX([.$A$1:.$A$1048576]))-YEAR([.A614])&gt;=2;[.$B614]&lt;&gt;&quot;基本&quot;;[.$B6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王者祝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4:.O614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5]));YEAR(MAX([.$A$1:.$A$1048576]))-YEAR([.A615])&gt;=2;[.$B615]&lt;&gt;&quot;基本&quot;;[.$B61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银月城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5:.O615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6]));YEAR(MAX([.$A$1:.$A$1048576]))-YEAR([.A616])&gt;=2;[.$B616]&lt;&gt;&quot;基本&quot;;[.$B6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6:.O61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7]));YEAR(MAX([.$A$1:.$A$1048576]))-YEAR([.A617])&gt;=2;[.$B617]&lt;&gt;&quot;基本&quot;;[.$B6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真银圣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7:.O61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18]));YEAR(MAX([.$A$1:.$A$1048576]))-YEAR([.A618])&gt;=2;[.$B618]&lt;&gt;&quot;基本&quot;;[.$B61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暗影烈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8:.O61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法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19]));YEAR(MAX([.$A$1:.$A$1048576]))-YEAR([.A619])&gt;=2;[.$B619]&lt;&gt;&quot;基本&quot;;[.$B6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晶药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19:.O61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0]));YEAR(MAX([.$A$1:.$A$1048576]))-YEAR([.A620])&gt;=2;[.$B620]&lt;&gt;&quot;基本&quot;;[.$B62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地狱烈焰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0:.O620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1]));YEAR(MAX([.$A$1:.$A$1048576]))-YEAR([.A621])&gt;=2;[.$B621]&lt;&gt;&quot;基本&quot;;[.$B6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魔钉刺者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21:.O621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3费以上鱼人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2]));YEAR(MAX([.$A$1:.$A$1048576]))-YEAR([.A622])&gt;=2;[.$B622]&lt;&gt;&quot;基本&quot;;[.$B6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加拉克苏斯之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2:.O62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弃牌效果(特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3]));YEAR(MAX([.$A$1:.$A$1048576]))-YEAR([.A623])&gt;=2;[.$B623]&lt;&gt;&quot;基本&quot;;[.$B62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空灵召唤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23:.O62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恶魔(亡语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4]));YEAR(MAX([.$A$1:.$A$1048576]))-YEAR([.A624])&gt;=2;[.$B624]&lt;&gt;&quot;基本&quot;;[.$B6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战马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24:.O62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25]));YEAR(MAX([.$A$1:.$A$1048576]))-YEAR([.A625])&gt;=2;[.$B625]&lt;&gt;&quot;基本&quot;;[.$B6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瘾结晶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25:.O625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恶魔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6]));YEAR(MAX([.$A$1:.$A$1048576]))-YEAR([.A626])&gt;=2;[.$B626]&lt;&gt;&quot;基本&quot;;[.$B6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领主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26:.O626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7]));YEAR(MAX([.$A$1:.$A$1048576]))-YEAR([.A627])&gt;=2;[.$B627]&lt;&gt;&quot;基本&quot;;[.$B627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小鬼爆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7:.O627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人品(召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8]));YEAR(MAX([.$A$1:.$A$1048576]))-YEAR([.A628])&gt;=2;[.$B628]&lt;&gt;&quot;基本&quot;;[.$B62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能火炮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8:.O62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持续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29]));YEAR(MAX([.$A$1:.$A$1048576]))-YEAR([.A629])&gt;=2;[.$B629]&lt;&gt;&quot;基本&quot;;[.$B6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召唤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29:.O629])">
            <text:p/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减费目标(特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0]));YEAR(MAX([.$A$1:.$A$1048576]))-YEAR([.A630])&gt;=2;[.$B630]&lt;&gt;&quot;基本&quot;;[.$B6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拉希武器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30:.O630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1]));YEAR(MAX([.$A$1:.$A$1048576]))-YEAR([.A631])&gt;=2;[.$B631]&lt;&gt;&quot;基本&quot;;[.$B63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废旧螺栓机甲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31:.O63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2]));YEAR(MAX([.$A$1:.$A$1048576]))-YEAR([.A632])&gt;=2;[.$B632]&lt;&gt;&quot;基本&quot;;[.$B63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黄铜指虎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2:.O63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3]));YEAR(MAX([.$A$1:.$A$1048576]))-YEAR([.A633])&gt;=2;[.$B633]&lt;&gt;&quot;基本&quot;;[.$B6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库卡隆精英卫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633:.O633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4]));YEAR(MAX([.$A$1:.$A$1048576]))-YEAR([.A634])&gt;=2;[.$B634]&lt;&gt;&quot;基本&quot;;[.$B6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猛犸人头领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4:.O634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5]));YEAR(MAX([.$A$1:.$A$1048576]))-YEAR([.A635])&gt;=2;[.$B635]&lt;&gt;&quot;基本&quot;;[.$B63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死亡之咬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35:.O635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36]));YEAR(MAX([.$A$1:.$A$1048576]))-YEAR([.A636])&gt;=2;[.$B636]&lt;&gt;&quot;基本&quot;;[.$B63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玩具商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6:.O636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7]));YEAR(MAX([.$A$1:.$A$1048576]))-YEAR([.A637])&gt;=2;[.$B637]&lt;&gt;&quot;基本&quot;;[.$B6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血蹄勇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3"/>
          <table:table-cell table:content-validation-name="val1" table:formula="of:=COM.MICROSOFT.CONCAT([.K637:.O637])" office:value-type="string" office:string-value="嘲讽;激怒;" calcext:value-type="string">
            <text:p>嘲讽;激怒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8]));YEAR(MAX([.$A$1:.$A$1048576]))-YEAR([.A638])&gt;=2;[.$B638]&lt;&gt;&quot;基本&quot;;[.$B6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致死打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8:.O638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套牌(特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39]));YEAR(MAX([.$A$1:.$A$1048576]))-YEAR([.A639])&gt;=2;[.$B639]&lt;&gt;&quot;基本&quot;;[.$B6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掷斧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39:.O63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0]));YEAR(MAX([.$A$1:.$A$1048576]))-YEAR([.A640])&gt;=2;[.$B640]&lt;&gt;&quot;基本&quot;;[.$B64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“鲨鱼”加佐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40:.O640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1]));YEAR(MAX([.$A$1:.$A$1048576]))-YEAR([.A641])&gt;=2;[.$B641]&lt;&gt;&quot;基本&quot;;[.$B6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A3型机械金刚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641:.O641])" office:value-type="string" office:string-value="战吼;发现;" calcext:value-type="string">
            <text:p>战吼;发现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2]));YEAR(MAX([.$A$1:.$A$1048576]))-YEAR([.A642])&gt;=2;[.$B642]&lt;&gt;&quot;基本&quot;;[.$B6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古斯防御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642:.O642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3]));YEAR(MAX([.$A$1:.$A$1048576]))-YEAR([.A643])&gt;=2;[.$B643]&lt;&gt;&quot;基本&quot;;[.$B64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哀嚎的灵魂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643:.O643])" office:value-type="string" office:string-value="战吼;沉默;" calcext:value-type="string">
            <text:p>战吼;沉默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减益效果（战吼需求）:舞动之剑;食人魔步兵;食人魔勇士穆戈尔;…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44]));YEAR(MAX([.$A$1:.$A$1048576]))-YEAR([.A644])&gt;=2;[.$B644]&lt;&gt;&quot;基本&quot;;[.$B6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炼金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44:.O64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5]));YEAR(MAX([.$A$1:.$A$1048576]))-YEAR([.A645])&gt;=2;[.$B645]&lt;&gt;&quot;基本&quot;;[.$B6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秘吞噬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645:.O645])" office:value-type="string" office:string-value="战吼;奥秘;" calcext:value-type="string">
            <text:p>战吼;奥秘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6]));YEAR(MAX([.$A$1:.$A$1048576]))-YEAR([.A646])&gt;=2;[.$B646]&lt;&gt;&quot;基本&quot;;[.$B6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能铁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646:.O646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7]));YEAR(MAX([.$A$1:.$A$1048576]))-YEAR([.A647])&gt;=2;[.$B647]&lt;&gt;&quot;基本&quot;;[.$B6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巴内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47:.O647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8]));YEAR(MAX([.$A$1:.$A$1048576]))-YEAR([.A648])&gt;=2;[.$B648]&lt;&gt;&quot;基本&quot;;[.$B6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648:.O648])" office:value-type="string" office:string-value="冲锋;" calcext:value-type="string">
            <text:p>冲锋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永久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49]));YEAR(MAX([.$A$1:.$A$1048576]))-YEAR([.A649])&gt;=2;[.$B649]&lt;&gt;&quot;基本&quot;;[.$B6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牛头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649:.O649])" office:value-type="string" office:string-value="嘲讽;亡语;" calcext:value-type="string">
            <text:p>嘲讽;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0]));YEAR(MAX([.$A$1:.$A$1048576]))-YEAR([.A650])&gt;=2;[.$B650]&lt;&gt;&quot;基本&quot;;[.$B6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被感染的贮藏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50:.O650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1]));YEAR(MAX([.$A$1:.$A$1048576]))-YEAR([.A651])&gt;=2;[.$B651]&lt;&gt;&quot;基本&quot;;[.$B6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风雪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1:.O651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2]));YEAR(MAX([.$A$1:.$A$1048576]))-YEAR([.A652])&gt;=2;[.$B652]&lt;&gt;&quot;基本&quot;;[.$B6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穿刺者戈莫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2:.O65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3]));YEAR(MAX([.$A$1:.$A$1048576]))-YEAR([.A653])&gt;=2;[.$B653]&lt;&gt;&quot;基本&quot;;[.$B6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诡异的雕像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3:.O65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沉默;嘲讽增益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4]));YEAR(MAX([.$A$1:.$A$1048576]))-YEAR([.A654])&gt;=2;[.$B654]&lt;&gt;&quot;基本&quot;;[.$B6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水海盗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4:.O654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武器（减费需求）;海盗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5]));YEAR(MAX([.$A$1:.$A$1048576]))-YEAR([.A655])&gt;=2;[.$B655]&lt;&gt;&quot;基本&quot;;[.$B6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矮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5:.O655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增益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6]));YEAR(MAX([.$A$1:.$A$1048576]))-YEAR([.A656])&gt;=2;[.$B656]&lt;&gt;&quot;基本&quot;;[.$B65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后院保镖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6:.O656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7]));YEAR(MAX([.$A$1:.$A$1048576]))-YEAR([.A657])&gt;=2;[.$B657]&lt;&gt;&quot;基本&quot;;[.$B65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猢狲医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7:.O65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58]));YEAR(MAX([.$A$1:.$A$1048576]))-YEAR([.A658])&gt;=2;[.$B658]&lt;&gt;&quot;基本&quot;;[.$B65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湖之仙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58:.O658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59]));YEAR(MAX([.$A$1:.$A$1048576]))-YEAR([.A659])&gt;=2;[.$B659]&lt;&gt;&quot;基本&quot;;[.$B65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化学怪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59:.O659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0]));YEAR(MAX([.$A$1:.$A$1048576]))-YEAR([.A660])&gt;=2;[.$B660]&lt;&gt;&quot;基本&quot;;[.$B66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巨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60:.O660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1]));YEAR(MAX([.$A$1:.$A$1048576]))-YEAR([.A661])&gt;=2;[.$B661]&lt;&gt;&quot;基本&quot;;[.$B66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雪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61:.O661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机械相关;亡语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2]));YEAR(MAX([.$A$1:.$A$1048576]))-YEAR([.A662])&gt;=2;[.$B662]&lt;&gt;&quot;基本&quot;;[.$B66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幼龙技工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62:.O662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3]));YEAR(MAX([.$A$1:.$A$1048576]))-YEAR([.A663])&gt;=2;[.$B663]&lt;&gt;&quot;基本&quot;;[.$B66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基维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63:.O663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4]));YEAR(MAX([.$A$1:.$A$1048576]))-YEAR([.A664])&gt;=2;[.$B664]&lt;&gt;&quot;基本&quot;;[.$B6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狂战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664:.O664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3"/>
          <table:table-cell office:value-type="string" calcext:value-type="string">
            <text:p>搭配牌（激怒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5]));YEAR(MAX([.$A$1:.$A$1048576]))-YEAR([.A665])&gt;=2;[.$B665]&lt;&gt;&quot;基本&quot;;[.$B66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进化的狗头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665:.O665])" office:value-type="string" office:string-value="法术伤害;" calcext:value-type="string">
            <text:p>法术伤害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伤害法术（法伤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6]));YEAR(MAX([.$A$1:.$A$1048576]))-YEAR([.A666])&gt;=2;[.$B666]&lt;&gt;&quot;基本&quot;;[.$B66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独眼怪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666:.O666])" office:value-type="string" office:string-value="嘲讽;战吼;" calcext:value-type="string">
            <text:p>嘲讽;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67]));YEAR(MAX([.$A$1:.$A$1048576]))-YEAR([.A667])&gt;=2;[.$B667]&lt;&gt;&quot;基本&quot;;[.$B66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卡扎库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67:.O66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8]));YEAR(MAX([.$A$1:.$A$1048576]))-YEAR([.A668])&gt;=2;[.$B668]&lt;&gt;&quot;基本&quot;;[.$B66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赞秘术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668:.O668])" office:value-type="string" office:string-value="战吼;奥秘;" calcext:value-type="string">
            <text:p>战吼;奥秘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69]));YEAR(MAX([.$A$1:.$A$1048576]))-YEAR([.A669])&gt;=2;[.$B669]&lt;&gt;&quot;基本&quot;;[.$B66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的侍从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669:.O669])" office:value-type="string" office:string-value="圣盾;战吼;" calcext:value-type="string">
            <text:p>圣盾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0]));YEAR(MAX([.$A$1:.$A$1048576]))-YEAR([.A670])&gt;=2;[.$B670]&lt;&gt;&quot;基本&quot;;[.$B67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海盗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70:.O670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武器（减费需求）;海盗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71]));YEAR(MAX([.$A$1:.$A$1048576]))-YEAR([.A671])&gt;=2;[.$B671]&lt;&gt;&quot;基本&quot;;[.$B67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狼人欺诈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671:.O6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2]));YEAR(MAX([.$A$1:.$A$1048576]))-YEAR([.A672])&gt;=2;[.$B672]&lt;&gt;&quot;基本&quot;;[.$B67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瞎眼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4"/>
          <table:table-cell table:content-validation-name="val1" table:formula="of:=COM.MICROSOFT.CONCAT([.K672:.O672])" office:value-type="string" office:string-value="冲锋;" calcext:value-type="string">
            <text:p>冲锋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鱼人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3]));YEAR(MAX([.$A$1:.$A$1048576]))-YEAR([.A673])&gt;=2;[.$B673]&lt;&gt;&quot;基本&quot;;[.$B6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零食商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73:.O67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4]));YEAR(MAX([.$A$1:.$A$1048576]))-YEAR([.A674])&gt;=2;[.$B674]&lt;&gt;&quot;基本&quot;;[.$B6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巫师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674:.O674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低费增益（触发需求）:零件;圣盾…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5]));YEAR(MAX([.$A$1:.$A$1048576]))-YEAR([.A675])&gt;=2;[.$B675]&lt;&gt;&quot;基本&quot;;[.$B6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洲钳嘴龟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675:.O675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3"/>
          <table:table-cell office:value-type="string" calcext:value-type="string">
            <text:p>野兽相关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6]));YEAR(MAX([.$A$1:.$A$1048576]))-YEAR([.A676])&gt;=2;[.$B676]&lt;&gt;&quot;基本&quot;;[.$B67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迷失的陆行鸟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676:.O67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office:value-type="string" calcext:value-type="string">
            <text:p>野兽相关:苔原犀牛,…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7]));YEAR(MAX([.$A$1:.$A$1048576]))-YEAR([.A677])&gt;=2;[.$B677]&lt;&gt;&quot;基本&quot;;[.$B6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古山守望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77:.O677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心灵之火,神圣之灵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8]));YEAR(MAX([.$A$1:.$A$1048576]))-YEAR([.A678])&gt;=2;[.$B678]&lt;&gt;&quot;基本&quot;;[.$B67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墓穴蜘蛛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678:.O678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79]));YEAR(MAX([.$A$1:.$A$1048576]))-YEAR([.A679])&gt;=2;[.$B679]&lt;&gt;&quot;基本&quot;;[.$B6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守护者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679:.O679])" office:value-type="string" office:string-value="战吼;嘲讽;" calcext:value-type="string">
            <text:p>战吼;嘲讽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0]));YEAR(MAX([.$A$1:.$A$1048576]))-YEAR([.A680])&gt;=2;[.$B680]&lt;&gt;&quot;基本&quot;;[.$B68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幼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80:.O68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抽牌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1]));YEAR(MAX([.$A$1:.$A$1048576]))-YEAR([.A681])&gt;=2;[.$B681]&lt;&gt;&quot;基本&quot;;[.$B6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召唤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81:.O681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2]));YEAR(MAX([.$A$1:.$A$1048576]))-YEAR([.A682])&gt;=2;[.$B682]&lt;&gt;&quot;基本&quot;;[.$B6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盗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682:.O682])" office:value-type="string" office:string-value="战吼;" calcext:value-type="string">
            <text:p>战吼;</text:p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3]));YEAR(MAX([.$A$1:.$A$1048576]))-YEAR([.A683])&gt;=2;[.$B683]&lt;&gt;&quot;基本&quot;;[.$B6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683:.O683])" office:value-type="string" office:string-value="战吼;法术伤害;" calcext:value-type="string">
            <text:p>战吼;法术伤害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战吼需求）;法伤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4]));YEAR(MAX([.$A$1:.$A$1048576]))-YEAR([.A684])&gt;=2;[.$B684]&lt;&gt;&quot;基本&quot;;[.$B6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年迈的酒仙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84:.O68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回收目标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5]));YEAR(MAX([.$A$1:.$A$1048576]))-YEAR([.A685])&gt;=2;[.$B685]&lt;&gt;&quot;基本&quot;;[.$B6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法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沉默;</text:p>
          </table:table-cell>
          <table:table-cell table:style-name="ce5" table:content-validation-name="val8" table:number-columns-repeated="3"/>
          <table:table-cell table:content-validation-name="val1" table:formula="of:=COM.MICROSOFT.CONCAT([.K685:.O685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6]));YEAR(MAX([.$A$1:.$A$1048576]))-YEAR([.A686])&gt;=2;[.$B686]&lt;&gt;&quot;基本&quot;;[.$B68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化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/>
          <table:table-cell table:content-validation-name="val1" table:formula="of:=COM.MICROSOFT.CONCAT([.K686:.O686])" office:value-type="string" office:string-value="战吼;圣盾;风怒;嘲讽;" calcext:value-type="string">
            <text:p>战吼;圣盾;风怒;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增益目标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687]));YEAR(MAX([.$A$1:.$A$1048576]))-YEAR([.A687])&gt;=2;[.$B687]&lt;&gt;&quot;基本&quot;;[.$B68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之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3"/>
          <table:table-cell table:content-validation-name="val1" table:formula="of:=COM.MICROSOFT.CONCAT([.K687:.O687])" office:value-type="string" office:string-value="战吼;青玉魔像;" calcext:value-type="string">
            <text:p>战吼;青玉魔像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8]));YEAR(MAX([.$A$1:.$A$1048576]))-YEAR([.A688])&gt;=2;[.$B688]&lt;&gt;&quot;基本&quot;;[.$B6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人气选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88:.O688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战吼随从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89]));YEAR(MAX([.$A$1:.$A$1048576]))-YEAR([.A689])&gt;=2;[.$B689]&lt;&gt;&quot;基本&quot;;[.$B68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瑞文戴尔男爵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689:.O689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亡语召唤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0]));YEAR(MAX([.$A$1:.$A$1048576]))-YEAR([.A690])&gt;=2;[.$B690]&lt;&gt;&quot;基本&quot;;[.$B6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赛场医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90:.O690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1]));YEAR(MAX([.$A$1:.$A$1048576]))-YEAR([.A691])&gt;=2;[.$B691]&lt;&gt;&quot;基本&quot;;[.$B6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森金持盾卫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691:.O691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2]));YEAR(MAX([.$A$1:.$A$1048576]))-YEAR([.A692])&gt;=2;[.$B692]&lt;&gt;&quot;基本&quot;;[.$B69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施法者克星X-21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92:.O692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3]));YEAR(MAX([.$A$1:.$A$1048576]))-YEAR([.A693])&gt;=2;[.$B693]&lt;&gt;&quot;基本&quot;;[.$B69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腭穴居人壮汉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693:.O69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4]));YEAR(MAX([.$A$1:.$A$1048576]))-YEAR([.A694])&gt;=2;[.$B694]&lt;&gt;&quot;基本&quot;;[.$B6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694:.O694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5]));YEAR(MAX([.$A$1:.$A$1048576]))-YEAR([.A695])&gt;=2;[.$B695]&lt;&gt;&quot;基本&quot;;[.$B6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蹒跚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695:.O695])" office:value-type="string" office:string-value="嘲讽;战吼;" calcext:value-type="string">
            <text:p>嘲讽;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6]));YEAR(MAX([.$A$1:.$A$1048576]))-YEAR([.A696])&gt;=2;[.$B696]&lt;&gt;&quot;基本&quot;;[.$B6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午夜噩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696:.O69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7]));YEAR(MAX([.$A$1:.$A$1048576]))-YEAR([.A697])&gt;=2;[.$B697]&lt;&gt;&quot;基本&quot;;[.$B69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小个子法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7" table:content-validation-name="val8" table:number-columns-repeated="4"/>
          <table:table-cell table:content-validation-name="val1" table:formula="of:=COM.MICROSOFT.CONCAT([.K697:.O697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法伤（法强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8]));YEAR(MAX([.$A$1:.$A$1048576]))-YEAR([.A698])&gt;=2;[.$B698]&lt;&gt;&quot;基本&quot;;[.$B6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灵拷问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698:.O69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699]));YEAR(MAX([.$A$1:.$A$1048576]))-YEAR([.A699])&gt;=2;[.$B699]&lt;&gt;&quot;基本&quot;;[.$B6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雪地狗头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4"/>
          <table:table-cell table:content-validation-name="val1" table:formula="of:=COM.MICROSOFT.CONCAT([.K699:.O699])" office:value-type="string" office:string-value="法术伤害;" calcext:value-type="string">
            <text:p>法术伤害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0]));YEAR(MAX([.$A$1:.$A$1048576]))-YEAR([.A700])&gt;=2;[.$B700]&lt;&gt;&quot;基本&quot;;[.$B7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塔纳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3"/>
          <table:table-cell table:content-validation-name="val1" table:formula="of:=COM.MICROSOFT.CONCAT([.K700:.O700])" office:value-type="string" office:string-value="战吼;冲锋;" calcext:value-type="string">
            <text:p>战吼;冲锋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1]));YEAR(MAX([.$A$1:.$A$1048576]))-YEAR([.A701])&gt;=2;[.$B701]&lt;&gt;&quot;基本&quot;;[.$B7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莉斯·逐星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01:.O70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2]));YEAR(MAX([.$A$1:.$A$1048576]))-YEAR([.A702])&gt;=2;[.$B702]&lt;&gt;&quot;基本&quot;;[.$B7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月城卫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702:.O702])" office:value-type="string" office:string-value="圣盾;" calcext:value-type="string">
            <text:p>圣盾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content-validation-name="val1" table:formula="of:=IF(AND(NOT(ISBLANK([.A703]));YEAR(MAX([.$A$1:.$A$1048576]))-YEAR([.A703])&gt;=2;[.$B703]&lt;&gt;&quot;基本&quot;;[.$B7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勇敢的记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03:.O703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4]));YEAR(MAX([.$A$1:.$A$1048576]))-YEAR([.A704])&gt;=2;[.$B704]&lt;&gt;&quot;基本&quot;;[.$B7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暗影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04:.O70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5]));YEAR(MAX([.$A$1:.$A$1048576]))-YEAR([.A705])&gt;=2;[.$B705]&lt;&gt;&quot;基本&quot;;[.$B70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收割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05:.O70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6]));YEAR(MAX([.$A$1:.$A$1048576]))-YEAR([.A706])&gt;=2;[.$B706]&lt;&gt;&quot;基本&quot;;[.$B7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甲战马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3"/>
          <table:table-cell table:content-validation-name="val1" table:formula="of:=COM.MICROSOFT.CONCAT([.K706:.O706])" office:value-type="string" office:string-value="战吼;冲锋;" calcext:value-type="string">
            <text:p>战吼;冲锋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7]));YEAR(MAX([.$A$1:.$A$1048576]))-YEAR([.A707])&gt;=2;[.$B707]&lt;&gt;&quot;基本&quot;;[.$B7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侏儒发明家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07:.O70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8]));YEAR(MAX([.$A$1:.$A$1048576]))-YEAR([.A708])&gt;=2;[.$B708]&lt;&gt;&quot;基本&quot;;[.$B7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紫罗兰教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08:.O70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低费法术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4" calcext:value-type="float">
            <text:p>4</text:p>
          </table:table-cell>
          <table:table-cell table:content-validation-name="val1" table:formula="of:=IF(AND(NOT(ISBLANK([.A709]));YEAR(MAX([.$A$1:.$A$1048576]))-YEAR([.A709])&gt;=2;[.$B709]&lt;&gt;&quot;基本&quot;;[.$B7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诅咒教派领袖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09:.O709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0]));YEAR(MAX([.$A$1:.$A$1048576]))-YEAR([.A710])&gt;=2;[.$B710]&lt;&gt;&quot;基本&quot;;[.$B7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尖牙德鲁伊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10:.O71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1]));YEAR(MAX([.$A$1:.$A$1048576]))-YEAR([.A711])&gt;=2;[.$B711]&lt;&gt;&quot;基本&quot;;[.$B7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利爪德鲁伊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K711:.O711])" office:value-type="string" office:string-value="抉择;冲锋;嘲讽;" calcext:value-type="string">
            <text:p>抉择;冲锋;嘲讽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2]));YEAR(MAX([.$A$1:.$A$1048576]))-YEAR([.A712])&gt;=2;[.$B712]&lt;&gt;&quot;基本&quot;;[.$B71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兔妖教头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712:.O71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野兽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3]));YEAR(MAX([.$A$1:.$A$1048576]))-YEAR([.A713])&gt;=2;[.$B713]&lt;&gt;&quot;基本&quot;;[.$B71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新月视界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13:.O713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4]));YEAR(MAX([.$A$1:.$A$1048576]))-YEAR([.A714])&gt;=2;[.$B714]&lt;&gt;&quot;基本&quot;;[.$B71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辰坠落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4:.O71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法强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5]));YEAR(MAX([.$A$1:.$A$1048576]))-YEAR([.A715])&gt;=2;[.$B715]&lt;&gt;&quot;基本&quot;;[.$B71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滋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5:.O71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16]));YEAR(MAX([.$A$1:.$A$1048576]))-YEAR([.A716])&gt;=2;[.$B716]&lt;&gt;&quot;基本&quot;;[.$B71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自然之力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6:.O716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7]));YEAR(MAX([.$A$1:.$A$1048576]))-YEAR([.A717])&gt;=2;[.$B717]&lt;&gt;&quot;基本&quot;;[.$B7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凛风巫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3"/>
          <table:table-cell table:content-validation-name="val1" table:formula="of:=COM.MICROSOFT.CONCAT([.K717:.O717])" office:value-type="string" office:string-value="战吼;冻结;" calcext:value-type="string">
            <text:p>战吼;冻结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8]));YEAR(MAX([.$A$1:.$A$1048576]))-YEAR([.A718])&gt;=2;[.$B718]&lt;&gt;&quot;基本&quot;;[.$B71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8:.O718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19]));YEAR(MAX([.$A$1:.$A$1048576]))-YEAR([.A719])&gt;=2;[.$B719]&lt;&gt;&quot;基本&quot;;[.$B71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秘法宝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19:.O71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0]));YEAR(MAX([.$A$1:.$A$1048576]))-YEAR([.A720])&gt;=2;[.$B720]&lt;&gt;&quot;基本&quot;;[.$B72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巫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发现;</text:p>
          </table:table-cell>
          <table:table-cell table:style-name="ce5" table:content-validation-name="val8" table:number-columns-repeated="3"/>
          <table:table-cell table:content-validation-name="val1" table:formula="of:=COM.MICROSOFT.CONCAT([.K720:.O720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1]));YEAR(MAX([.$A$1:.$A$1048576]))-YEAR([.A721])&gt;=2;[.$B721]&lt;&gt;&quot;基本&quot;;[.$B72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枪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21:.O721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2]));YEAR(MAX([.$A$1:.$A$1048576]))-YEAR([.A722])&gt;=2;[.$B722]&lt;&gt;&quot;基本&quot;;[.$B72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的仆从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22:.O722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style-name="ce2" office:value-type="string" calcext:value-type="string">
            <text:p>人品（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3]));YEAR(MAX([.$A$1:.$A$1048576]))-YEAR([.A723])&gt;=2;[.$B723]&lt;&gt;&quot;基本&quot;;[.$B72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百兽之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723:.O723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4]));YEAR(MAX([.$A$1:.$A$1048576]))-YEAR([.A724])&gt;=2;[.$B724]&lt;&gt;&quot;基本&quot;;[.$B7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躁的牧羊人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24:.O72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野兽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5]));YEAR(MAX([.$A$1:.$A$1048576]))-YEAR([.A725])&gt;=2;[.$B725]&lt;&gt;&quot;基本&quot;;[.$B72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爆炸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25:.O725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6]));YEAR(MAX([.$A$1:.$A$1048576]))-YEAR([.A726])&gt;=2;[.$B726]&lt;&gt;&quot;基本&quot;;[.$B7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霍兰公主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726:.O726])" office:value-type="string" office:string-value="战吼;亡语;" calcext:value-type="string">
            <text:p>战吼;亡语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亡语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27]));YEAR(MAX([.$A$1:.$A$1048576]))-YEAR([.A727])&gt;=2;[.$B727]&lt;&gt;&quot;基本&quot;;[.$B7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饥饿的秃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727:.O72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野兽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8]));YEAR(MAX([.$A$1:.$A$1048576]))-YEAR([.A728])&gt;=2;[.$B728]&lt;&gt;&quot;基本&quot;;[.$B7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金手指卡努克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728:.O72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29]));YEAR(MAX([.$A$1:.$A$1048576]))-YEAR([.A729])&gt;=2;[.$B729]&lt;&gt;&quot;基本&quot;;[.$B7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食人鱼喷枪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29:.O729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0]));YEAR(MAX([.$A$1:.$A$1048576]))-YEAR([.A730])&gt;=2;[.$B730]&lt;&gt;&quot;基本&quot;;[.$B7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苔原犀牛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730:.O730])" office:value-type="string" office:string-value="冲锋;" calcext:value-type="string">
            <text:p>冲锋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野兽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1]));YEAR(MAX([.$A$1:.$A$1048576]))-YEAR([.A731])&gt;=2;[.$B731]&lt;&gt;&quot;基本&quot;;[.$B731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眼镜蛇射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1:.O73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2]));YEAR(MAX([.$A$1:.$A$1048576]))-YEAR([.A732])&gt;=2;[.$B732]&lt;&gt;&quot;基本&quot;;[.$B7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窃歌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沉默;</text:p>
          </table:table-cell>
          <table:table-cell table:style-name="ce7" table:content-validation-name="val8" table:number-columns-repeated="3"/>
          <table:table-cell table:content-validation-name="val1" table:formula="of:=COM.MICROSOFT.CONCAT([.K732:.O732])" office:value-type="string" office:string-value="战吼;沉默;" calcext:value-type="string">
            <text:p>战吼;沉默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3]));YEAR(MAX([.$A$1:.$A$1048576]))-YEAR([.A733])&gt;=2;[.$B733]&lt;&gt;&quot;基本&quot;;[.$B7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缚链者拉兹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733:.O73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4]));YEAR(MAX([.$A$1:.$A$1048576]))-YEAR([.A734])&gt;=2;[.$B734]&lt;&gt;&quot;基本&quot;;[.$B734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高级修理机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4:.O73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机械（增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5]));YEAR(MAX([.$A$1:.$A$1048576]))-YEAR([.A735])&gt;=2;[.$B735]&lt;&gt;&quot;基本&quot;;[.$B73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极恶之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5:.O735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36]));YEAR(MAX([.$A$1:.$A$1048576]))-YEAR([.A736])&gt;=2;[.$B736]&lt;&gt;&quot;基本&quot;;[.$B7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侦测者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736:.O736])" office:value-type="string" office:string-value="战吼;发现;" calcext:value-type="string">
            <text:p>战吼;发现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7]));YEAR(MAX([.$A$1:.$A$1048576]))-YEAR([.A737])&gt;=2;[.$B737]&lt;&gt;&quot;基本&quot;;[.$B73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瑙主教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37:.O73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"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8]));YEAR(MAX([.$A$1:.$A$1048576]))-YEAR([.A738])&gt;=2;[.$B738]&lt;&gt;&quot;基本&quot;;[.$B7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暮光暗愈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38:.O73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39]));YEAR(MAX([.$A$1:.$A$1048576]))-YEAR([.A739])&gt;=2;[.$B739]&lt;&gt;&quot;基本&quot;;[.$B73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新星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39:.O739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恢复目标（恢复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0]));YEAR(MAX([.$A$1:.$A$1048576]))-YEAR([.A740])&gt;=2;[.$B740]&lt;&gt;&quot;基本&quot;;[.$B740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沃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0:.O74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1]));YEAR(MAX([.$A$1:.$A$1048576]))-YEAR([.A741])&gt;=2;[.$B741]&lt;&gt;&quot;基本&quot;;[.$B74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色镇炼金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41:.O741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2]));YEAR(MAX([.$A$1:.$A$1048576]))-YEAR([.A742])&gt;=2;[.$B742]&lt;&gt;&quot;基本&quot;;[.$B74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真言术：触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2:.O74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43]));YEAR(MAX([.$A$1:.$A$1048576]))-YEAR([.A743])&gt;=2;[.$B743]&lt;&gt;&quot;基本&quot;;[.$B7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影施法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43:.O74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4]));YEAR(MAX([.$A$1:.$A$1048576]))-YEAR([.A744])&gt;=2;[.$B744]&lt;&gt;&quot;基本&quot;;[.$B74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刺客之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4:.O744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5]));YEAR(MAX([.$A$1:.$A$1048576]))-YEAR([.A745])&gt;=2;[.$B745]&lt;&gt;&quot;基本&quot;;[.$B74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刺杀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5:.O74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6]));YEAR(MAX([.$A$1:.$A$1048576]))-YEAR([.A746])&gt;=2;[.$B746]&lt;&gt;&quot;基本&quot;;[.$B7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铁潜藏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46:.O746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7]));YEAR(MAX([.$A$1:.$A$1048576]))-YEAR([.A747])&gt;=2;[.$B747]&lt;&gt;&quot;基本&quot;;[.$B74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忍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47:.O74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48]));YEAR(MAX([.$A$1:.$A$1048576]))-YEAR([.A748])&gt;=2;[.$B748]&lt;&gt;&quot;基本&quot;;[.$B7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商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748:.O748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战吼需求 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49]));YEAR(MAX([.$A$1:.$A$1048576]))-YEAR([.A749])&gt;=2;[.$B749]&lt;&gt;&quot;基本&quot;;[.$B7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影踪骁骑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749:.O749])" office:value-type="string" office:string-value="连击;" calcext:value-type="string">
            <text:p>连击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50]));YEAR(MAX([.$A$1:.$A$1048576]))-YEAR([.A750])&gt;=2;[.$B750]&lt;&gt;&quot;基本&quot;;[.$B7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刺客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750:.O750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51]));YEAR(MAX([.$A$1:.$A$1048576]))-YEAR([.A751])&gt;=2;[.$B751]&lt;&gt;&quot;基本&quot;;[.$B7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眼大侠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751:.O751])" office:value-type="string" office:string-value="嘲讽;亡语;" calcext:value-type="string">
            <text:p>嘲讽;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2]));YEAR(MAX([.$A$1:.$A$1048576]))-YEAR([.A752])&gt;=2;[.$B752]&lt;&gt;&quot;基本&quot;;[.$B7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毁灭之锤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4"/>
          <table:table-cell table:content-validation-name="val1" table:formula="of:=COM.MICROSOFT.CONCAT([.K752:.O752])" office:value-type="string" office:string-value="过载;" calcext:value-type="string">
            <text:p>过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风怒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3]));YEAR(MAX([.$A$1:.$A$1048576]))-YEAR([.A753])&gt;=2;[.$B753]&lt;&gt;&quot;基本&quot;;[.$B7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霆崖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3:.O753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4]));YEAR(MAX([.$A$1:.$A$1048576]))-YEAR([.A754])&gt;=2;[.$B754]&lt;&gt;&quot;基本&quot;;[.$B75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暮光神锤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54:.O75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5]));YEAR(MAX([.$A$1:.$A$1048576]))-YEAR([.A755])&gt;=2;[.$B755]&lt;&gt;&quot;基本&quot;;[.$B7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升腾者海纳泽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5:.O75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法伤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6]));YEAR(MAX([.$A$1:.$A$1048576]))-YEAR([.A756])&gt;=2;[.$B756]&lt;&gt;&quot;基本&quot;;[.$B7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嗜血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6:.O756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7]));YEAR(MAX([.$A$1:.$A$1048576]))-YEAR([.A757])&gt;=2;[.$B757]&lt;&gt;&quot;基本&quot;;[.$B75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元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过载;</text:p>
          </table:table-cell>
          <table:table-cell table:style-name="ce5" table:content-validation-name="val8" table:number-columns-repeated="3"/>
          <table:table-cell table:content-validation-name="val1" table:formula="of:=COM.MICROSOFT.CONCAT([.K757:.O757])" office:value-type="string" office:string-value="嘲讽;过载;" calcext:value-type="string">
            <text:p>嘲讽;过载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8]));YEAR(MAX([.$A$1:.$A$1048576]))-YEAR([.A758])&gt;=2;[.$B758]&lt;&gt;&quot;基本&quot;;[.$B75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伯瓦尔·弗塔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8:.O758])">
            <text:p/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59]));YEAR(MAX([.$A$1:.$A$1048576]))-YEAR([.A759])&gt;=2;[.$B759]&lt;&gt;&quot;基本&quot;;[.$B75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惩黑除恶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59:.O75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0]));YEAR(MAX([.$A$1:.$A$1048576]))-YEAR([.A760])&gt;=2;[.$B760]&lt;&gt;&quot;基本&quot;;[.$B76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钴制卫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760:.O760])" office:value-type="string" office:string-value="圣盾;" calcext:value-type="string">
            <text:p>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机械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1]));YEAR(MAX([.$A$1:.$A$1048576]))-YEAR([.A761])&gt;=2;[.$B761]&lt;&gt;&quot;基本&quot;;[.$B76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象人龟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61:.O761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战吼需求);人品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2]));YEAR(MAX([.$A$1:.$A$1048576]))-YEAR([.A762])&gt;=2;[.$B762]&lt;&gt;&quot;基本&quot;;[.$B76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军需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62:.O76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3]));YEAR(MAX([.$A$1:.$A$1048576]))-YEAR([.A763])&gt;=2;[.$B763]&lt;&gt;&quot;基本&quot;;[.$B76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王配偶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63:.O76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龙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4]));YEAR(MAX([.$A$1:.$A$1048576]))-YEAR([.A764])&gt;=2;[.$B764]&lt;&gt;&quot;基本&quot;;[.$B7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愤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4:.O76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法伤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5]));YEAR(MAX([.$A$1:.$A$1048576]))-YEAR([.A765])&gt;=2;[.$B765]&lt;&gt;&quot;基本&quot;;[.$B7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受祝福的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5:.O76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目标(增益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66]));YEAR(MAX([.$A$1:.$A$1048576]))-YEAR([.A766])&gt;=2;[.$B766]&lt;&gt;&quot;基本&quot;;[.$B76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惩罚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766:.O766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7]));YEAR(MAX([.$A$1:.$A$1048576]))-YEAR([.A767])&gt;=2;[.$B767]&lt;&gt;&quot;基本&quot;;[.$B76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严正警戒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7:.O767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68]));YEAR(MAX([.$A$1:.$A$1048576]))-YEAR([.A768])&gt;=2;[.$B768]&lt;&gt;&quot;基本&quot;;[.$B7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渡魂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8:.O76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69]));YEAR(MAX([.$A$1:.$A$1048576]))-YEAR([.A769])&gt;=2;[.$B769]&lt;&gt;&quot;基本&quot;;[.$B769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恶魔之心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69:.O769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70]));YEAR(MAX([.$A$1:.$A$1048576]))-YEAR([.A770])&gt;=2;[.$B770]&lt;&gt;&quot;基本&quot;;[.$B77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附灵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0:.O770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1]));YEAR(MAX([.$A$1:.$A$1048576]))-YEAR([.A771])&gt;=2;[.$B771]&lt;&gt;&quot;基本&quot;;[.$B77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守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771:.O771])" office:value-type="string" office:string-value="冲锋;战吼;" calcext:value-type="string">
            <text:p>冲锋;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2]));YEAR(MAX([.$A$1:.$A$1048576]))-YEAR([.A772])&gt;=2;[.$B772]&lt;&gt;&quot;基本&quot;;[.$B77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灾祸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2:.O77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(召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3]));YEAR(MAX([.$A$1:.$A$1048576]))-YEAR([.A773])&gt;=2;[.$B773]&lt;&gt;&quot;基本&quot;;[.$B77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漂浮观察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3:.O773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自伤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4]));YEAR(MAX([.$A$1:.$A$1048576]))-YEAR([.A774])&gt;=2;[.$B774]&lt;&gt;&quot;基本&quot;;[.$B77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奥金斧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4:.O774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5]));YEAR(MAX([.$A$1:.$A$1048576]))-YEAR([.A775])&gt;=2;[.$B775]&lt;&gt;&quot;基本&quot;;[.$B7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钢铁触须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75:.O775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6]));YEAR(MAX([.$A$1:.$A$1048576]))-YEAR([.A776])&gt;=2;[.$B776]&lt;&gt;&quot;基本&quot;;[.$B7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绝命乱斗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6:.O77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希尔瓦娜斯·风行者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77]));YEAR(MAX([.$A$1:.$A$1048576]))-YEAR([.A777])&gt;=2;[.$B777]&lt;&gt;&quot;基本&quot;;[.$B77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兽人铸甲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777:.O777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8]));YEAR(MAX([.$A$1:.$A$1048576]))-YEAR([.A778])&gt;=2;[.$B778]&lt;&gt;&quot;基本&quot;;[.$B77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铁炉堡传送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8:.O778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人品(召唤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79]));YEAR(MAX([.$A$1:.$A$1048576]))-YEAR([.A779])&gt;=2;[.$B779]&lt;&gt;&quot;基本&quot;;[.$B77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愚者之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79:.O779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0]));YEAR(MAX([.$A$1:.$A$1048576]))-YEAR([.A780])&gt;=2;[.$B780]&lt;&gt;&quot;基本&quot;;[.$B78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重型攻城战车</text:p>
          </table:table-cell>
          <table:table-cell table:style-name="ce5" table:content-validation-name="val7"/>
          <table:table-cell table:style-name="ce7" table:content-validation-name="val8" table:number-columns-repeated="5"/>
          <table:table-cell table:content-validation-name="val1" table:formula="of:=COM.MICROSOFT.CONCAT([.K780:.O78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护甲(触发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1]));YEAR(MAX([.$A$1:.$A$1048576]))-YEAR([.A781])&gt;=2;[.$B781]&lt;&gt;&quot;基本&quot;;[.$B7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努比斯哨兵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81:.O781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2]));YEAR(MAX([.$A$1:.$A$1048576]))-YEAR([.A782])&gt;=2;[.$B782]&lt;&gt;&quot;基本&quot;;[.$B7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鳞治愈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82:.O782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3]));YEAR(MAX([.$A$1:.$A$1048576]))-YEAR([.A783])&gt;=2;[.$B783]&lt;&gt;&quot;基本&quot;;[.$B7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白银之手骑士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83:.O78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84]));YEAR(MAX([.$A$1:.$A$1048576]))-YEAR([.A784])&gt;=2;[.$B784]&lt;&gt;&quot;基本&quot;;[.$B7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爆破小队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784:.O784])" office:value-type="string" office:string-value="战吼;亡语;" calcext:value-type="string">
            <text:p>战吼;亡语;</text:p>
          </table:table-cell>
          <table:table-cell table:content-validation-name="val9" table:number-columns-repeated="4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5]));YEAR(MAX([.$A$1:.$A$1048576]))-YEAR([.A785])&gt;=2;[.$B785]&lt;&gt;&quot;基本&quot;;[.$B7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碧蓝幼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法术伤害;</text:p>
          </table:table-cell>
          <table:table-cell table:style-name="ce5" table:content-validation-name="val8" table:number-columns-repeated="3"/>
          <table:table-cell table:content-validation-name="val1" table:formula="of:=COM.MICROSOFT.CONCAT([.K785:.O785])" office:value-type="string" office:string-value="战吼;法术伤害;" calcext:value-type="string">
            <text:p>战吼;法术伤害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法伤（法强需求） 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6]));YEAR(MAX([.$A$1:.$A$1048576]))-YEAR([.A786])&gt;=2;[.$B786]&lt;&gt;&quot;基本&quot;;[.$B78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布林顿3000型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86:.O786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人品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7]));YEAR(MAX([.$A$1:.$A$1048576]))-YEAR([.A787])&gt;=2;[.$B787]&lt;&gt;&quot;基本&quot;;[.$B78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藏宝海湾保镖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787:.O787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88]));YEAR(MAX([.$A$1:.$A$1048576]))-YEAR([.A788])&gt;=2;[.$B788]&lt;&gt;&quot;基本&quot;;[.$B7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恶毒铁匠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5" table:content-validation-name="val8" table:number-columns-repeated="4"/>
          <table:table-cell table:content-validation-name="val1" table:formula="of:=COM.MICROSOFT.CONCAT([.K788:.O788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武器（激怒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89]));YEAR(MAX([.$A$1:.$A$1048576]))-YEAR([.A789])&gt;=2;[.$B789]&lt;&gt;&quot;基本&quot;;[.$B7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二流打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789:.O789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0]));YEAR(MAX([.$A$1:.$A$1048576]))-YEAR([.A790])&gt;=2;[.$B790]&lt;&gt;&quot;基本&quot;;[.$B7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骑士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90:.O790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机械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91]));YEAR(MAX([.$A$1:.$A$1048576]))-YEAR([.A791])&gt;=2;[.$B791]&lt;&gt;&quot;基本&quot;;[.$B7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飞火流星·芬杰</text:p>
          </table:table-cell>
          <table:table-cell table:style-name="ce7" table:content-validation-name="val7" office:value-type="string" calcext:value-type="string">
            <text:p>鱼人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4"/>
          <table:table-cell table:content-validation-name="val1" table:formula="of:=COM.MICROSOFT.CONCAT([.K791:.O791])" office:value-type="string" office:string-value="潜行;" calcext:value-type="string">
            <text:p>潜行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3"/>
          <table:table-cell office:value-type="string" calcext:value-type="string">
            <text:p>搭配卡组（触发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2]));YEAR(MAX([.$A$1:.$A$1048576]))-YEAR([.A792])&gt;=2;[.$B792]&lt;&gt;&quot;基本&quot;;[.$B79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费尔根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92:.O792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5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3]));YEAR(MAX([.$A$1:.$A$1048576]))-YEAR([.A793])&gt;=2;[.$B793]&lt;&gt;&quot;基本&quot;;[.$B7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险投资公司雇佣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93:.O793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4]));YEAR(MAX([.$A$1:.$A$1048576]))-YEAR([.A794])&gt;=2;[.$B794]&lt;&gt;&quot;基本&quot;;[.$B79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爆破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794:.O79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5]));YEAR(MAX([.$A$1:.$A$1048576]))-YEAR([.A795])&gt;=2;[.$B795]&lt;&gt;&quot;基本&quot;;[.$B7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疯狂的信徒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795:.O795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克苏恩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6]));YEAR(MAX([.$A$1:.$A$1048576]))-YEAR([.A796])&gt;=2;[.$B796]&lt;&gt;&quot;基本&quot;;[.$B7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治疗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796:.O796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身材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7]));YEAR(MAX([.$A$1:.$A$1048576]))-YEAR([.A797])&gt;=2;[.$B797]&lt;&gt;&quot;基本&quot;;[.$B7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斗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97:.O797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798]));YEAR(MAX([.$A$1:.$A$1048576]))-YEAR([.A798])&gt;=2;[.$B798]&lt;&gt;&quot;基本&quot;;[.$B7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功夫大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table:number-columns-repeated="4"/>
          <table:table-cell table:content-validation-name="val1" table:formula="of:=COM.MICROSOFT.CONCAT([.K798:.O798])" office:value-type="string" office:string-value="风怒;" calcext:value-type="string">
            <text:p>风怒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799]));YEAR(MAX([.$A$1:.$A$1048576]))-YEAR([.A799])&gt;=2;[.$B799]&lt;&gt;&quot;基本&quot;;[.$B7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拉巴什狂暴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799:.O79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伤害（触发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0]));YEAR(MAX([.$A$1:.$A$1048576]))-YEAR([.A800])&gt;=2;[.$B800]&lt;&gt;&quot;基本&quot;;[.$B80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鬼灵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00:.O8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1]));YEAR(MAX([.$A$1:.$A$1048576]))-YEAR([.A801])&gt;=2;[.$B801]&lt;&gt;&quot;基本&quot;;[.$B8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哈里森·琼斯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1:.O801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2]));YEAR(MAX([.$A$1:.$A$1048576]))-YEAR([.A802])&gt;=2;[.$B802]&lt;&gt;&quot;基本&quot;;[.$B80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赫密特·奈辛瓦里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2:.O80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3]));YEAR(MAX([.$A$1:.$A$1048576]))-YEAR([.A803])&gt;=2;[.$B803]&lt;&gt;&quot;基本&quot;;[.$B8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低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3:.O803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4]));YEAR(MAX([.$A$1:.$A$1048576]))-YEAR([.A804])&gt;=2;[.$B804]&lt;&gt;&quot;基本&quot;;[.$B8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翼腐蚀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04:.O80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5]));YEAR(MAX([.$A$1:.$A$1048576]))-YEAR([.A805])&gt;=2;[.$B805]&lt;&gt;&quot;基本&quot;;[.$B80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回收机器人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805:.O80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机械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6]));YEAR(MAX([.$A$1:.$A$1048576]))-YEAR([.A806])&gt;=2;[.$B806]&lt;&gt;&quot;基本&quot;;[.$B8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车王里诺艾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806:.O806])" office:value-type="string" office:string-value="冲锋;战吼;" calcext:value-type="string">
            <text:p>冲锋;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暗影步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7]));YEAR(MAX([.$A$1:.$A$1048576]))-YEAR([.A807])&gt;=2;[.$B807]&lt;&gt;&quot;基本&quot;;[.$B8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集合石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07:.O807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法术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08]));YEAR(MAX([.$A$1:.$A$1048576]))-YEAR([.A808])&gt;=2;[.$B808]&lt;&gt;&quot;基本&quot;;[.$B8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街头调查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7" table:content-validation-name="val8" table:number-columns-repeated="3"/>
          <table:table-cell table:content-validation-name="val1" table:formula="of:=COM.MICROSOFT.CONCAT([.K808:.O808])" office:value-type="string" office:string-value="战吼;潜行;" calcext:value-type="string">
            <text:p>战吼;潜行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09]));YEAR(MAX([.$A$1:.$A$1048576]))-YEAR([.A809])&gt;=2;[.$B809]&lt;&gt;&quot;基本&quot;;[.$B8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荆棘谷猛虎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潜行;</text:p>
          </table:table-cell>
          <table:table-cell table:style-name="ce5" table:content-validation-name="val8" table:number-columns-repeated="4"/>
          <table:table-cell table:content-validation-name="val1" table:formula="of:=COM.MICROSOFT.CONCAT([.K809:.O809])" office:value-type="string" office:string-value="潜行;" calcext:value-type="string">
            <text:p>潜行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野兽相关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0]));YEAR(MAX([.$A$1:.$A$1048576]))-YEAR([.A810])&gt;=2;[.$B810]&lt;&gt;&quot;基本&quot;;[.$B8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精英牛头人酋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10:.O810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1]));YEAR(MAX([.$A$1:.$A$1048576]))-YEAR([.A811])&gt;=2;[.$B811]&lt;&gt;&quot;基本&quot;;[.$B8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瓦迪尔劫掠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11:.O811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2]));YEAR(MAX([.$A$1:.$A$1048576]))-YEAR([.A812])&gt;=2;[.$B812]&lt;&gt;&quot;基本&quot;;[.$B8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的奴隶主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12:.O812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激怒相关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3]));YEAR(MAX([.$A$1:.$A$1048576]))-YEAR([.A813])&gt;=2;[.$B813]&lt;&gt;&quot;基本&quot;;[.$B81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狂奔科多兽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3:.O813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4]));YEAR(MAX([.$A$1:.$A$1048576]))-YEAR([.A814])&gt;=2;[.$B814]&lt;&gt;&quot;基本&quot;;[.$B81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老式治疗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4:.O814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侏儒变形师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5]));YEAR(MAX([.$A$1:.$A$1048576]))-YEAR([.A815])&gt;=2;[.$B815]&lt;&gt;&quot;基本&quot;;[.$B81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矛特种兵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15:.O815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6]));YEAR(MAX([.$A$1:.$A$1048576]))-YEAR([.A816])&gt;=2;[.$B816]&lt;&gt;&quot;基本&quot;;[.$B81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榴弹投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6:.O816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7]));YEAR(MAX([.$A$1:.$A$1048576]))-YEAR([.A817])&gt;=2;[.$B817]&lt;&gt;&quot;基本&quot;;[.$B81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洛欧塞布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17:.O81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8]));YEAR(MAX([.$A$1:.$A$1048576]))-YEAR([.A818])&gt;=2;[.$B818]&lt;&gt;&quot;基本&quot;;[.$B8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绿皮船长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18:.O818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武器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19]));YEAR(MAX([.$A$1:.$A$1048576]))-YEAR([.A819])&gt;=2;[.$B819]&lt;&gt;&quot;基本&quot;;[.$B8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克扎尔王子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传说;</text:p>
          </table:table-cell>
          <table:table-cell table:style-name="ce5" table:content-validation-name="val8" table:number-columns-repeated="4"/>
          <table:table-cell table:content-validation-name="val1" table:formula="of:=COM.MICROSOFT.CONCAT([.K819:.O819])" office:value-type="string" office:string-value="传说;" calcext:value-type="string">
            <text:p>传说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20]));YEAR(MAX([.$A$1:.$A$1048576]))-YEAR([.A820])&gt;=2;[.$B820]&lt;&gt;&quot;基本&quot;;[.$B8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魅影歹徒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20:.O82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战吼需求 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1]));YEAR(MAX([.$A$1:.$A$1048576]))-YEAR([.A821])&gt;=2;[.$B821]&lt;&gt;&quot;基本&quot;;[.$B82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米米尔隆的头部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21:.O82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机械（特殊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2]));YEAR(MAX([.$A$1:.$A$1048576]))-YEAR([.A822])&gt;=2;[.$B822]&lt;&gt;&quot;基本&quot;;[.$B82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魔能机甲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822:.O822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风怒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3]));YEAR(MAX([.$A$1:.$A$1048576]))-YEAR([.A823])&gt;=2;[.$B823]&lt;&gt;&quot;基本&quot;;[.$B8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末日践行者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23:.O823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4]));YEAR(MAX([.$A$1:.$A$1048576]))-YEAR([.A824])&gt;=2;[.$B824]&lt;&gt;&quot;基本&quot;;[.$B8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克拉的勇士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24:.O824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目标（激励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5]));YEAR(MAX([.$A$1:.$A$1048576]))-YEAR([.A825])&gt;=2;[.$B825]&lt;&gt;&quot;基本&quot;;[.$B8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纳迦海巫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25:.O82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6费及以上的卡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6]));YEAR(MAX([.$A$1:.$A$1048576]))-YEAR([.A826])&gt;=2;[.$B826]&lt;&gt;&quot;基本&quot;;[.$B8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闹闹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3"/>
          <table:table-cell table:content-validation-name="val1" table:formula="of:=COM.MICROSOFT.CONCAT([.K826:.O826])" office:value-type="string" office:string-value="嘲讽;圣盾;" calcext:value-type="string">
            <text:p>嘲讽;圣盾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7]));YEAR(MAX([.$A$1:.$A$1048576]))-YEAR([.A827])&gt;=2;[.$B827]&lt;&gt;&quot;基本&quot;;[.$B8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鸟禽守护者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2"/>
          <table:table-cell table:content-validation-name="val1" table:formula="of:=COM.MICROSOFT.CONCAT([.K827:.O827])" office:value-type="string" office:string-value="战吼;奥秘;嘲讽;" calcext:value-type="string">
            <text:p>战吼;奥秘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奥秘（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8]));YEAR(MAX([.$A$1:.$A$1048576]))-YEAR([.A828])&gt;=2;[.$B828]&lt;&gt;&quot;基本&quot;;[.$B82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熟练的水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28:.O82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海盗相关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29]));YEAR(MAX([.$A$1:.$A$1048576]))-YEAR([.A829])&gt;=2;[.$B829]&lt;&gt;&quot;基本&quot;;[.$B8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霜狼督军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29:.O82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牌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0]));YEAR(MAX([.$A$1:.$A$1048576]))-YEAR([.A830])&gt;=2;[.$B830]&lt;&gt;&quot;基本&quot;;[.$B83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塔拉格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830:.O830])" office:value-type="string" office:string-value="亡语;" calcext:value-type="string">
            <text:p>亡语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1]));YEAR(MAX([.$A$1:.$A$1048576]))-YEAR([.A831])&gt;=2;[.$B831]&lt;&gt;&quot;基本&quot;;[.$B8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王牌猎人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31:.O831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2]));YEAR(MAX([.$A$1:.$A$1048576]))-YEAR([.A832])&gt;=2;[.$B832]&lt;&gt;&quot;基本&quot;;[.$B83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操纵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32:.O832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牌:高费随从,增益法术…（战吼需求）</text:p>
          </table:table-cell>
          <table:table-cell table:style-name="ce5"/>
          <table:table-cell table:number-columns-repeated="1002"/>
        </table:table-row>
        <table:table-row table:style-name="ro4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3]));YEAR(MAX([.$A$1:.$A$1048576]))-YEAR([.A833])&gt;=2;[.$B833]&lt;&gt;&quot;基本&quot;;[.$B8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西风灯神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33:.O83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增益（特殊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4]));YEAR(MAX([.$A$1:.$A$1048576]))-YEAR([.A834])&gt;=2;[.$B834]&lt;&gt;&quot;基本&quot;;[.$B8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邪教药剂师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34:.O834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5]));YEAR(MAX([.$A$1:.$A$1048576]))-YEAR([.A835])&gt;=2;[.$B835]&lt;&gt;&quot;基本&quot;;[.$B8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猩红法力浮龙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35:.O83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6]));YEAR(MAX([.$A$1:.$A$1048576]))-YEAR([.A836])&gt;=2;[.$B836]&lt;&gt;&quot;基本&quot;;[.$B8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勇士萨兰德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36:.O836])" office:value-type="string" office:string-value="激励;" calcext:value-type="string">
            <text:p>激励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7]));YEAR(MAX([.$A$1:.$A$1048576]))-YEAR([.A837])&gt;=2;[.$B837]&lt;&gt;&quot;基本&quot;;[.$B8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穴居人强盗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37:.O837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38]));YEAR(MAX([.$A$1:.$A$1048576]))-YEAR([.A838])&gt;=2;[.$B838]&lt;&gt;&quot;基本&quot;;[.$B8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斯派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2"/>
          <table:table-cell table:content-validation-name="val1" table:formula="of:=COM.MICROSOFT.CONCAT([.K838:.O838])" office:value-type="string" office:string-value="战吼;嘲讽;冲锋;" calcext:value-type="string">
            <text:p>战吼;嘲讽;冲锋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39]));YEAR(MAX([.$A$1:.$A$1048576]))-YEAR([.A839])&gt;=2;[.$B839]&lt;&gt;&quot;基本&quot;;[.$B8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夜刃刺客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39:.O83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0]));YEAR(MAX([.$A$1:.$A$1048576]))-YEAR([.A840])&gt;=2;[.$B840]&lt;&gt;&quot;基本&quot;;[.$B84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淤泥喷射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840:.O840])" office:value-type="string" office:string-value="嘲讽;亡语;" calcext:value-type="string">
            <text:p>嘲讽;亡语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content-validation-name="val1" table:formula="of:=IF(AND(NOT(ISBLANK([.A841]));YEAR(MAX([.$A$1:.$A$1048576]))-YEAR([.A841])&gt;=2;[.$B841]&lt;&gt;&quot;基本&quot;;[.$B8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玉莲帮密探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841:.O841])" office:value-type="string" office:string-value="战吼;发现;" calcext:value-type="string">
            <text:p>战吼;发现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2]));YEAR(MAX([.$A$1:.$A$1048576]))-YEAR([.A842])&gt;=2;[.$B842]&lt;&gt;&quot;基本&quot;;[.$B8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憎恶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842:.O842])" office:value-type="string" office:string-value="嘲讽;亡语;" calcext:value-type="string">
            <text:p>嘲讽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3]));YEAR(MAX([.$A$1:.$A$1048576]))-YEAR([.A843])&gt;=2;[.$B843]&lt;&gt;&quot;基本&quot;;[.$B8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法师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43:.O84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4]));YEAR(MAX([.$A$1:.$A$1048576]))-YEAR([.A844])&gt;=2;[.$B844]&lt;&gt;&quot;基本&quot;;[.$B8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沼泽爬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844:.O844])" office:value-type="string" office:string-value="嘲讽;" calcext:value-type="string">
            <text:p>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5" calcext:value-type="float">
            <text:p>5</text:p>
          </table:table-cell>
          <table:table-cell table:content-validation-name="val1" table:formula="of:=IF(AND(NOT(ISBLANK([.A845]));YEAR(MAX([.$A$1:.$A$1048576]))-YEAR([.A845])&gt;=2;[.$B845]&lt;&gt;&quot;基本&quot;;[.$B8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征募官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845:.O845])" office:value-type="string" office:string-value="激励;" calcext:value-type="string">
            <text:p>激励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46]));YEAR(MAX([.$A$1:.$A$1048576]))-YEAR([.A846])&gt;=2;[.$B846]&lt;&gt;&quot;基本&quot;;[.$B84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私语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846:.O846])" office:value-type="string" office:string-value="抉择;嘲讽;" calcext:value-type="string">
            <text:p>抉择;嘲讽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47]));YEAR(MAX([.$A$1:.$A$1048576]))-YEAR([.A847])&gt;=2;[.$B847]&lt;&gt;&quot;基本&quot;;[.$B8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暗鸦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847:.O847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48]));YEAR(MAX([.$A$1:.$A$1048576]))-YEAR([.A848])&gt;=2;[.$B848]&lt;&gt;&quot;基本&quot;;[.$B848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回收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48:.O84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49]));YEAR(MAX([.$A$1:.$A$1048576]))-YEAR([.A849])&gt;=2;[.$B849]&lt;&gt;&quot;基本&quot;;[.$B84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机械野兽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table:number-columns-repeated="5"/>
          <table:table-cell table:content-validation-name="val1" table:formula="of:=COM.MICROSOFT.CONCAT([.K849:.O84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0]));YEAR(MAX([.$A$1:.$A$1048576]))-YEAR([.A850])&gt;=2;[.$B850]&lt;&gt;&quot;基本&quot;;[.$B85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巨兽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2"/>
          <table:table-cell table:content-validation-name="val1" table:formula="of:=COM.MICROSOFT.CONCAT([.K850:.O850])" office:value-type="string" office:string-value="嘲讽;战吼;青玉魔像;" calcext:value-type="string">
            <text:p>嘲讽;战吼;青玉魔像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青玉魔像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51]));YEAR(MAX([.$A$1:.$A$1048576]))-YEAR([.A851])&gt;=2;[.$B851]&lt;&gt;&quot;基本&quot;;[.$B85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星火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51:.O851])">
            <text:p/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2]));YEAR(MAX([.$A$1:.$A$1048576]))-YEAR([.A852])&gt;=2;[.$B852]&lt;&gt;&quot;基本&quot;;[.$B85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月光林地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52:.O852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召唤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3]));YEAR(MAX([.$A$1:.$A$1048576]))-YEAR([.A853])&gt;=2;[.$B853]&lt;&gt;&quot;基本&quot;;[.$B85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展览馆守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53:.O85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4]));YEAR(MAX([.$A$1:.$A$1048576]))-YEAR([.A854])&gt;=2;[.$B854]&lt;&gt;&quot;基本&quot;;[.$B8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水晶侍女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奥秘;</text:p>
          </table:table-cell>
          <table:table-cell table:style-name="ce7" table:content-validation-name="val8" table:number-columns-repeated="4"/>
          <table:table-cell table:content-validation-name="val1" table:formula="of:=COM.MICROSOFT.CONCAT([.K854:.O854])" office:value-type="string" office:string-value="奥秘;" calcext:value-type="string">
            <text:p>奥秘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奥秘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5]));YEAR(MAX([.$A$1:.$A$1048576]))-YEAR([.A855])&gt;=2;[.$B855]&lt;&gt;&quot;基本&quot;;[.$B85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暴风雪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冻结;</text:p>
          </table:table-cell>
          <table:table-cell table:style-name="ce7" table:content-validation-name="val8" table:number-columns-repeated="4"/>
          <table:table-cell table:content-validation-name="val1" table:formula="of:=COM.MICROSOFT.CONCAT([.K855:.O855])" office:value-type="string" office:string-value="冻结;" calcext:value-type="string">
            <text:p>冻结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6]));YEAR(MAX([.$A$1:.$A$1048576]))-YEAR([.A856])&gt;=2;[.$B856]&lt;&gt;&quot;基本&quot;;[.$B8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考达拉幼龙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56:.O85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套牌(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57]));YEAR(MAX([.$A$1:.$A$1048576]))-YEAR([.A857])&gt;=2;[.$B857]&lt;&gt;&quot;基本&quot;;[.$B8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召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57:.O857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58]));YEAR(MAX([.$A$1:.$A$1048576]))-YEAR([.A858])&gt;=2;[.$B858]&lt;&gt;&quot;基本&quot;;[.$B8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天降蛛群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58:.O85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59]));YEAR(MAX([.$A$1:.$A$1048576]))-YEAR([.A859])&gt;=2;[.$B859]&lt;&gt;&quot;基本&quot;;[.$B85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长鬃草原狮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859:.O859])" office:value-type="string" office:string-value="亡语;" calcext:value-type="string">
            <text:p>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0]));YEAR(MAX([.$A$1:.$A$1048576]))-YEAR([.A860])&gt;=2;[.$B860]&lt;&gt;&quot;基本&quot;;[.$B86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传令官沃拉兹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60:.O86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61]));YEAR(MAX([.$A$1:.$A$1048576]))-YEAR([.A861])&gt;=2;[.$B861]&lt;&gt;&quot;基本&quot;;[.$B86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龙息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1:.O861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2]));YEAR(MAX([.$A$1:.$A$1048576]))-YEAR([.A862])&gt;=2;[.$B862]&lt;&gt;&quot;基本&quot;;[.$B86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埋葬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2:.O86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特殊（需求环境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3]));YEAR(MAX([.$A$1:.$A$1048576]))-YEAR([.A863])&gt;=2;[.$B863]&lt;&gt;&quot;基本&quot;;[.$B863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秘教暗影祭司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63:.O86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算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4]));YEAR(MAX([.$A$1:.$A$1048576]))-YEAR([.A864])&gt;=2;[.$B864]&lt;&gt;&quot;基本&quot;;[.$B86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神圣之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64:.O86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5]));YEAR(MAX([.$A$1:.$A$1048576]))-YEAR([.A865])&gt;=2;[.$B865]&lt;&gt;&quot;基本&quot;;[.$B86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圣殿执行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65:.O86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6]));YEAR(MAX([.$A$1:.$A$1048576]))-YEAR([.A866])&gt;=2;[.$B866]&lt;&gt;&quot;基本&quot;;[.$B866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光炸弹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66:.O86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7]));YEAR(MAX([.$A$1:.$A$1048576]))-YEAR([.A867])&gt;=2;[.$B867]&lt;&gt;&quot;基本&quot;;[.$B86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里维克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7:.O867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8]));YEAR(MAX([.$A$1:.$A$1048576]))-YEAR([.A868])&gt;=2;[.$B868]&lt;&gt;&quot;基本&quot;;[.$B8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劫持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连击;</text:p>
          </table:table-cell>
          <table:table-cell table:style-name="ce5" table:content-validation-name="val8" table:number-columns-repeated="4"/>
          <table:table-cell table:content-validation-name="val1" table:formula="of:=COM.MICROSOFT.CONCAT([.K868:.O868])" office:value-type="string" office:string-value="连击;" calcext:value-type="string">
            <text:p>连击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连击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69]));YEAR(MAX([.$A$1:.$A$1048576]))-YEAR([.A869])&gt;=2;[.$B869]&lt;&gt;&quot;基本&quot;;[.$B86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菊花茶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69:.O869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卡组(抽牌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70]));YEAR(MAX([.$A$1:.$A$1048576]))-YEAR([.A870])&gt;=2;[.$B870]&lt;&gt;&quot;基本&quot;;[.$B87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土地精海盗</text:p>
          </table:table-cell>
          <table:table-cell table:style-name="ce7" table:content-validation-name="val7" office:value-type="string" calcext:value-type="string">
            <text:p>海盗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70:.O87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1]));YEAR(MAX([.$A$1:.$A$1048576]))-YEAR([.A871])&gt;=2;[.$B871]&lt;&gt;&quot;基本&quot;;[.$B87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消失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71:.O8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" office:value-type="string" calcext:value-type="string">
            <text:p>回收目标(回收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2]));YEAR(MAX([.$A$1:.$A$1048576]))-YEAR([.A872])&gt;=2;[.$B872]&lt;&gt;&quot;基本&quot;;[.$B87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雾者伊戈瓦尔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72:.O87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3]));YEAR(MAX([.$A$1:.$A$1048576]))-YEAR([.A873])&gt;=2;[.$B873]&lt;&gt;&quot;基本&quot;;[.$B8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元素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73:.O873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4]));YEAR(MAX([.$A$1:.$A$1048576]))-YEAR([.A874])&gt;=2;[.$B874]&lt;&gt;&quot;基本&quot;;[.$B8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魔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874:.O874])" office:value-type="string" office:string-value="嘲讽;" calcext:value-type="string">
            <text:p>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图腾(减费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5]));YEAR(MAX([.$A$1:.$A$1048576]))-YEAR([.A875])&gt;=2;[.$B875]&lt;&gt;&quot;基本&quot;;[.$B875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复仇之怒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75:.O875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6]));YEAR(MAX([.$A$1:.$A$1048576]))-YEAR([.A876])&gt;=2;[.$B876]&lt;&gt;&quot;基本&quot;;[.$B87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英对决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76:.O87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7]));YEAR(MAX([.$A$1:.$A$1048576]))-YEAR([.A877])&gt;=2;[.$B877]&lt;&gt;&quot;基本&quot;;[.$B8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神秘挑战者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奥秘;</text:p>
          </table:table-cell>
          <table:table-cell table:style-name="ce5" table:content-validation-name="val8" table:number-columns-repeated="3"/>
          <table:table-cell table:content-validation-name="val1" table:formula="of:=COM.MICROSOFT.CONCAT([.K877:.O877])" office:value-type="string" office:string-value="战吼;奥秘;" calcext:value-type="string">
            <text:p>战吼;奥秘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奥秘(战吼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78]));YEAR(MAX([.$A$1:.$A$1048576]))-YEAR([.A878])&gt;=2;[.$B878]&lt;&gt;&quot;基本&quot;;[.$B87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象牙骑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878:.O878])" office:value-type="string" office:string-value="战吼;发现;" calcext:value-type="string">
            <text:p>战吼;发现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79]));YEAR(MAX([.$A$1:.$A$1048576]))-YEAR([.A879])&gt;=2;[.$B879]&lt;&gt;&quot;基本&quot;;[.$B8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暗金教恶魔商贩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79:.O87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0]));YEAR(MAX([.$A$1:.$A$1048576]))-YEAR([.A880])&gt;=2;[.$B880]&lt;&gt;&quot;基本&quot;;[.$B88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黑暗契约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0:.O880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1]));YEAR(MAX([.$A$1:.$A$1048576]))-YEAR([.A881])&gt;=2;[.$B881]&lt;&gt;&quot;基本&quot;;[.$B8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惧地狱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81:.O881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2]));YEAR(MAX([.$A$1:.$A$1048576]))-YEAR([.A882])&gt;=2;[.$B882]&lt;&gt;&quot;基本&quot;;[.$B88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灵魂虹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82:.O88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3]));YEAR(MAX([.$A$1:.$A$1048576]))-YEAR([.A883])&gt;=2;[.$B883]&lt;&gt;&quot;基本&quot;;[.$B8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威尔弗雷德·菲兹班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3:.O883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搭配牌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84]));YEAR(MAX([.$A$1:.$A$1048576]))-YEAR([.A884])&gt;=2;[.$B884]&lt;&gt;&quot;基本&quot;;[.$B88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邪火药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84:.O88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5]));YEAR(MAX([.$A$1:.$A$1048576]))-YEAR([.A885])&gt;=2;[.$B885]&lt;&gt;&quot;基本&quot;;[.$B885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心能魔像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885:.O88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6]));YEAR(MAX([.$A$1:.$A$1048576]))-YEAR([.A886])&gt;=2;[.$B886]&lt;&gt;&quot;基本&quot;;[.$B88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空碾压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6:.O88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7]));YEAR(MAX([.$A$1:.$A$1048576]))-YEAR([.A887])&gt;=2;[.$B887]&lt;&gt;&quot;基本&quot;;[.$B88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盾甲侍女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87:.O88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8]));YEAR(MAX([.$A$1:.$A$1048576]))-YEAR([.A888])&gt;=2;[.$B888]&lt;&gt;&quot;基本&quot;;[.$B88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钢铁战蝎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888:.O888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人品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89]));YEAR(MAX([.$A$1:.$A$1048576]))-YEAR([.A889])&gt;=2;[.$B889]&lt;&gt;&quot;基本&quot;;[.$B8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破海者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89:.O889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0]));YEAR(MAX([.$A$1:.$A$1048576]))-YEAR([.A890])&gt;=2;[.$B890]&lt;&gt;&quot;基本&quot;;[.$B8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露恩的女祭司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90:.O890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1]));YEAR(MAX([.$A$1:.$A$1048576]))-YEAR([.A891])&gt;=2;[.$B891]&lt;&gt;&quot;基本&quot;;[.$B89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雅·黑掌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table:number-columns-repeated="2"/>
          <table:table-cell table:content-validation-name="val1" table:formula="of:=COM.MICROSOFT.CONCAT([.K891:.O891])" office:value-type="string" office:string-value="战吼;亡语;青玉魔像;" calcext:value-type="string">
            <text:p>战吼;亡语;青玉魔像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青玉魔像（战吼、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2]));YEAR(MAX([.$A$1:.$A$1048576]))-YEAR([.A892])&gt;=2;[.$B892]&lt;&gt;&quot;基本&quot;;[.$B89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比斯巨兽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892:.O892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3]));YEAR(MAX([.$A$1:.$A$1048576]))-YEAR([.A893])&gt;=2;[.$B893]&lt;&gt;&quot;基本&quot;;[.$B8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元素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93:.O893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环境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4]));YEAR(MAX([.$A$1:.$A$1048576]))-YEAR([.A894])&gt;=2;[.$B894]&lt;&gt;&quot;基本&quot;;[.$B8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博尔夫·碎盾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94:.O894])">
            <text:p/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5]));YEAR(MAX([.$A$1:.$A$1048576]))-YEAR([.A895])&gt;=2;[.$B895]&lt;&gt;&quot;基本&quot;;[.$B8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裁决者图哈特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895:.O895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6]));YEAR(MAX([.$A$1:.$A$1048576]))-YEAR([.A896])&gt;=2;[.$B896]&lt;&gt;&quot;基本&quot;;[.$B89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896:.O896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897]));YEAR(MAX([.$A$1:.$A$1048576]))-YEAR([.A897])&gt;=2;[.$B897]&lt;&gt;&quot;基本&quot;;[.$B8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师级枪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2"/>
          <table:table-cell table:content-validation-name="val1" table:formula="of:=COM.MICROSOFT.CONCAT([.K897:.O897])" office:value-type="string" office:string-value="战吼;嘲讽;圣盾;" calcext:value-type="string">
            <text:p>战吼;嘲讽;圣盾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套牌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8]));YEAR(MAX([.$A$1:.$A$1048576]))-YEAR([.A898])&gt;=2;[.$B898]&lt;&gt;&quot;基本&quot;;[.$B89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迪菲亚清道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沉默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2"/>
          <table:table-cell table:content-validation-name="val1" table:formula="of:=COM.MICROSOFT.CONCAT([.K898:.O898])" office:value-type="string" office:string-value="战吼;沉默;亡语;" calcext:value-type="string">
            <text:p>战吼;沉默;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环境（沉默需求）</text:p>
          </table:table-cell>
          <table:table-cell table:number-columns-repeated="1003"/>
        </table:table-row>
        <table:table-row table:style-name="ro5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899]));YEAR(MAX([.$A$1:.$A$1048576]))-YEAR([.A899])&gt;=2;[.$B899]&lt;&gt;&quot;基本&quot;;[.$B8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强盗机器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table:number-columns-repeated="5"/>
          <table:table-cell table:content-validation-name="val1" table:formula="of:=COM.MICROSOFT.CONCAT([.K899:.O899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00]));YEAR(MAX([.$A$1:.$A$1048576]))-YEAR([.A900])&gt;=2;[.$B900]&lt;&gt;&quot;基本&quot;;[.$B9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犯罪高手 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00:.O900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1]));YEAR(MAX([.$A$1:.$A$1048576]))-YEAR([.A901])&gt;=2;[.$B901]&lt;&gt;&quot;基本&quot;;[.$B9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怒鹰身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01:.O901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2]));YEAR(MAX([.$A$1:.$A$1048576]))-YEAR([.A902])&gt;=2;[.$B902]&lt;&gt;&quot;基本&quot;;[.$B9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腐化先知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02:.O90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奖励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3]));YEAR(MAX([.$A$1:.$A$1048576]))-YEAR([.A903])&gt;=2;[.$B903]&lt;&gt;&quot;基本&quot;;[.$B90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尔宾·梅卡托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03:.O90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4]));YEAR(MAX([.$A$1:.$A$1048576]))-YEAR([.A904])&gt;=2;[.$B904]&lt;&gt;&quot;基本&quot;;[.$B90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沟渠潜伏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904:.O904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牌（亡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05]));YEAR(MAX([.$A$1:.$A$1048576]))-YEAR([.A905])&gt;=2;[.$B905]&lt;&gt;&quot;基本&quot;;[.$B9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郭雅夫人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05:.O905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人品（战吼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6]));YEAR(MAX([.$A$1:.$A$1048576]))-YEAR([.A906])&gt;=2;[.$B906]&lt;&gt;&quot;基本&quot;;[.$B9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906:.O906])" office:value-type="string" office:string-value="战吼;嘲讽;" calcext:value-type="string">
            <text:p>战吼;嘲讽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7]));YEAR(MAX([.$A$1:.$A$1048576]))-YEAR([.A907])&gt;=2;[.$B907]&lt;&gt;&quot;基本&quot;;[.$B90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幼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907:.O907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8]));YEAR(MAX([.$A$1:.$A$1048576]))-YEAR([.A908])&gt;=2;[.$B908]&lt;&gt;&quot;基本&quot;;[.$B9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霍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08:.O90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09]));YEAR(MAX([.$A$1:.$A$1048576]))-YEAR([.A909])&gt;=2;[.$B909]&lt;&gt;&quot;基本&quot;;[.$B90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基森拍卖师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09:.O909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office:value-type="string" calcext:value-type="string">
            <text:p>隐藏;低费法术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0]));YEAR(MAX([.$A$1:.$A$1048576]))-YEAR([.A910])&gt;=2;[.$B910]&lt;&gt;&quot;基本&quot;;[.$B9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鲁维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10:.O91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1费法术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1]));YEAR(MAX([.$A$1:.$A$1048576]))-YEAR([.A911])&gt;=2;[.$B911]&lt;&gt;&quot;基本&quot;;[.$B9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场主宰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11:.O911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12]));YEAR(MAX([.$A$1:.$A$1048576]))-YEAR([.A912])&gt;=2;[.$B912]&lt;&gt;&quot;基本&quot;;[.$B9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竞技推广员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12:.O912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3]));YEAR(MAX([.$A$1:.$A$1048576]))-YEAR([.A913])&gt;=2;[.$B913]&lt;&gt;&quot;基本&quot;;[.$B91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凯恩·血蹄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13:.O913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4]));YEAR(MAX([.$A$1:.$A$1048576]))-YEAR([.A914])&gt;=2;[.$B914]&lt;&gt;&quot;基本&quot;;[.$B9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科多兽骑手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14:.O91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5]));YEAR(MAX([.$A$1:.$A$1048576]))-YEAR([.A915])&gt;=2;[.$B915]&lt;&gt;&quot;基本&quot;;[.$B91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骷髅骑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15:.O915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套牌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16]));YEAR(MAX([.$A$1:.$A$1048576]))-YEAR([.A916])&gt;=2;[.$B916]&lt;&gt;&quot;基本&quot;;[.$B9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希奥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916:.O916])" office:value-type="string" office:string-value="嘲讽;战吼;" calcext:value-type="string">
            <text:p>嘲讽;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7]));YEAR(MAX([.$A$1:.$A$1048576]))-YEAR([.A917])&gt;=2;[.$B917]&lt;&gt;&quot;基本&quot;;[.$B91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诺·杰克逊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17:.O917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;后期卡组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8]));YEAR(MAX([.$A$1:.$A$1048576]))-YEAR([.A918])&gt;=2;[.$B918]&lt;&gt;&quot;基本&quot;;[.$B9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日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918:.O918])" office:value-type="string" office:string-value="嘲讽;圣盾;" calcext:value-type="string">
            <text:p>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19]));YEAR(MAX([.$A$1:.$A$1048576]))-YEAR([.A919])&gt;=2;[.$B919]&lt;&gt;&quot;基本&quot;;[.$B9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龙人打击者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19:.O919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0]));YEAR(MAX([.$A$1:.$A$1048576]))-YEAR([.A920])&gt;=2;[.$B920]&lt;&gt;&quot;基本&quot;;[.$B9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鲁莽火箭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0:.O920])">
            <text:p/>
          </table:table-cell>
          <table:table-cell table:content-validation-name="val9" office:value-type="string" calcext:value-type="string">
            <text:p>优秀</text:p>
          </table:table-cell>
          <table:table-cell table:number-columns-repeated="3"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1]));YEAR(MAX([.$A$1:.$A$1048576]))-YEAR([.A921])&gt;=2;[.$B921]&lt;&gt;&quot;基本&quot;;[.$B921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迈克斯纳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21:.O92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2]));YEAR(MAX([.$A$1:.$A$1048576]))-YEAR([.A922])&gt;=2;[.$B922]&lt;&gt;&quot;基本&quot;;[.$B92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梦魇之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922:.O922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3]));YEAR(MAX([.$A$1:.$A$1048576]))-YEAR([.A923])&gt;=2;[.$B923]&lt;&gt;&quot;基本&quot;;[.$B9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穆戈尔的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3:.O923])">
            <text:p/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4]));YEAR(MAX([.$A$1:.$A$1048576]))-YEAR([.A924])&gt;=2;[.$B924]&lt;&gt;&quot;基本&quot;;[.$B9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谷之王穆克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24:.O92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5]));YEAR(MAX([.$A$1:.$A$1048576]))-YEAR([.A925])&gt;=2;[.$B925]&lt;&gt;&quot;基本&quot;;[.$B9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先驱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5:.O925])">
            <text:p/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（持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6]));YEAR(MAX([.$A$1:.$A$1048576]))-YEAR([.A926])&gt;=2;[.$B926]&lt;&gt;&quot;基本&quot;;[.$B9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十字军统领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26:.O926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7]));YEAR(MAX([.$A$1:.$A$1048576]))-YEAR([.A927])&gt;=2;[.$B927]&lt;&gt;&quot;基本&quot;;[.$B9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拳食人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7:.O927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8]));YEAR(MAX([.$A$1:.$A$1048576]))-YEAR([.A928])&gt;=2;[.$B928]&lt;&gt;&quot;基本&quot;;[.$B928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食人魔勇士穆戈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28:.O928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29]));YEAR(MAX([.$A$1:.$A$1048576]))-YEAR([.A929])&gt;=2;[.$B929]&lt;&gt;&quot;基本&quot;;[.$B9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书卷之龙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29:.O929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龙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0]));YEAR(MAX([.$A$1:.$A$1048576]))-YEAR([.A930])&gt;=2;[.$B930]&lt;&gt;&quot;基本&quot;;[.$B9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科拉姆狂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30:.O930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克苏恩（战吼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1]));YEAR(MAX([.$A$1:.$A$1048576]))-YEAR([.A931])&gt;=2;[.$B931]&lt;&gt;&quot;基本&quot;;[.$B9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索瑞森大帝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31:.O931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2]));YEAR(MAX([.$A$1:.$A$1048576]))-YEAR([.A932])&gt;=2;[.$B932]&lt;&gt;&quot;基本&quot;;[.$B93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托什雷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office:value-type="string" calcext:value-type="string">
            <text:p>零件;</text:p>
          </table:table-cell>
          <table:table-cell table:style-name="ce5" table:content-validation-name="val8" table:number-columns-repeated="2"/>
          <table:table-cell table:content-validation-name="val1" table:formula="of:=COM.MICROSOFT.CONCAT([.K932:.O932])" office:value-type="string" office:string-value="战吼;亡语;零件;" calcext:value-type="string">
            <text:p>战吼;亡语;零件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3]));YEAR(MAX([.$A$1:.$A$1048576]))-YEAR([.A933])&gt;=2;[.$B933]&lt;&gt;&quot;基本&quot;;[.$B9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希尔瓦娜斯·风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33:.O933])" office:value-type="string" office:string-value="亡语;" calcext:value-type="string">
            <text:p>亡语;</text:p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office:value-type="string" calcext:value-type="string">
            <text:p>绝命乱斗;转生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4]));YEAR(MAX([.$A$1:.$A$1048576]))-YEAR([.A934])&gt;=2;[.$B934]&lt;&gt;&quot;基本&quot;;[.$B9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摇摆的俾格米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34:.O934])" office:value-type="string" office:string-value="亡语;" calcext:value-type="string">
            <text:p>亡语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35]));YEAR(MAX([.$A$1:.$A$1048576]))-YEAR([.A935])&gt;=2;[.$B935]&lt;&gt;&quot;基本&quot;;[.$B9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野猪骑士雷瑟兰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table:number-columns-repeated="3"/>
          <table:table-cell table:content-validation-name="val1" table:formula="of:=COM.MICROSOFT.CONCAT([.K935:.O935])" office:value-type="string" office:string-value="战吼;冲锋;" calcext:value-type="string">
            <text:p>战吼;冲锋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环境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6]));YEAR(MAX([.$A$1:.$A$1048576]))-YEAR([.A936])&gt;=2;[.$B936]&lt;&gt;&quot;基本&quot;;[.$B9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利丹·怒风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36:.O93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7]));YEAR(MAX([.$A$1:.$A$1048576]))-YEAR([.A937])&gt;=2;[.$B937]&lt;&gt;&quot;基本&quot;;[.$B93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指挥官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3"/>
          <table:table-cell table:content-validation-name="val1" table:formula="of:=COM.MICROSOFT.CONCAT([.K937:.O937])" office:value-type="string" office:string-value="冲锋;圣盾;" calcext:value-type="string">
            <text:p>冲锋;圣盾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content-validation-name="val1" table:formula="of:=IF(AND(NOT(ISBLANK([.A938]));YEAR(MAX([.$A$1:.$A$1048576]))-YEAR([.A938])&gt;=2;[.$B938]&lt;&gt;&quot;基本&quot;;[.$B93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之树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938:.O938])" office:value-type="string" office:string-value="嘲讽;" calcext:value-type="string">
            <text:p>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39]));YEAR(MAX([.$A$1:.$A$1048576]))-YEAR([.A939])&gt;=2;[.$B939]&lt;&gt;&quot;基本&quot;;[.$B93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杂耍吞法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39:.O939])" office:value-type="string" office:string-value="战吼;" calcext:value-type="string">
            <text:p>战吼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40]));YEAR(MAX([.$A$1:.$A$1048576]))-YEAR([.A940])&gt;=2;[.$B940]&lt;&gt;&quot;基本&quot;;[.$B94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载人飞天魔像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940:.O940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6" calcext:value-type="float">
            <text:p>6</text:p>
          </table:table-cell>
          <table:table-cell table:content-validation-name="val1" table:formula="of:=IF(AND(NOT(ISBLANK([.A941]));YEAR(MAX([.$A$1:.$A$1048576]))-YEAR([.A941])&gt;=2;[.$B941]&lt;&gt;&quot;基本&quot;;[.$B94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蛛魔先知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41:.O941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人品（持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2]));YEAR(MAX([.$A$1:.$A$1048576]))-YEAR([.A942])&gt;=2;[.$B942]&lt;&gt;&quot;基本&quot;;[.$B9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荒野骑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42:.O94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 office:value-type="string" calcext:value-type="string">
            <text:p>野兽(减费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3]));YEAR(MAX([.$A$1:.$A$1048576]))-YEAR([.A943])&gt;=2;[.$B943]&lt;&gt;&quot;基本&quot;;[.$B94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洛恩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943:.O943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4]));YEAR(MAX([.$A$1:.$A$1048576]))-YEAR([.A944])&gt;=2;[.$B944]&lt;&gt;&quot;基本&quot;;[.$B94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上古之神的小精灵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44:.O944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5]));YEAR(MAX([.$A$1:.$A$1048576]))-YEAR([.A945])&gt;=2;[.$B945]&lt;&gt;&quot;基本&quot;;[.$B9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战争古树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945:.O945])" office:value-type="string" office:string-value="抉择;嘲讽;" calcext:value-type="string">
            <text:p>抉择;嘲讽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46]));YEAR(MAX([.$A$1:.$A$1048576]))-YEAR([.A946])&gt;=2;[.$B946]&lt;&gt;&quot;基本&quot;;[.$B9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知识古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46:.O94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7]));YEAR(MAX([.$A$1:.$A$1048576]))-YEAR([.A947])&gt;=2;[.$B947]&lt;&gt;&quot;基本&quot;;[.$B94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大法师安东尼达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47:.O947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法术(触发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8]));YEAR(MAX([.$A$1:.$A$1048576]))-YEAR([.A948])&gt;=2;[.$B948]&lt;&gt;&quot;基本&quot;;[.$B94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火焰之地传送门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48:.O948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49]));YEAR(MAX([.$A$1:.$A$1048576]))-YEAR([.A949])&gt;=2;[.$B949]&lt;&gt;&quot;基本&quot;;[.$B94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烈焰风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49:.O94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0]));YEAR(MAX([.$A$1:.$A$1048576]))-YEAR([.A950])&gt;=2;[.$B950]&lt;&gt;&quot;基本&quot;;[.$B950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烈焰巨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0:.O950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人品（特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1]));YEAR(MAX([.$A$1:.$A$1048576]))-YEAR([.A951])&gt;=2;[.$B951]&lt;&gt;&quot;基本&quot;;[.$B9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墨水大师索莉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51:.O9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52]));YEAR(MAX([.$A$1:.$A$1048576]))-YEAR([.A952])&gt;=2;[.$B952]&lt;&gt;&quot;基本&quot;;[.$B9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强能奥术飞弹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2:.O952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3]));YEAR(MAX([.$A$1:.$A$1048576]))-YEAR([.A953])&gt;=2;[.$B953]&lt;&gt;&quot;基本&quot;;[.$B95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兹瑞拉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53:.O953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(触发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4]));YEAR(MAX([.$A$1:.$A$1048576]))-YEAR([.A954])&gt;=2;[.$B954]&lt;&gt;&quot;基本&quot;;[.$B954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角斗士的长弓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免疫;</text:p>
          </table:table-cell>
          <table:table-cell table:style-name="ce5" table:content-validation-name="val8" table:number-columns-repeated="4"/>
          <table:table-cell table:content-validation-name="val1" table:formula="of:=COM.MICROSOFT.CONCAT([.K954:.O954])" office:value-type="string" office:string-value="免疫;" calcext:value-type="string">
            <text:p>免疫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5]));YEAR(MAX([.$A$1:.$A$1048576]))-YEAR([.A955])&gt;=2;[.$B955]&lt;&gt;&quot;基本&quot;;[.$B9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酸喉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955:.O955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6]));YEAR(MAX([.$A$1:.$A$1048576]))-YEAR([.A956])&gt;=2;[.$B956]&lt;&gt;&quot;基本&quot;;[.$B95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先知维伦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6:.O956])">
            <text:p/>
          </table:table-cell>
          <table:table-cell table:content-validation-name="val9" office:value-type="string" calcext:value-type="string">
            <text:p>普通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牌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7]));YEAR(MAX([.$A$1:.$A$1048576]))-YEAR([.A957])&gt;=2;[.$B957]&lt;&gt;&quot;基本&quot;;[.$B95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银色神官帕尔崔丝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激励;</text:p>
          </table:table-cell>
          <table:table-cell table:style-name="ce5" table:content-validation-name="val8" table:number-columns-repeated="4"/>
          <table:table-cell table:content-validation-name="val1" table:formula="of:=COM.MICROSOFT.CONCAT([.K957:.O957])" office:value-type="string" office:string-value="激励;" calcext:value-type="string">
            <text:p>激励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8]));YEAR(MAX([.$A$1:.$A$1048576]))-YEAR([.A958])&gt;=2;[.$B958]&lt;&gt;&quot;基本&quot;;[.$B95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疾跑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58:.O958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伺机待发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59]));YEAR(MAX([.$A$1:.$A$1048576]))-YEAR([.A959])&gt;=2;[.$B959]&lt;&gt;&quot;基本&quot;;[.$B95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耐普图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过载;</text:p>
          </table:table-cell>
          <table:table-cell table:style-name="ce7" table:content-validation-name="val8" table:number-columns-repeated="3"/>
          <table:table-cell table:content-validation-name="val1" table:formula="of:=COM.MICROSOFT.CONCAT([.K959:.O959])" office:value-type="string" office:string-value="战吼;过载;" calcext:value-type="string">
            <text:p>战吼;过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0]));YEAR(MAX([.$A$1:.$A$1048576]))-YEAR([.A960])&gt;=2;[.$B960]&lt;&gt;&quot;基本&quot;;[.$B96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青玉酋长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青玉魔像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3"/>
          <table:table-cell table:content-validation-name="val1" table:formula="of:=COM.MICROSOFT.CONCAT([.K960:.O960])" office:value-type="string" office:string-value="青玉魔像;嘲讽;" calcext:value-type="string">
            <text:p>青玉魔像;嘲讽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office:value-type="string" calcext:value-type="string">
            <text:p>青玉魔像（战吼、嘲讽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1]));YEAR(MAX([.$A$1:.$A$1048576]))-YEAR([.A961])&gt;=2;[.$B961]&lt;&gt;&quot;基本&quot;;[.$B96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鱼人恩典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61:.O961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鱼人(增益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2]));YEAR(MAX([.$A$1:.$A$1048576]))-YEAR([.A962])&gt;=2;[.$B962]&lt;&gt;&quot;基本&quot;;[.$B96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纯洁者耶德瑞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62:.O962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3]));YEAR(MAX([.$A$1:.$A$1048576]))-YEAR([.A963])&gt;=2;[.$B963]&lt;&gt;&quot;基本&quot;;[.$B96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列王守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63:.O963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4]));YEAR(MAX([.$A$1:.$A$1048576]))-YEAR([.A964])&gt;=2;[.$B964]&lt;&gt;&quot;基本&quot;;[.$B96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污手街守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table:number-columns-repeated="2"/>
          <table:table-cell table:content-validation-name="val1" table:formula="of:=COM.MICROSOFT.CONCAT([.K964:.O964])" office:value-type="string" office:string-value="战吼;嘲讽;圣盾;" calcext:value-type="string">
            <text:p>战吼;嘲讽;圣盾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5]));YEAR(MAX([.$A$1:.$A$1048576]))-YEAR([.A965])&gt;=2;[.$B965]&lt;&gt;&quot;基本&quot;;[.$B96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古加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65:.O965])" office:value-type="string" office:string-value="战吼;" calcext:value-type="string">
            <text:p>战吼;</text:p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6]));YEAR(MAX([.$A$1:.$A$1048576]))-YEAR([.A966])&gt;=2;[.$B966]&lt;&gt;&quot;基本&quot;;[.$B96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恐怖末日守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66:.O966])">
            <text:p/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67]));YEAR(MAX([.$A$1:.$A$1048576]))-YEAR([.A967])&gt;=2;[.$B967]&lt;&gt;&quot;基本&quot;;[.$B96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渊狱惩击者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67:.O967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8]));YEAR(MAX([.$A$1:.$A$1048576]))-YEAR([.A968])&gt;=2;[.$B968]&lt;&gt;&quot;基本&quot;;[.$B96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曜石毁灭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68:.O968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69]));YEAR(MAX([.$A$1:.$A$1048576]))-YEAR([.A969])&gt;=2;[.$B969]&lt;&gt;&quot;基本&quot;;[.$B96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马尔考罗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69:.O969])" office:value-type="string" office:string-value="战吼;" calcext:value-type="string">
            <text:p>战吼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0]));YEAR(MAX([.$A$1:.$A$1048576]))-YEAR([.A970])&gt;=2;[.$B970]&lt;&gt;&quot;基本&quot;;[.$B97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上古之神守卫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70:.O970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(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1]));YEAR(MAX([.$A$1:.$A$1048576]))-YEAR([.A971])&gt;=2;[.$B971]&lt;&gt;&quot;基本&quot;;[.$B97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武器</text:p>
          </table:table-cell>
          <table:table-cell table:style-name="ce68" table:content-validation-name="val6" office:value-type="string" calcext:value-type="string">
            <text:p>血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1:.O97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2]));YEAR(MAX([.$A$1:.$A$1048576]))-YEAR([.A972])&gt;=2;[.$B972]&lt;&gt;&quot;基本&quot;;[.$B972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重碾</text:p>
          </table:table-cell>
          <table:table-cell table:style-name="ce7" table:content-validation-name="val7"/>
          <table:table-cell table:style-name="ce5" table:content-validation-name="val8" table:number-columns-repeated="5"/>
          <table:table-cell table:content-validation-name="val1" table:formula="of:=COM.MICROSOFT.CONCAT([.K972:.O972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卡组（消灭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3]));YEAR(MAX([.$A$1:.$A$1048576]))-YEAR([.A973])&gt;=2;[.$B973]&lt;&gt;&quot;基本&quot;;[.$B97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尔文灾星霍格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73:.O973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搭配卡（触发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4]));YEAR(MAX([.$A$1:.$A$1048576]))-YEAR([.A974])&gt;=2;[.$B974]&lt;&gt;&quot;基本&quot;;[.$B97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风城勇士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4:.O974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office:value-type="string" calcext:value-type="string">
            <text:p><text:s text:c="2"/>搭配牌（光环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5]));YEAR(MAX([.$A$1:.$A$1048576]))-YEAR([.A975])&gt;=2;[.$B975]&lt;&gt;&quot;基本&quot;;[.$B97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喉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3"/>
          <table:table-cell table:content-validation-name="val1" table:formula="of:=COM.MICROSOFT.CONCAT([.K975:.O975])" office:value-type="string" office:string-value="嘲讽;亡语;" calcext:value-type="string">
            <text:p>嘲讽;亡语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龙（亡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6]));YEAR(MAX([.$A$1:.$A$1048576]))-YEAR([.A976])&gt;=2;[.$B976]&lt;&gt;&quot;基本&quot;;[.$B976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颤地者特罗格佐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76:.O976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7]));YEAR(MAX([.$A$1:.$A$1048576]))-YEAR([.A977])&gt;=2;[.$B977]&lt;&gt;&quot;基本&quot;;[.$B97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毒沼爬行者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977:.O977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8]));YEAR(MAX([.$A$1:.$A$1048576]))-YEAR([.A978])&gt;=2;[.$B978]&lt;&gt;&quot;基本&quot;;[.$B97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俘获的冰虫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78:.O978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79]));YEAR(MAX([.$A$1:.$A$1048576]))-YEAR([.A979])&gt;=2;[.$B979]&lt;&gt;&quot;基本&quot;;[.$B97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馆长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3"/>
          <table:table-cell table:content-validation-name="val1" table:formula="of:=COM.MICROSOFT.CONCAT([.K979:.O979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3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0]));YEAR(MAX([.$A$1:.$A$1048576]))-YEAR([.A980])&gt;=2;[.$B980]&lt;&gt;&quot;基本&quot;;[.$B98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畸变的龙鹰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80:.O980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1]));YEAR(MAX([.$A$1:.$A$1048576]))-YEAR([.A981])&gt;=2;[.$B981]&lt;&gt;&quot;基本&quot;;[.$B98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迦顿男爵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81:.O981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2]));YEAR(MAX([.$A$1:.$A$1048576]))-YEAR([.A982])&gt;=2;[.$B982]&lt;&gt;&quot;基本&quot;;[.$B98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拉文霍德刺客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82:.O982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3]));YEAR(MAX([.$A$1:.$A$1048576]))-YEAR([.A983])&gt;=2;[.$B983]&lt;&gt;&quot;基本&quot;;[.$B98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雷德·黑手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传说;</text:p>
          </table:table-cell>
          <table:table-cell table:style-name="ce5" table:content-validation-name="val8" table:number-columns-repeated="3"/>
          <table:table-cell table:content-validation-name="val1" table:formula="of:=COM.MICROSOFT.CONCAT([.K983:.O983])" office:value-type="string" office:string-value="战吼;传说;" calcext:value-type="string">
            <text:p>战吼;传说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龙（战吼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4]));YEAR(MAX([.$A$1:.$A$1048576]))-YEAR([.A984])&gt;=2;[.$B984]&lt;&gt;&quot;基本&quot;;[.$B98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砰砰博士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984:.O984])" office:value-type="string" office:string-value="战吼;" calcext:value-type="string">
            <text:p>战吼;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5]));YEAR(MAX([.$A$1:.$A$1048576]))-YEAR([.A985])&gt;=2;[.$B985]&lt;&gt;&quot;基本&quot;;[.$B98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火恶犬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table:number-columns-repeated="5"/>
          <table:table-cell table:content-validation-name="val1" table:formula="of:=COM.MICROSOFT.CONCAT([.K985:.O985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content-validation-name="val1" table:formula="of:=IF(AND(NOT(ISBLANK([.A986]));YEAR(MAX([.$A$1:.$A$1048576]))-YEAR([.A986])&gt;=2;[.$B986]&lt;&gt;&quot;基本&quot;;[.$B98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唐·汉古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986:.O986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7]));YEAR(MAX([.$A$1:.$A$1048576]))-YEAR([.A987])&gt;=2;[.$B987]&lt;&gt;&quot;基本&quot;;[.$B98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天空上尉库拉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87:.O987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海盗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8]));YEAR(MAX([.$A$1:.$A$1048576]))-YEAR([.A988])&gt;=2;[.$B988]&lt;&gt;&quot;基本&quot;;[.$B98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维克洛尔大帝</text:p>
          </table:table-cell>
          <table:table-cell table:style-name="ce7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3"/>
          <table:table-cell table:content-validation-name="val1" table:formula="of:=COM.MICROSOFT.CONCAT([.K988:.O988])" office:value-type="string" office:string-value="嘲讽;战吼;" calcext:value-type="string">
            <text:p>嘲讽;战吼;</text:p>
          </table:table-cell>
          <table:table-cell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content-validation-name="val1" table:formula="of:=IF(AND(NOT(ISBLANK([.A989]));YEAR(MAX([.$A$1:.$A$1048576]))-YEAR([.A989])&gt;=2;[.$B989]&lt;&gt;&quot;基本&quot;;[.$B98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作战傀儡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89:.O98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0]));YEAR(MAX([.$A$1:.$A$1048576]))-YEAR([.A990])&gt;=2;[.$B990]&lt;&gt;&quot;基本&quot;;[.$B99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埃隆巴克守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990:.O990])" office:value-type="string" office:string-value="嘲讽;" calcext:value-type="string">
            <text:p>嘲讽;</text:p>
          </table:table-cell>
          <table:table-cell table:content-validation-name="val9" table:number-columns-repeated="2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普通</text:p>
          </table:table-cell>
          <table:table-cell table:style-name="ce5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1]));YEAR(MAX([.$A$1:.$A$1048576]))-YEAR([.A991])&gt;=2;[.$B991]&lt;&gt;&quot;基本&quot;;[.$B99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诺玛鲁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991:.O991])" office:value-type="string" office:string-value="亡语;" calcext:value-type="string">
            <text:p>亡语;</text:p>
          </table:table-cell>
          <table:table-cell table:content-validation-name="val9" table:number-columns-repeated="4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2]));YEAR(MAX([.$A$1:.$A$1048576]))-YEAR([.A992])&gt;=2;[.$B992]&lt;&gt;&quot;基本&quot;;[.$B992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罗宁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992:.O992])" office:value-type="string" office:string-value="亡语;" calcext:value-type="string">
            <text:p>亡语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content-validation-name="val1" table:formula="of:=IF(AND(NOT(ISBLANK([.A993]));YEAR(MAX([.$A$1:.$A$1048576]))-YEAR([.A993])&gt;=2;[.$B993]&lt;&gt;&quot;基本&quot;;[.$B99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巨型沙虫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7" table:content-validation-name="val8" table:number-columns-repeated="5"/>
          <table:table-cell table:content-validation-name="val1" table:formula="of:=COM.MICROSOFT.CONCAT([.K993:.O993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萨满祭司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4]));YEAR(MAX([.$A$1:.$A$1048576]))-YEAR([.A994])&gt;=2;[.$B994]&lt;&gt;&quot;基本&quot;;[.$B99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风领主奥拉基尔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风怒;</text:p>
          </table:table-cell>
          <table:table-cell table:style-name="ce7" table:content-validation-name="val8" office:value-type="string" calcext:value-type="string">
            <text:p>冲锋;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/>
          <table:table-cell table:content-validation-name="val1" table:formula="of:=COM.MICROSOFT.CONCAT([.K994:.O994])" office:value-type="string" office:string-value="风怒;冲锋;圣盾;嘲讽;" calcext:value-type="string">
            <text:p>风怒;冲锋;圣盾;嘲讽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style-name="ce2" office:value-type="string" calcext:value-type="string">
            <text:p>增益(风怒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5]));YEAR(MAX([.$A$1:.$A$1048576]))-YEAR([.A995])&gt;=2;[.$B995]&lt;&gt;&quot;基本&quot;;[.$B99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光耀之主拉格纳罗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95:.O995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6]));YEAR(MAX([.$A$1:.$A$1048576]))-YEAR([.A996])&gt;=2;[.$B996]&lt;&gt;&quot;基本&quot;;[.$B996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圣疗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996:.O996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7]));YEAR(MAX([.$A$1:.$A$1048576]))-YEAR([.A997])&gt;=2;[.$B997]&lt;&gt;&quot;基本&quot;;[.$B99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提里奥·弗丁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圣盾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2"/>
          <table:table-cell table:content-validation-name="val1" table:formula="of:=COM.MICROSOFT.CONCAT([.K997:.O997])" office:value-type="string" office:string-value="圣盾;嘲讽;亡语;" calcext:value-type="string">
            <text:p>圣盾;嘲讽;亡语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8]));YEAR(MAX([.$A$1:.$A$1048576]))-YEAR([.A998])&gt;=2;[.$B998]&lt;&gt;&quot;基本&quot;;[.$B99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扭曲虚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998:.O998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环境(消灭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999]));YEAR(MAX([.$A$1:.$A$1048576]))-YEAR([.A999])&gt;=2;[.$B999]&lt;&gt;&quot;基本&quot;;[.$B99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罗玛什·地狱咆哮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激怒;</text:p>
          </table:table-cell>
          <table:table-cell table:style-name="ce7" table:content-validation-name="val8" table:number-columns-repeated="4"/>
          <table:table-cell table:content-validation-name="val1" table:formula="of:=COM.MICROSOFT.CONCAT([.K999:.O999])" office:value-type="string" office:string-value="激怒;" calcext:value-type="string">
            <text:p>激怒;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牌（激怒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0]));YEAR(MAX([.$A$1:.$A$1048576]))-YEAR([.A1000])&gt;=2;[.$B1000]&lt;&gt;&quot;基本&quot;;[.$B100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波戈蒙斯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00:.O1000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1]));YEAR(MAX([.$A$1:.$A$1048576]))-YEAR([.A1001])&gt;=2;[.$B1001]&lt;&gt;&quot;基本&quot;;[.$B100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厄运召唤者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01:.O1001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克苏恩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2]));YEAR(MAX([.$A$1:.$A$1048576]))-YEAR([.A1002])&gt;=2;[.$B1002]&lt;&gt;&quot;基本&quot;;[.$B100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格鲁尔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02:.O1002])">
            <text:p/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<text:s/>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3]));YEAR(MAX([.$A$1:.$A$1048576]))-YEAR([.A1003])&gt;=2;[.$B1003]&lt;&gt;&quot;基本&quot;;[.$B100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惊骇恐魔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03:.O1003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7-22" calcext:value-type="date">
            <text:p>2014年7月22日</text:p>
          </table:table-cell>
          <table:table-cell table:style-name="ce7" table:content-validation-name="val3" office:value-type="string" calcext:value-type="string">
            <text:p>纳克萨玛斯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4]));YEAR(MAX([.$A$1:.$A$1048576]))-YEAR([.A1004])&gt;=2;[.$B1004]&lt;&gt;&quot;基本&quot;;[.$B1004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尔苏加德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04:.O1004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牌（特殊需求）;转生;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5]));YEAR(MAX([.$A$1:.$A$1048576]))-YEAR([.A1005])&gt;=2;[.$B1005]&lt;&gt;&quot;基本&quot;;[.$B100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洛玛古斯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table:number-columns-repeated="5"/>
          <table:table-cell table:content-validation-name="val1" table:formula="of:=COM.MICROSOFT.CONCAT([.K1005:.O1005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抽卡（触发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6]));YEAR(MAX([.$A$1:.$A$1048576]))-YEAR([.A1006])&gt;=2;[.$B1006]&lt;&gt;&quot;基本&quot;;[.$B100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麦迪文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06:.O1006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office:value-type="string" calcext:value-type="string">
            <text:p>法术（战吼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7]));YEAR(MAX([.$A$1:.$A$1048576]))-YEAR([.A1007])&gt;=2;[.$B1007]&lt;&gt;&quot;基本&quot;;[.$B1007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强袭坦克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圣盾;</text:p>
          </table:table-cell>
          <table:table-cell table:style-name="ce5" table:content-validation-name="val8" table:number-columns-repeated="4"/>
          <table:table-cell table:content-validation-name="val1" table:formula="of:=COM.MICROSOFT.CONCAT([.K1007:.O1007])" office:value-type="string" office:string-value="圣盾;" calcext:value-type="string">
            <text:p>圣盾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8]));YEAR(MAX([.$A$1:.$A$1048576]))-YEAR([.A1008])&gt;=2;[.$B1008]&lt;&gt;&quot;基本&quot;;[.$B100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石化魔暴龙</text:p>
          </table:table-cell>
          <table:table-cell table:style-name="ce7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1008:.O1008])" office:value-type="string" office:string-value="战吼;嘲讽;" calcext:value-type="string">
            <text:p>战吼;嘲讽;</text:p>
          </table:table-cell>
          <table:table-cell table:content-validation-name="val9" table:number-columns-repeated="4"/>
          <table:table-cell table:style-name="ce25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09]));YEAR(MAX([.$A$1:.$A$1048576]))-YEAR([.A1009])&gt;=2;[.$B1009]&lt;&gt;&quot;基本&quot;;[.$B1009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斯尼德的伐木机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009:.O1009])" office:value-type="string" office:string-value="亡语;" calcext:value-type="string">
            <text:p>亡语;</text:p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亡语相关:转生;…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10]));YEAR(MAX([.$A$1:.$A$1048576]))-YEAR([.A1010])&gt;=2;[.$B1010]&lt;&gt;&quot;基本&quot;;[.$B1010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神4000型</text:p>
          </table:table-cell>
          <table:table-cell table:style-name="ce7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1010:.O101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8" calcext:value-type="float">
            <text:p>8</text:p>
          </table:table-cell>
          <table:table-cell table:content-validation-name="val1" table:formula="of:=IF(AND(NOT(ISBLANK([.A1011]));YEAR(MAX([.$A$1:.$A$1048576]))-YEAR([.A1011])&gt;=2;[.$B1011]&lt;&gt;&quot;基本&quot;;[.$B101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炎魔之王拉格纳罗斯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11:.O1011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5" office:value-type="string" calcext:value-type="string">
            <text:p>人品（持续需求）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2]));YEAR(MAX([.$A$1:.$A$1048576]))-YEAR([.A1012])&gt;=2;[.$B1012]&lt;&gt;&quot;基本&quot;;[.$B101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艾维娜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12:.O1012])">
            <text:p/>
          </table:table-cell>
          <table:table-cell table:content-validation-name="val9" table:number-columns-repeated="3"/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5费以上卡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3]));YEAR(MAX([.$A$1:.$A$1048576]))-YEAR([.A1013])&gt;=2;[.$B1013]&lt;&gt;&quot;基本&quot;;[.$B101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火山邪木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嘲讽;</text:p>
          </table:table-cell>
          <table:table-cell table:style-name="ce7" table:content-validation-name="val8" table:number-columns-repeated="4"/>
          <table:table-cell table:content-validation-name="val1" table:formula="of:=COM.MICROSOFT.CONCAT([.K1013:.O1013])" office:value-type="string" office:string-value="嘲讽;" calcext:value-type="string">
            <text:p>嘲讽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style-name="ce2" office:value-type="string" calcext:value-type="string">
            <text:p>剧毒之种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4]));YEAR(MAX([.$A$1:.$A$1048576]))-YEAR([.A1014])&gt;=2;[.$B1014]&lt;&gt;&quot;基本&quot;;[.$B101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塞纳留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抉择;</text:p>
          </table:table-cell>
          <table:table-cell table:style-name="ce7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3"/>
          <table:table-cell table:content-validation-name="val1" table:formula="of:=COM.MICROSOFT.CONCAT([.K1014:.O1014])" office:value-type="string" office:string-value="抉择;嘲讽;" calcext:value-type="string">
            <text:p>抉择;嘲讽;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5]));YEAR(MAX([.$A$1:.$A$1048576]))-YEAR([.A1015])&gt;=2;[.$B1015]&lt;&gt;&quot;基本&quot;;[.$B1015]&lt;&gt;&quot;经典&quot;); &quot;狂野&quot;; &quot;标准&quot;)" office:value-type="string" office:string-value="狂野" calcext:value-type="string">
            <text:p>狂野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生命之树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15:.O1015])">
            <text:p/>
          </table:table-cell>
          <table:table-cell table:content-validation-name="val9"/>
          <table:table-cell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治疗目标(治疗需求)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6]));YEAR(MAX([.$A$1:.$A$1048576]))-YEAR([.A1016])&gt;=2;[.$B1016]&lt;&gt;&quot;基本&quot;;[.$B101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暴龙王克鲁什</text:p>
          </table:table-cell>
          <table:table-cell table:style-name="ce5" table:content-validation-name="val7" office:value-type="string" calcext:value-type="string">
            <text:p>野兽</text:p>
          </table:table-cell>
          <table:table-cell table:style-name="ce5" table:content-validation-name="val8" office:value-type="string" calcext:value-type="string">
            <text:p>冲锋;</text:p>
          </table:table-cell>
          <table:table-cell table:style-name="ce5" table:content-validation-name="val8" table:number-columns-repeated="4"/>
          <table:table-cell table:content-validation-name="val1" table:formula="of:=COM.MICROSOFT.CONCAT([.K1016:.O1016])" office:value-type="string" office:string-value="冲锋;" calcext:value-type="string">
            <text:p>冲锋;</text:p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猎人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17]));YEAR(MAX([.$A$1:.$A$1048576]))-YEAR([.A1017])&gt;=2;[.$B1017]&lt;&gt;&quot;基本&quot;;[.$B101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兽群呼唤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17:.O1017])">
            <text:p/>
          </table:table-cell>
          <table:table-cell table:number-columns-repeated="4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18]));YEAR(MAX([.$A$1:.$A$1048576]))-YEAR([.A1018])&gt;=2;[.$B1018]&lt;&gt;&quot;基本&quot;;[.$B101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奴巴拉克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018:.O1018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潜行者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19]));YEAR(MAX([.$A$1:.$A$1048576]))-YEAR([.A1019])&gt;=2;[.$B1019]&lt;&gt;&quot;基本&quot;;[.$B101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之刃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19:.O1019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20]));YEAR(MAX([.$A$1:.$A$1048576]))-YEAR([.A1020])&gt;=2;[.$B1020]&lt;&gt;&quot;基本&quot;;[.$B102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唤魔者克鲁尔</text:p>
          </table:table-cell>
          <table:table-cell table:style-name="ce7" table:content-validation-name="val7" office:value-type="string" calcext:value-type="string">
            <text:p>恶魔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20:.O1020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1]));YEAR(MAX([.$A$1:.$A$1048576]))-YEAR([.A1021])&gt;=2;[.$B1021]&lt;&gt;&quot;基本&quot;;[.$B102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加拉克苏斯大王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21:.O102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2]));YEAR(MAX([.$A$1:.$A$1048576]))-YEAR([.A1022])&gt;=2;[.$B1022]&lt;&gt;&quot;基本&quot;;[.$B102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尔加尼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22:.O1022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恶魔(光环需求)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3]));YEAR(MAX([.$A$1:.$A$1048576]))-YEAR([.A1023])&gt;=2;[.$B1023]&lt;&gt;&quot;基本&quot;;[.$B102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阿莱克丝塔萨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23:.O1023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4]));YEAR(MAX([.$A$1:.$A$1048576]))-YEAR([.A1024])&gt;=2;[.$B1024]&lt;&gt;&quot;基本&quot;;[.$B102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妮克希亚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24:.O1024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5]));YEAR(MAX([.$A$1:.$A$1048576]))-YEAR([.A1025])&gt;=2;[.$B1025]&lt;&gt;&quot;基本&quot;;[.$B102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北海海怪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25:.O1025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6]));YEAR(MAX([.$A$1:.$A$1048576]))-YEAR([.A1026])&gt;=2;[.$B1026]&lt;&gt;&quot;基本&quot;;[.$B102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吼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26:.O1026])">
            <text:p/>
          </table:table-cell>
          <table:table-cell table:number-columns-repeated="3" table:content-validation-name="val9" office:value-type="string" calcext:value-type="string">
            <text:p>良好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7]));YEAR(MAX([.$A$1:.$A$1048576]))-YEAR([.A1027])&gt;=2;[.$B1027]&lt;&gt;&quot;基本&quot;;[.$B102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管理者埃克索图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4"/>
          <table:table-cell table:content-validation-name="val1" table:formula="of:=COM.MICROSOFT.CONCAT([.K1027:.O1027])" office:value-type="string" office:string-value="亡语;" calcext:value-type="string">
            <text:p>亡语;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8]));YEAR(MAX([.$A$1:.$A$1048576]))-YEAR([.A1028])&gt;=2;[.$B1028]&lt;&gt;&quot;基本&quot;;[.$B102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玛里苟斯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1028:.O1028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法伤（法强需求） 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4-02" calcext:value-type="date">
            <text:p>2015年4月2日</text:p>
          </table:table-cell>
          <table:table-cell table:style-name="ce7" table:content-validation-name="val3" office:value-type="string" calcext:value-type="string">
            <text:p>黑石山的火焰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29]));YEAR(MAX([.$A$1:.$A$1048576]))-YEAR([.A1029])&gt;=2;[.$B1029]&lt;&gt;&quot;基本&quot;;[.$B102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奈法利安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29:.O1029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2" table:content-validation-name="val9" office:value-type="string" calcext:value-type="string">
            <text:p>普通</text:p>
          </table:table-cell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office:value-type="float" office:value="9" calcext:value-type="float">
            <text:p>9</text:p>
          </table:table-cell>
          <table:table-cell table:content-validation-name="val1" table:formula="of:=IF(AND(NOT(ISBLANK([.A1030]));YEAR(MAX([.$A$1:.$A$1048576]))-YEAR([.A1030])&gt;=2;[.$B1030]&lt;&gt;&quot;基本&quot;;[.$B103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格弗格市长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30:.O1030])">
            <text:p/>
          </table:table-cell>
          <table:table-cell table:content-validation-name="val9"/>
          <table:table-cell table:number-columns-repeated="2" table:content-validation-name="val9" office:value-type="string" calcext:value-type="string">
            <text:p>良好</text:p>
          </table:table-cell>
          <table:table-cell table:content-validation-name="val9" office:value-type="string" calcext:value-type="string">
            <text:p>优秀</text:p>
          </table:table-cell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1]));YEAR(MAX([.$A$1:.$A$1048576]))-YEAR([.A1031])&gt;=2;[.$B1031]&lt;&gt;&quot;基本&quot;;[.$B103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诺滋多姆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1031:.O1031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随机类效果</text:p>
          </table:table-cell>
          <table:table-cell table:style-name="ce5"/>
          <table:table-cell table:number-columns-repeated="1002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2]));YEAR(MAX([.$A$1:.$A$1048576]))-YEAR([.A1032])&gt;=2;[.$B1032]&lt;&gt;&quot;基本&quot;;[.$B1032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瑟玛普拉格</text:p>
          </table:table-cell>
          <table:table-cell table:style-name="ce5" table:content-validation-name="val7" office:value-type="string" calcext:value-type="string">
            <text:p>机械</text:p>
          </table:table-cell>
          <table:table-cell table:style-name="ce5" table:content-validation-name="val8" table:number-columns-repeated="5"/>
          <table:table-cell table:content-validation-name="val1" table:formula="of:=COM.MICROSOFT.CONCAT([.K1032:.O1032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style-name="ce5" table:number-columns-repeated="2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3]));YEAR(MAX([.$A$1:.$A$1048576]))-YEAR([.A1033])&gt;=2;[.$B1033]&lt;&gt;&quot;基本&quot;;[.$B103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深渊滑行者索苟斯</text:p>
          </table:table-cell>
          <table:table-cell table:style-name="ce5" table:content-validation-name="val7"/>
          <table:table-cell table:style-name="ce5" table:content-validation-name="val8" office:value-type="string" calcext:value-type="string">
            <text:p>嘲讽;</text:p>
          </table:table-cell>
          <table:table-cell table:style-name="ce5" table:content-validation-name="val8" table:number-columns-repeated="4"/>
          <table:table-cell table:content-validation-name="val1" table:formula="of:=COM.MICROSOFT.CONCAT([.K1033:.O1033])" office:value-type="string" office:string-value="嘲讽;" calcext:value-type="string">
            <text:p>嘲讽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4]));YEAR(MAX([.$A$1:.$A$1048576]))-YEAR([.A1034])&gt;=2;[.$B1034]&lt;&gt;&quot;基本&quot;;[.$B103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虚灵大盗拉法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发现;</text:p>
          </table:table-cell>
          <table:table-cell table:style-name="ce7" table:content-validation-name="val8" table:number-columns-repeated="3"/>
          <table:table-cell table:content-validation-name="val1" table:formula="of:=COM.MICROSOFT.CONCAT([.K1034:.O1034])" office:value-type="string" office:string-value="战吼;发现;" calcext:value-type="string">
            <text:p>战吼;发现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5]));YEAR(MAX([.$A$1:.$A$1048576]))-YEAR([.A1035])&gt;=2;[.$B1035]&lt;&gt;&quot;基本&quot;;[.$B103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伊瑟拉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table:number-columns-repeated="5"/>
          <table:table-cell table:content-validation-name="val1" table:formula="of:=COM.MICROSOFT.CONCAT([.K1035:.O1035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table:number-columns-repeated="2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table:content-validation-name="val1" table:formula="of:=IF(AND(NOT(ISBLANK([.A1036]));YEAR(MAX([.$A$1:.$A$1048576]))-YEAR([.A1036])&gt;=2;[.$B1036]&lt;&gt;&quot;基本&quot;;[.$B103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远古造物之血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36:.O1036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6-12-01" calcext:value-type="date">
            <text:p>2016年12月1日</text:p>
          </table:table-cell>
          <table:table-cell table:style-name="ce7" table:content-validation-name="val3" office:value-type="string" calcext:value-type="string">
            <text:p>加基森</text:p>
          </table:table-cell>
          <table:table-cell table:style-name="ce19" table:content-validation-name="val4" office:value-type="string" calcext:value-type="string">
            <text:p>德鲁伊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37]));YEAR(MAX([.$A$1:.$A$1048576]))-YEAR([.A1037])&gt;=2;[.$B1037]&lt;&gt;&quot;基本&quot;;[.$B1037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遗忘之王库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抉择;</text:p>
          </table:table-cell>
          <table:table-cell table:style-name="ce7" table:content-validation-name="val8" table:number-columns-repeated="4"/>
          <table:table-cell table:content-validation-name="val1" table:formula="of:=COM.MICROSOFT.CONCAT([.K1037:.O1037])" office:value-type="string" office:string-value="抉择;" calcext:value-type="string">
            <text:p>抉择;</text:p>
          </table:table-cell>
          <table:table-cell table:content-validation-name="val9"/>
          <table:table-cell table:number-columns-repeated="3" table:content-validation-name="val9" office:value-type="string" calcext:value-type="string">
            <text:p>优秀</text:p>
          </table:table-cell>
          <table:table-cell table:number-columns-repeated="1004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法师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38]));YEAR(MAX([.$A$1:.$A$1048576]))-YEAR([.A1038])&gt;=2;[.$B1038]&lt;&gt;&quot;基本&quot;;[.$B1038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炎爆术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38:.O1038])">
            <text:p/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基本</text:p>
          </table:table-cell>
          <table:table-cell table:style-name="ce19" table:content-validation-name="val4" office:value-type="string" calcext:value-type="string">
            <text:p>牧师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39]));YEAR(MAX([.$A$1:.$A$1048576]))-YEAR([.A1039])&gt;=2;[.$B1039]&lt;&gt;&quot;基本&quot;;[.$B1039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精神控制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39:.O1039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" office:value-type="string" calcext:value-type="string">
            <text:p>环境（特殊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11-12" calcext:value-type="date">
            <text:p>2015年11月12日</text:p>
          </table:table-cell>
          <table:table-cell table:style-name="ce7" table:content-validation-name="val3" office:value-type="string" calcext:value-type="string">
            <text:p>探险者协会</text:p>
          </table:table-cell>
          <table:table-cell table:style-name="ce19" table:content-validation-name="val4" office:value-type="string" calcext:value-type="string">
            <text:p>圣骑士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0]));YEAR(MAX([.$A$1:.$A$1048576]))-YEAR([.A1040])&gt;=2;[.$B1040]&lt;&gt;&quot;基本&quot;;[.$B1040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亡者归来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40:.O1040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优秀</text:p>
          </table:table-cell>
          <table:table-cell table:style-name="ce2" office:value-type="string" calcext:value-type="string">
            <text:p>搭配卡组(召唤需求)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术士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content-validation-name="val1" table:formula="of:=IF(AND(NOT(ISBLANK([.A1041]));YEAR(MAX([.$A$1:.$A$1048576]))-YEAR([.A1041])&gt;=2;[.$B1041]&lt;&gt;&quot;基本&quot;;[.$B1041]&lt;&gt;&quot;经典&quot;); &quot;狂野&quot;; &quot;标准&quot;)" office:value-type="string" office:string-value="标准" calcext:value-type="string">
            <text:p>标准</text:p>
          </table:table-cell>
          <table:table-cell table:style-name="ce7" table:content-validation-name="val5" office:value-type="string" calcext:value-type="string">
            <text:p>法术</text:p>
          </table:table-cell>
          <table:table-cell table:style-name="ce68" table:content-validation-name="val6" office:value-type="string" calcext:value-type="string">
            <text:p>末日降临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41:.O1041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table:style-name="ce2"/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战士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2]));YEAR(MAX([.$A$1:.$A$1048576]))-YEAR([.A1042])&gt;=2;[.$B1042]&lt;&gt;&quot;基本&quot;;[.$B104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瓦里安·乌瑞恩</text:p>
          </table:table-cell>
          <table:table-cell table:style-name="ce5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42:.O1042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套牌(战吼需求)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5-08-24" calcext:value-type="date">
            <text:p>2015年8月24日</text:p>
          </table:table-cell>
          <table:table-cell table:style-name="ce7" table:content-validation-name="val3" office:value-type="string" calcext:value-type="string">
            <text:p>冠军的试练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3]));YEAR(MAX([.$A$1:.$A$1048576]))-YEAR([.A1043])&gt;=2;[.$B1043]&lt;&gt;&quot;基本&quot;;[.$B1043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冰霜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43:.O1043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4]));YEAR(MAX([.$A$1:.$A$1048576]))-YEAR([.A1044])&gt;=2;[.$B1044]&lt;&gt;&quot;基本&quot;;[.$B104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恩佐斯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office:value-type="string" calcext:value-type="string">
            <text:p>亡语;</text:p>
          </table:table-cell>
          <table:table-cell table:style-name="ce7" table:content-validation-name="val8" table:number-columns-repeated="3"/>
          <table:table-cell table:content-validation-name="val1" table:formula="of:=COM.MICROSOFT.CONCAT([.K1044:.O1044])" office:value-type="string" office:string-value="战吼;亡语;" calcext:value-type="string">
            <text:p>战吼;亡语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/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5]));YEAR(MAX([.$A$1:.$A$1048576]))-YEAR([.A1045])&gt;=2;[.$B1045]&lt;&gt;&quot;基本&quot;;[.$B104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海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45:.O1045])">
            <text:p/>
          </table:table-cell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6]));YEAR(MAX([.$A$1:.$A$1048576]))-YEAR([.A1046])&gt;=2;[.$B1046]&lt;&gt;&quot;基本&quot;;[.$B1046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黑龙领主死亡之翼</text:p>
          </table:table-cell>
          <table:table-cell table:style-name="ce7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亡语;</text:p>
          </table:table-cell>
          <table:table-cell table:style-name="ce5" table:content-validation-name="val8" table:number-columns-repeated="4"/>
          <table:table-cell table:content-validation-name="val1" table:formula="of:=COM.MICROSOFT.CONCAT([.K1046:.O1046])" office:value-type="string" office:string-value="亡语;" calcext:value-type="string">
            <text:p>亡语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亡语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7]));YEAR(MAX([.$A$1:.$A$1048576]))-YEAR([.A1047])&gt;=2;[.$B1047]&lt;&gt;&quot;基本&quot;;[.$B1047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克苏恩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47:.O1047])" office:value-type="string" office:string-value="战吼;" calcext:value-type="string">
            <text:p>战吼;</text:p>
          </table:table-cell>
          <table:table-cell table:content-validation-name="val9"/>
          <table:table-cell table:number-columns-repeated="2"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良好</text:p>
          </table:table-cell>
          <table:table-cell office:value-type="string" calcext:value-type="string">
            <text:p>搭配卡组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8]));YEAR(MAX([.$A$1:.$A$1048576]))-YEAR([.A1048])&gt;=2;[.$B1048]&lt;&gt;&quot;基本&quot;;[.$B1048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死亡之翼</text:p>
          </table:table-cell>
          <table:table-cell table:style-name="ce5" table:content-validation-name="val7" office:value-type="string" calcext:value-type="string">
            <text:p>龙</text:p>
          </table:table-cell>
          <table:table-cell table:style-name="ce5" table:content-validation-name="val8" office:value-type="string" calcext:value-type="string">
            <text:p>战吼;</text:p>
          </table:table-cell>
          <table:table-cell table:style-name="ce5" table:content-validation-name="val8" table:number-columns-repeated="4"/>
          <table:table-cell table:content-validation-name="val1" table:formula="of:=COM.MICROSOFT.CONCAT([.K1048:.O1048])" office:value-type="string" office:string-value="战吼;" calcext:value-type="string">
            <text:p>战吼;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 office:value-type="string" calcext:value-type="string">
            <text:p>普通</text:p>
          </table:table-cell>
          <table:table-cell table:content-validation-name="val9"/>
          <table:table-cell table:style-name="ce25"/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49]));YEAR(MAX([.$A$1:.$A$1048576]))-YEAR([.A1049])&gt;=2;[.$B1049]&lt;&gt;&quot;基本&quot;;[.$B1049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无面巨兽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49:.O1049])">
            <text:p/>
          </table:table-cell>
          <table:table-cell table:content-validation-name="val9"/>
          <table:table-cell table:content-validation-name="val9" office:value-type="string" calcext:value-type="string">
            <text:p>良好</text:p>
          </table:table-cell>
          <table:table-cell table:content-validation-name="val9" table:number-columns-repeated="2"/>
          <table:table-cell table:number-columns-repeated="1004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50]));YEAR(MAX([.$A$1:.$A$1048576]))-YEAR([.A1050])&gt;=2;[.$B1050]&lt;&gt;&quot;基本&quot;;[.$B1050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亚煞极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50:.O1050])">
            <text:p/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table:content-validation-name="val9"/>
          <table:table-cell table:content-validation-name="val9" office:value-type="string" calcext:value-type="string">
            <text:p>优秀</text:p>
          </table:table-cell>
          <table:table-cell office:value-type="string" calcext:value-type="string">
            <text:p>搭配卡组（持续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4-27" calcext:value-type="date">
            <text:p>2016年4月27日</text:p>
          </table:table-cell>
          <table:table-cell table:style-name="ce7" table:content-validation-name="val3" office:value-type="string" calcext:value-type="string">
            <text:p>上古之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0" calcext:value-type="float">
            <text:p>10</text:p>
          </table:table-cell>
          <table:table-cell table:content-validation-name="val1" table:formula="of:=IF(AND(NOT(ISBLANK([.A1051]));YEAR(MAX([.$A$1:.$A$1048576]))-YEAR([.A1051])&gt;=2;[.$B1051]&lt;&gt;&quot;基本&quot;;[.$B1051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尤格-萨隆</text:p>
          </table:table-cell>
          <table:table-cell table:style-name="ce7" table:content-validation-name="val7"/>
          <table:table-cell table:style-name="ce7" table:content-validation-name="val8" office:value-type="string" calcext:value-type="string">
            <text:p>战吼;</text:p>
          </table:table-cell>
          <table:table-cell table:style-name="ce7" table:content-validation-name="val8" table:number-columns-repeated="4"/>
          <table:table-cell table:content-validation-name="val1" table:formula="of:=COM.MICROSOFT.CONCAT([.K1051:.O1051])" office:value-type="string" office:string-value="战吼;" calcext:value-type="string">
            <text:p>战吼;</text:p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人品（战吼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6-08-11" calcext:value-type="date">
            <text:p>2016年8月11日</text:p>
          </table:table-cell>
          <table:table-cell table:style-name="ce7" table:content-validation-name="val3" office:value-type="string" calcext:value-type="string">
            <text:p>卡拉赞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content-validation-name="val1" table:formula="of:=IF(AND(NOT(ISBLANK([.A1052]));YEAR(MAX([.$A$1:.$A$1048576]))-YEAR([.A1052])&gt;=2;[.$B1052]&lt;&gt;&quot;基本&quot;;[.$B1052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奥术巨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52:.O1052])">
            <text:p/>
          </table:table-cell>
          <table:table-cell table:content-validation-name="val9"/>
          <table:table-cell table:number-columns-repeated="3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 table:visibility="filter">
          <table:table-cell table:style-name="ce1" table:content-validation-name="val2" office:value-type="date" office:date-value="2014-12-08" calcext:value-type="date">
            <text:p>2014年12月8日</text:p>
          </table:table-cell>
          <table:table-cell table:style-name="ce7" table:content-validation-name="val3" office:value-type="string" calcext:value-type="string">
            <text:p>地精大战侏儒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content-validation-name="val1" table:formula="of:=IF(AND(NOT(ISBLANK([.A1053]));YEAR(MAX([.$A$1:.$A$1048576]))-YEAR([.A1053])&gt;=2;[.$B1053]&lt;&gt;&quot;基本&quot;;[.$B1053]&lt;&gt;&quot;经典&quot;); &quot;狂野&quot;; &quot;标准&quot;)" office:value-type="string" office:string-value="狂野" calcext:value-type="string">
            <text:p>狂野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发条巨人</text:p>
          </table:table-cell>
          <table:table-cell table:style-name="ce7" table:content-validation-name="val7"/>
          <table:table-cell table:style-name="ce7" table:content-validation-name="val8" table:number-columns-repeated="5"/>
          <table:table-cell table:content-validation-name="val1" table:formula="of:=COM.MICROSOFT.CONCAT([.K1053:.O1053])">
            <text:p/>
          </table:table-cell>
          <table:table-cell table:content-validation-name="val9" table:number-columns-repeated="2"/>
          <table:table-cell table:number-columns-repeated="2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</text:p>
          </table:table-cell>
          <table:table-cell table:number-columns-repeated="1003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12" calcext:value-type="float">
            <text:p>12</text:p>
          </table:table-cell>
          <table:table-cell table:content-validation-name="val1" table:formula="of:=IF(AND(NOT(ISBLANK([.A1054]));YEAR(MAX([.$A$1:.$A$1048576]))-YEAR([.A1054])&gt;=2;[.$B1054]&lt;&gt;&quot;基本&quot;;[.$B1054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山岭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54:.O1054])">
            <text:p/>
          </table:table-cell>
          <table:table-cell table:number-columns-repeated="2" table:content-validation-name="val9" office:value-type="string" calcext:value-type="string">
            <text:p>良好</text:p>
          </table:table-cell>
          <table:table-cell table:number-columns-repeated="2" table:content-validation-name="val9" office:value-type="string" calcext:value-type="string">
            <text:p>优秀</text:p>
          </table:table-cell>
          <table:table-cell office:value-type="string" calcext:value-type="string">
            <text:p>搭配卡组（减费需求）</text:p>
          </table:table-cell>
          <table:table-cell table:style-name="ce5"/>
          <table:table-cell table:number-columns-repeated="1002"/>
        </table:table-row>
        <table:table-row table:style-name="ro1">
          <table:table-cell table:style-name="ce1" table:content-validation-name="val2" office:value-type="date" office:date-value="2014-03-11" calcext:value-type="date">
            <text:p>2014年3月11日</text:p>
          </table:table-cell>
          <table:table-cell table:style-name="ce7" table:content-validation-name="val3" office:value-type="string" calcext:value-type="string">
            <text:p>经典</text:p>
          </table:table-cell>
          <table:table-cell table:style-name="ce19" table:content-validation-name="val4" office:value-type="string" calcext:value-type="string">
            <text:p>中立</text:p>
          </table:table-cell>
          <table:table-cell table:style-name="ce5" table:number-columns-repeated="2"/>
          <table:table-cell table:style-name="ce2" office:value-type="float" office:value="20" calcext:value-type="float">
            <text:p>20</text:p>
          </table:table-cell>
          <table:table-cell table:content-validation-name="val1" table:formula="of:=IF(AND(NOT(ISBLANK([.A1055]));YEAR(MAX([.$A$1:.$A$1048576]))-YEAR([.A1055])&gt;=2;[.$B1055]&lt;&gt;&quot;基本&quot;;[.$B1055]&lt;&gt;&quot;经典&quot;); &quot;狂野&quot;; &quot;标准&quot;)" office:value-type="string" office:string-value="标准" calcext:value-type="string">
            <text:p>标准</text:p>
          </table:table-cell>
          <table:table-cell table:style-name="ce9" table:content-validation-name="val5" office:value-type="string" calcext:value-type="string">
            <text:p>随从</text:p>
          </table:table-cell>
          <table:table-cell table:style-name="ce68" table:content-validation-name="val6" office:value-type="string" calcext:value-type="string">
            <text:p>熔核巨人</text:p>
          </table:table-cell>
          <table:table-cell table:style-name="ce5" table:content-validation-name="val7"/>
          <table:table-cell table:style-name="ce5" table:content-validation-name="val8" table:number-columns-repeated="5"/>
          <table:table-cell table:content-validation-name="val1" table:formula="of:=COM.MICROSOFT.CONCAT([.K1055:.O1055])">
            <text:p/>
          </table:table-cell>
          <table:table-cell table:number-columns-repeated="4" table:content-validation-name="val9" office:value-type="string" calcext:value-type="string">
            <text:p>良好</text:p>
          </table:table-cell>
          <table:table-cell office:value-type="string" calcext:value-type="string">
            <text:p>搭配卡组（减费需求）,神圣愤怒;嘲讽增益</text:p>
          </table:table-cell>
          <table:table-cell table:style-name="ce5"/>
          <table:table-cell table:number-columns-repeated="1002"/>
        </table:table-row>
        <table:table-row table:style-name="ro6" table:number-rows-repeated="64480">
          <table:table-cell table:style-name="ce1" table:content-validation-name="val2"/>
          <table:table-cell table:style-name="ce7" table:content-validation-name="val3"/>
          <table:table-cell table:style-name="ce19" table:content-validation-name="val4"/>
          <table:table-cell table:number-columns-repeated="3"/>
          <table:table-cell table:content-validation-name="val1"/>
          <table:table-cell table:style-name="ce7" table:content-validation-name="val5"/>
          <table:table-cell table:style-name="ce68" table:content-validation-name="val6"/>
          <table:table-cell table:style-name="ce7" table:content-validation-name="val7"/>
          <table:table-cell table:style-name="ce7" table:content-validation-name="val8" table:number-columns-repeated="5"/>
          <table:table-cell/>
          <table:table-cell table:content-validation-name="val9" table:number-columns-repeated="4"/>
          <table:table-cell table:number-columns-repeated="1004"/>
        </table:table-row>
        <table:table-row table:style-name="ro6" table:number-rows-repeated="983040">
          <table:table-cell table:number-columns-repeated="6"/>
          <table:table-cell table:content-validation-name="val1"/>
          <table:table-cell table:number-columns-repeated="9"/>
          <table:table-cell table:content-validation-name="val9" table:number-columns-repeated="4"/>
          <table:table-cell table:number-columns-repeated="1004"/>
        </table:table-row>
        <table:table-row table:style-name="ro6">
          <table:table-cell table:number-columns-repeated="6"/>
          <table:table-cell table:content-validation-name="val1"/>
          <table:table-cell table:number-columns-repeated="9"/>
          <table:table-cell table:content-validation-name="val9" table:number-columns-repeated="4"/>
          <table:table-cell table:number-columns-repeated="1004"/>
        </table:table-row>
        <table:named-expressions>
          <table:named-range table:name="_xlnm._FilterDatabase" table:base-cell-address="$卡牌.$A$1" table:cell-range-address="$卡牌.$A$1:.$V$1055"/>
        </table:named-expressions>
        <calcext:conditional-formats>
          <calcext:conditional-format calcext:target-range-address="卡牌.C2:卡牌.C1048576">
            <calcext:condition calcext:apply-style-name="战士" calcext:value="=&quot;战士&quot;" calcext:base-cell-address="卡牌.C2"/>
            <calcext:condition calcext:apply-style-name="术士" calcext:value="=&quot;术士&quot;" calcext:base-cell-address="卡牌.C2"/>
            <calcext:condition calcext:apply-style-name="法师" calcext:value="=&quot;法师&quot;" calcext:base-cell-address="卡牌.C2"/>
            <calcext:condition calcext:apply-style-name="潜行者" calcext:value="=&quot;潜行者&quot;" calcext:base-cell-address="卡牌.C2"/>
            <calcext:condition calcext:apply-style-name="猎人" calcext:value="=&quot;猎人&quot;" calcext:base-cell-address="卡牌.C2"/>
            <calcext:condition calcext:apply-style-name="德鲁伊" calcext:value="=&quot;德鲁伊&quot;" calcext:base-cell-address="卡牌.C2"/>
            <calcext:condition calcext:apply-style-name="萨满祭司" calcext:value="=&quot;萨满祭司&quot;" calcext:base-cell-address="卡牌.C2"/>
          </calcext:conditional-format>
          <calcext:conditional-format calcext:target-range-address="卡牌.Q1:卡牌.T408 卡牌.Q410:卡牌.T1048576 卡牌.Q409:卡牌.Q409 卡牌.S409:卡牌.T409">
            <calcext:condition calcext:apply-style-name="优秀" calcext:value="=&quot;优秀&quot;" calcext:base-cell-address="卡牌.Q1"/>
            <calcext:condition calcext:apply-style-name="良好" calcext:value="=&quot;良好&quot;" calcext:base-cell-address="卡牌.Q1"/>
            <calcext:condition calcext:apply-style-name="普通" calcext:value="=&quot;普通&quot;" calcext:base-cell-address="卡牌.Q1"/>
          </calcext:conditional-format>
          <calcext:conditional-format calcext:target-range-address="卡牌.I2:卡牌.I1048576">
            <calcext:condition calcext:apply-style-name="法术" calcext:value="formula-is(EXACT([.H2]; &quot;法术&quot;))" calcext:base-cell-address="卡牌.I2"/>
            <calcext:condition calcext:apply-style-name="武器" calcext:value="formula-is(EXACT([.H2]; &quot;武器&quot;))" calcext:base-cell-address="卡牌.I2"/>
          </calcext:conditional-format>
          <calcext:conditional-format calcext:target-range-address="卡牌.I112:卡牌.I121">
            <calcext:condition calcext:apply-style-name="法术" calcext:value="formula-is(EXACT([.H112]; &quot;法术&quot;))" calcext:base-cell-address="卡牌.I112"/>
            <calcext:condition calcext:apply-style-name="武器" calcext:value="formula-is(EXACT([.H112]; &quot;武器&quot;))" calcext:base-cell-address="卡牌.I112"/>
          </calcext:conditional-format>
          <calcext:conditional-format calcext:target-range-address="卡牌.R409:卡牌.R409">
            <calcext:condition calcext:apply-style-name="优秀" calcext:value="=&quot;优秀&quot;" calcext:base-cell-address="卡牌.R409"/>
            <calcext:condition calcext:apply-style-name="良好" calcext:value="=&quot;良好&quot;" calcext:base-cell-address="卡牌.R409"/>
            <calcext:condition calcext:apply-style-name="普通" calcext:value="=&quot;普通&quot;" calcext:base-cell-address="卡牌.R409"/>
          </calcext:conditional-format>
        </calcext:conditional-formats>
      </table:table>
      <table:table table:name="其他" table:style-name="ta2">
        <table:table-column table:style-name="co16" table:default-cell-style-name="ce39"/>
        <table:table-column table:style-name="co17" table:number-columns-repeated="3" table:default-cell-style-name="ce44"/>
        <table:table-column table:style-name="co18" table:default-cell-style-name="ce44"/>
        <table:table-column table:style-name="co15" table:number-columns-repeated="248" table:default-cell-style-name="ce44"/>
        <table:table-column table:style-name="co15" table:number-columns-repeated="771" table:default-cell-style-name="Default"/>
        <table:table-row table:style-name="ro7">
          <table:table-cell table:style-name="ce59" office:value-type="string" calcext:value-type="string" table:number-columns-spanned="1" table:number-rows-spanned="2">
            <text:p>职业</text:p>
          </table:table-cell>
          <table:table-cell table:style-name="ce59" office:value-type="string" calcext:value-type="string" table:number-columns-spanned="3" table:number-rows-spanned="1">
            <text:p>技能评分</text:p>
          </table:table-cell>
          <table:covered-table-cell table:number-columns-repeated="2" table:style-name="ce60"/>
          <table:table-cell table:style-name="ce59" office:value-type="string" calcext:value-type="string" table:number-columns-spanned="1" table:number-rows-spanned="2">
            <text:p><text:s/>技能等效估计</text:p>
          </table:table-cell>
          <table:table-cell table:number-columns-repeated="1019"/>
        </table:table-row>
        <table:table-row table:style-name="ro7">
          <table:covered-table-cell table:style-name="ce60"/>
          <table:table-cell table:style-name="ce60" office:value-type="string" calcext:value-type="string">
            <text:p>卡差</text:p>
          </table:table-cell>
          <table:table-cell table:style-name="ce60" office:value-type="string" calcext:value-type="string">
            <text:p>场面</text:p>
          </table:table-cell>
          <table:table-cell table:style-name="ce60" office:value-type="string" calcext:value-type="string">
            <text:p>血量</text:p>
          </table:table-cell>
          <table:covered-table-cell table:style-name="ce60"/>
          <table:table-cell table:number-columns-repeated="1019"/>
        </table:table-row>
        <table:table-row table:style-name="ro8">
          <table:table-cell table:style-name="ce30" office:value-type="string" calcext:value-type="string">
            <text:p>法师</text:p>
          </table:table-cell>
          <table:table-cell table:style-name="ce42" office:value-type="float" office:value="0.33" calcext:value-type="float">
            <text:p>0.33</text:p>
          </table:table-cell>
          <table:table-cell table:style-name="ce42" office:value-type="float" office:value="0.5" calcext:value-type="float">
            <text:p>0.5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>
            <text:p>造成1点伤害</text:p>
          </table:table-cell>
          <table:table-cell table:number-columns-repeated="1019"/>
        </table:table-row>
        <table:table-row table:style-name="ro8">
          <table:table-cell table:style-name="ce31" office:value-type="string" calcext:value-type="string">
            <text:p>萨满祭司</text:p>
          </table:table-cell>
          <table:table-cell table:number-columns-repeated="3" table:style-name="ce42" office:value-type="float" office:value="0.852" calcext:value-type="float">
            <text:p>0.852</text:p>
          </table:table-cell>
          <table:table-cell office:value-type="string" calcext:value-type="string">
            <text:p>3/4几率嘲讽0/2,1/4圣骑技能</text:p>
          </table:table-cell>
          <table:table-cell table:number-columns-repeated="1019"/>
        </table:table-row>
        <table:table-row table:style-name="ro8">
          <table:table-cell table:style-name="ce32" office:value-type="string" calcext:value-type="string">
            <text:p>德鲁伊</text:p>
          </table:table-cell>
          <table:table-cell table:number-columns-repeated="2" table:style-name="ce42" office:value-type="float" office:value="0.83" calcext:value-type="float">
            <text:p>0.83</text:p>
          </table:table-cell>
          <table:table-cell table:style-name="ce43" office:value-type="float" office:value="1.33" calcext:value-type="float">
            <text:p>1.33</text:p>
          </table:table-cell>
          <table:table-cell office:value-type="string" calcext:value-type="string">
            <text:p>回1点血然后对敌方英雄造成1点伤害</text:p>
          </table:table-cell>
          <table:table-cell table:number-columns-repeated="1019"/>
        </table:table-row>
        <table:table-row table:style-name="ro8">
          <table:table-cell table:style-name="ce33" office:value-type="string" calcext:value-type="string">
            <text:p>圣骑士</text:p>
          </table:table-cell>
          <table:table-cell table:number-columns-repeated="3" table:style-name="ce42" office:value-type="float" office:value="0.41" calcext:value-type="float">
            <text:p>0.41</text:p>
          </table:table-cell>
          <table:table-cell office:value-type="string" calcext:value-type="string">
            <text:p>回1点血和造成1点伤害取中间值</text:p>
          </table:table-cell>
          <table:table-cell table:number-columns-repeated="1019"/>
        </table:table-row>
        <table:table-row table:style-name="ro8">
          <table:table-cell table:style-name="ce34" office:value-type="string" calcext:value-type="string">
            <text:p>术士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33" calcext:value-type="float">
            <text:p>0.33</text:p>
          </table:table-cell>
          <table:table-cell office:value-type="string" calcext:value-type="string">
            <text:p>对自身造成2点伤害抽1张卡</text:p>
          </table:table-cell>
          <table:table-cell table:style-name="ce60"/>
          <table:table-cell table:number-columns-repeated="1018"/>
        </table:table-row>
        <table:table-row table:style-name="ro8">
          <table:table-cell table:style-name="ce35" office:value-type="string" calcext:value-type="string">
            <text:p>猎人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2点伤害</text:p>
          </table:table-cell>
          <table:table-cell table:number-columns-repeated="1019"/>
        </table:table-row>
        <table:table-row table:style-name="ro8">
          <table:table-cell table:style-name="ce36" office:value-type="string" calcext:value-type="string">
            <text:p>潜行者</text:p>
          </table:table-cell>
          <table:table-cell table:number-columns-repeated="2" table:style-name="ce42" office:value-type="float" office:value="0.66" calcext:value-type="float">
            <text:p>0.66</text:p>
          </table:table-cell>
          <table:table-cell table:style-name="ce43" office:value-type="float" office:value="2" calcext:value-type="float">
            <text:p>2</text:p>
          </table:table-cell>
          <table:table-cell office:value-type="string" calcext:value-type="string">
            <text:p>对敌方英雄造成1点伤害+1/1武器</text:p>
          </table:table-cell>
          <table:table-cell table:style-name="ce60"/>
          <table:table-cell table:number-columns-repeated="1018"/>
        </table:table-row>
        <table:table-row table:style-name="ro8">
          <table:table-cell table:style-name="ce37" office:value-type="string" calcext:value-type="string">
            <text:p>战士</text:p>
          </table:table-cell>
          <table:table-cell table:number-columns-repeated="2" table:style-name="ce43" office:value-type="float" office:value="1.33" calcext:value-type="float">
            <text:p>1.33</text:p>
          </table:table-cell>
          <table:table-cell table:style-name="ce42" office:value-type="float" office:value="1" calcext:value-type="float">
            <text:p>1</text:p>
          </table:table-cell>
          <table:table-cell office:value-type="string" calcext:value-type="string">
            <text:p>恢复3点生命</text:p>
          </table:table-cell>
          <table:table-cell table:number-columns-repeated="1019"/>
        </table:table-row>
        <table:table-row table:style-name="ro8">
          <table:table-cell table:style-name="ce38" office:value-type="string" calcext:value-type="string">
            <text:p>牧师</text:p>
          </table:table-cell>
          <table:table-cell table:number-columns-repeated="2" table:style-name="ce43" office:value-type="float" office:value="1" calcext:value-type="float">
            <text:p>1</text:p>
          </table:table-cell>
          <table:table-cell table:style-name="ce42" office:value-type="float" office:value="0.66" calcext:value-type="float">
            <text:p>0.66</text:p>
          </table:table-cell>
          <table:table-cell office:value-type="string" calcext:value-type="string">
            <text:p>恢复2点生命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office:value-type="string" calcext:value-type="string">
            <text:p>零件</text:p>
          </table:table-cell>
          <table:table-cell table:formula="of:=AVERAGE([.B14:.B18])" office:value-type="float" office:value="0.5" calcext:value-type="float">
            <text:p>0.5</text:p>
          </table:table-cell>
          <table:table-cell table:formula="of:=AVERAGE([.C14:.C18])" office:value-type="float" office:value="0.7" calcext:value-type="float">
            <text:p>0.7</text:p>
          </table:table-cell>
          <table:table-cell table:formula="of:=AVERAGE([.D14:.D18])" office:value-type="float" office:value="0.6" calcext:value-type="float">
            <text:p>0.6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攻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1血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冻结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隐藏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回收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7">
          <table:table-cell table:number-columns-repeated="1024"/>
        </table:table-row>
        <table:table-row table:style-name="ro7">
          <table:table-cell table:style-name="ce40" office:value-type="string" calcext:value-type="string">
            <text:p>法术</text:p>
          </table:table-cell>
          <table:table-cell table:number-columns-repeated="1023"/>
        </table:table-row>
        <table:table-row table:style-name="ro7">
          <table:table-cell table:style-name="ce41" office:value-type="string" calcext:value-type="string">
            <text:p>狂野模式卡</text:p>
          </table:table-cell>
          <table:table-cell table:number-columns-repeated="1023"/>
        </table:table-row>
        <table:table-row table:style-name="ro7">
          <table:table-cell table:style-name="普通" office:value-type="string" calcext:value-type="string">
            <text:p>弱</text:p>
          </table:table-cell>
          <table:table-cell table:number-columns-repeated="1023"/>
        </table:table-row>
        <table:table-row table:style-name="ro7">
          <table:table-cell table:style-name="ce72" office:value-type="string" calcext:value-type="string">
            <text:p>中</text:p>
          </table:table-cell>
          <table:table-cell table:number-columns-repeated="1023"/>
        </table:table-row>
        <table:table-row table:style-name="ro7">
          <table:table-cell table:style-name="ce70" office:value-type="string" calcext:value-type="string">
            <text:p>强</text:p>
          </table:table-cell>
          <table:table-cell table:number-columns-repeated="1023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竞技场优先级" table:style-name="ta3">
        <table:table-column table:style-name="co15" table:number-columns-repeated="1024" table:default-cell-style-name="Default"/>
        <table:table-row table:style-name="ro6">
          <table:table-cell office:value-type="string" calcext:value-type="string">
            <text:p>潜行者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圣骑士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法师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术士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萨满祭司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德鲁伊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猎人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牧师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战士</text:p>
          </table:table-cell>
          <table:table-cell table:number-columns-repeated="1023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当前标准天梯主流" table:style-name="ta4">
        <table:table-column table:style-name="co15" table:number-columns-repeated="1024" table:default-cell-style-name="Default"/>
        <table:table-row table:style-name="ro6">
          <table:table-cell office:value-type="string" calcext:value-type="string">
            <text:p>卡组名称</text:p>
          </table:table-cell>
          <table:table-cell/>
          <table:table-cell office:value-type="string" calcext:value-type="string">
            <text:p>主力卡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青玉德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宇宙法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龙牧</text:p>
          </table:table-cell>
          <table:table-cell table:number-columns-repeated="1023"/>
        </table:table-row>
        <table:table-row table:style-name="ro6">
          <table:table-cell office:value-type="string" calcext:value-type="string">
            <text:p>中速萨</text:p>
          </table:table-cell>
          <table:table-cell/>
          <table:table-cell office:value-type="string" calcext:value-type="string">
            <text:p>雷霆崖勇士</text:p>
          </table:table-cell>
          <table:table-cell office:value-type="string" calcext:value-type="string">
            <text:p>嗜血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蓝龙德</text:p>
          </table:table-cell>
          <table:table-cell/>
          <table:table-cell office:value-type="string" calcext:value-type="string">
            <text:p>玛里苟斯</text:p>
          </table:table-cell>
          <table:table-cell office:value-type="string" calcext:value-type="string">
            <text:p>奥术巨人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奇迹贼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打脸萨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宇宙术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炎魔之王拉格纳罗斯</text:p>
          </table:table-cell>
          <table:table-cell office:value-type="string" calcext:value-type="string">
            <text:p>加拉克苏斯大王</text:p>
          </table:table-cell>
          <table:table-cell office:value-type="string" calcext:value-type="string">
            <text:p>雷诺·杰克逊</text:p>
          </table:table-cell>
          <table:table-cell office:value-type="string" calcext:value-type="string">
            <text:p>无面蹒跚者</text:p>
          </table:table-cell>
          <table:table-cell office:value-type="string" calcext:value-type="string">
            <text:p>山岭巨人</text:p>
          </table:table-cell>
          <table:table-cell table:number-columns-repeated="1017"/>
        </table:table-row>
        <table:table-row table:style-name="ro6" table:number-rows-repeated="104856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  <table:database-ranges>
        <table:database-range table:name="__Anonymous_Sheet_DB__0" table:target-range-address="卡牌.A1:卡牌.V1055" table:display-filter-buttons="true" table:orientation="column">
          <table:filter>
            <table:filter-and>
              <table:filter-condition table:field-number="6" table:value="标准" table:operator="="/>
              <table:filter-condition table:field-number="2" table:value="潜行者" table:operator="=">
                <table:filter-set-item table:value="潜行者"/>
                <table:filter-set-item table:value="中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微软雅黑1" svg:font-family="微软雅黑"/>
    <style:font-face style:name="Liberation Sans" svg:font-family="'Liberation Sans'" style:font-family-generic="swiss" style:font-pitch="variable"/>
    <style:font-face style:name="微软雅黑" svg:font-family="微软雅黑" style:font-adornments="标准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3P2" style:volatile="true">
      <loext:text> ￥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1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3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36">
      <number:text-content/>
      <style:map style:condition="value()&lt;=1.79769313486232E+308" style:apply-style-name="N136P0"/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name-complex="Arial" style:font-family-complex="Ari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战士" style:family="table-cell" style:parent-style-name="职业">
      <style:table-cell-properties fo:background-color="#ff0000"/>
      <style:text-properties fo:color="#ffffff" fo:font-size="12pt" style:font-size-asian="12pt" style:font-size-complex="12pt"/>
    </style:style>
    <style:style style:name="术士" style:family="table-cell" style:parent-style-name="职业">
      <style:table-cell-properties fo:background-color="#7030a0"/>
    </style:style>
    <style:style style:name="圣骑士" style:family="table-cell" style:parent-style-name="职业">
      <style:table-cell-properties fo:background-color="#ff9900"/>
    </style:style>
    <style:style style:name="法师" style:family="table-cell" style:parent-style-name="职业">
      <style:table-cell-properties fo:background-color="#6699ff"/>
      <style:text-properties fo:color="#ffffff" fo:font-size="12pt" style:font-size-asian="12pt" style:font-size-complex="12pt"/>
    </style:style>
    <style:style style:name="潜行者" style:family="table-cell" style:parent-style-name="职业">
      <style:table-cell-properties fo:background-color="#333333"/>
      <style:text-properties fo:color="#ffffff" fo:font-size="12pt" style:font-size-asian="12pt" style:font-size-complex="12pt"/>
    </style:style>
    <style:style style:name="猎人" style:family="table-cell" style:parent-style-name="职业">
      <style:table-cell-properties fo:background-color="#339966"/>
      <style:text-properties fo:color="#ffffff" fo:font-size="12pt" style:font-size-asian="12pt" style:font-size-complex="12pt"/>
    </style:style>
    <style:style style:name="德鲁伊" style:family="table-cell" style:parent-style-name="职业">
      <style:table-cell-properties fo:background-color="#993300"/>
      <style:text-properties fo:color="#ffffff" fo:font-size="12pt" style:font-size-asian="12pt" style:font-size-complex="12pt"/>
    </style:style>
    <style:style style:name="偶数或者7_2b_" style:display-name="偶数或者7+" style:family="table-cell" style:parent-style-name="Default">
      <style:table-cell-properties fo:background-color="#bfbfbf"/>
    </style:style>
    <style:style style:name="狂野卡牌" style:family="table-cell" style:parent-style-name="卡牌类型">
      <style:text-properties fo:color="#993300"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武器" style:family="table-cell" style:parent-style-name="卡牌类型">
      <style:table-cell-properties fo:background-color="#d8d8d8"/>
    </style:style>
    <style:style style:name="法术" style:family="table-cell" style:parent-style-name="卡牌类型">
      <style:table-cell-properties fo:background-color="#99ccff"/>
      <style:text-properties fo:font-size="12pt" style:font-size-asian="12pt" style:font-size-complex="12pt"/>
    </style:style>
    <style:style style:name="萨满祭司" style:family="table-cell" style:parent-style-name="职业">
      <style:table-cell-properties fo:background-color="#3f7ebe"/>
      <style:text-properties fo:font-size="12pt" style:font-size-asian="12pt" style:font-size-complex="12pt"/>
    </style:style>
    <style:style style:name="职业" style:family="table-cell" style:parent-style-name="Default"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卡牌类型" style:family="table-cell" style:parent-style-name="Default">
      <style:table-cell-properties loext:vertical-justify="auto"/>
      <style:paragraph-properties css3t:text-justify="auto"/>
      <style:text-properties style:font-name="微软雅黑" fo:font-family="微软雅黑" style:font-style-name="标准" style:font-family-generic="swiss" style:font-pitch="variable" fo:font-size="12pt" style:font-name-asian="微软雅黑" style:font-family-asian="微软雅黑" style:font-style-name-asian="标准" style:font-family-generic-asian="swiss" style:font-pitch-asian="variable" style:font-size-asian="12pt" style:font-size-complex="12pt"/>
    </style:style>
    <style:style style:name="评分" style:family="table-cell" style:parent-style-name="Default">
      <style:table-cell-properties style:text-align-source="fix" style:repeat-content="false" loext:vertical-justify="auto"/>
      <style:paragraph-properties fo:text-align="center" css3t:text-justify="auto"/>
    </style:style>
    <style:style style:name="优秀" style:family="table-cell" style:parent-style-name="评分">
      <style:table-cell-properties fo:background-color="#ff7f00"/>
      <style:text-properties fo:font-size="12pt" style:font-size-asian="12pt" style:font-size-complex="12pt"/>
    </style:style>
    <style:style style:name="良好" style:family="table-cell" style:parent-style-name="评分">
      <style:table-cell-properties fo:background-color="#ffff00"/>
    </style:style>
    <style:style style:name="普通" style:family="table-cell" style:parent-style-name="评分">
      <style:table-cell-properties fo:background-color="#cc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微软雅黑1" fo:font-family="微软雅黑" fo:font-size="12pt" fo:font-style="normal" fo:text-shadow="none" style:text-underline-style="none" fo:font-weight="normal" style:font-name-asian="微软雅黑1" style:font-family-asian="微软雅黑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6mm" fo:margin-right="17.76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7">0000/00/00</text:date>, <text:time style:data-style-name="N2" text:time-value="20:14:46.0970000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竞技场优先级" style:display-name="PageStyle_竞技场优先级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当前标准天梯主流" style:display-name="PageStyle_当前标准天梯主流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其他" style:display-name="PageStyle_其他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卡牌" style:display-name="PageStyle_卡牌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e</meta:initial-creator>
    <meta:creation-date>2015-02-03T12:34:00</meta:creation-date>
    <dc:date>2017-03-27T20:58:08.584000000</dc:date>
    <meta:generator>LibreOffice/5.3.0.3$Windows_X86_64 LibreOffice_project/7074905676c47b82bbcfbea1aeefc84afe1c50e1</meta:generator>
    <meta:editing-duration>PT3H12M47S</meta:editing-duration>
    <meta:editing-cycles>38</meta:editing-cycles>
    <meta:document-statistic meta:table-count="4" meta:cell-count="12879" meta:object-count="0"/>
    <meta:user-defined meta:name="KSOProductBuildVer">2052-10.1.0.5973</meta:user-defined>
    <meta:user-defined meta:name="KSOReadingLayout" meta:value-type="boolean">true</meta:user-defined>
  </office:meta>
</office:document-meta>
</file>